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Times New Roman" svg:font-family="'Times New Roman'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1" style:family="table-column">
      <style:table-column-properties fo:break-before="auto" style:column-width="3.357cm"/>
    </style:style>
    <style:style style:name="co22" style:family="table-column">
      <style:table-column-properties fo:break-before="auto" style:column-width="9.744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7.788cm"/>
    </style:style>
    <style:style style:name="co25" style:family="table-column">
      <style:table-column-properties fo:break-before="auto" style:column-width="7.516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7.491cm"/>
    </style:style>
    <style:style style:name="co8" style:family="table-column">
      <style:table-column-properties fo:break-before="auto" style:column-width="12.931cm"/>
    </style:style>
    <style:style style:name="co9" style:family="table-column">
      <style:table-column-properties fo:break-before="auto" style:column-width="2.78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307cm"/>
    </style:style>
    <style:style style:name="co12" style:family="table-column">
      <style:table-column-properties fo:break-before="auto" style:column-width="1.081cm"/>
    </style:style>
    <style:style style:name="co13" style:family="table-column">
      <style:table-column-properties fo:break-before="auto" style:column-width="4.602cm"/>
    </style:style>
    <style:style style:name="co14" style:family="table-column">
      <style:table-column-properties fo:break-before="auto" style:column-width="2.124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8.895cm"/>
    </style:style>
    <style:style style:name="co17" style:family="table-column">
      <style:table-column-properties fo:break-before="auto" style:column-width="2.362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9.294cm"/>
    </style:style>
    <style:style style:name="co20" style:family="table-column">
      <style:table-column-properties fo:break-before="auto" style:column-width="2.341cm"/>
    </style:style>
    <style:style style:name="co26" style:family="table-column">
      <style:table-column-properties fo:break-before="auto" style:column-width="1.554cm"/>
    </style:style>
    <style:style style:name="co27" style:family="table-column">
      <style:table-column-properties fo:break-before="auto" style:column-width="2.692cm"/>
    </style:style>
    <style:style style:name="co28" style:family="table-column">
      <style:table-column-properties fo:break-before="auto" style:column-width="6.354cm"/>
    </style:style>
    <style:style style:name="co29" style:family="table-column">
      <style:table-column-properties fo:break-before="auto" style:column-width="3.496cm"/>
    </style:style>
    <style:style style:name="co30" style:family="table-column">
      <style:table-column-properties fo:break-before="auto" style:column-width="2.267cm"/>
    </style:style>
    <style:style style:name="ro8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499cm" fo:break-before="page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99cm" fo:break-before="page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9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72" style:family="table-cell" style:parent-style-name="Default">
      <style:text-properties style:use-window-font-color="true" style:text-position=""/>
    </style:style>
    <style:style style:name="ce73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position=""/>
    </style:style>
    <style:style style:name="ce7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fo:border-bottom="0.0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4">
      <style:text-properties style:use-window-font-color="true" style:text-position=""/>
    </style:style>
    <style:style style:name="ce78" style:family="table-cell" style:parent-style-name="Default" style:data-style-name="N4">
      <style:table-cell-properties fo:border-bottom="0.06pt solid #000000" fo:border-left="none" fo:border-right="none" fo:border-top="none"/>
      <style:text-properties style:use-window-font-color="true" style:text-position=""/>
    </style:style>
    <style:style style:name="ce79" style:family="table-cell" style:parent-style-name="Default">
      <style:text-properties style:text-position="" fo:font-weight="bold" style:font-weight-asian="bold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text-position=""/>
    </style:style>
    <style:style style:name="ce8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text-position="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text-position=""/>
    </style:style>
    <style:style style:name="ce85" style:family="table-cell" style:parent-style-name="Default">
      <style:table-cell-properties fo:border-bottom="0.06pt solid #000000" style:diagonal-bl-tr="none" style:diagonal-tl-br="none" fo:background-color="transparent" fo:border-left="none" fo:padding="0.071cm" fo:border-right="none" style:rotation-align="none" fo:border-top="none"/>
      <style:text-properties style:text-position=""/>
    </style:style>
    <style:style style:name="ce86" style:family="table-cell" style:parent-style-name="Default" style:data-style-name="N116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/>
      <style:paragraph-properties fo:text-align="start" fo:margin-left="0cm" style:writing-mode="page"/>
      <style:text-properties fo:color="#0047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0.06pt solid #000000" style:diagonal-bl-tr="none" style:diagonal-tl-br="none" fo:background-color="transparent" fo:border-left="none" fo:padding="0.071cm" fo:border-right="none" style:rotation-align="none" fo:border-top="0.06pt solid #000000"/>
      <style:text-properties fo:color="#0047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0.06pt solid #000000" style:diagonal-bl-tr="none" style:diagonal-tl-br="none" fo:background-color="transparent" fo:border-left="none" fo:padding="0.071cm" fo:border-right="none" style:rotation-align="none" fo:border-top="0.06pt solid #000000"/>
      <style:text-properties style:text-position=""/>
    </style:style>
    <style:style style:name="ce89" style:family="table-cell" style:parent-style-name="Default">
      <style:table-cell-properties fo:border-bottom="0.06pt solid #000000" style:diagonal-bl-tr="none" style:diagonal-tl-br="none" fo:background-color="transparent" fo:border-left="none" fo:padding="0.071cm" fo:border-right="none" style:rotation-align="none" fo:border-top="0.06pt solid #000000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11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/>
      <style:paragraph-properties fo:text-align="start" fo:margin-left="0cm" style:writing-mode="page"/>
      <style:text-properties style:text-position=""/>
    </style:style>
    <style:style style:name="ce9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style:text-position=""/>
    </style:style>
    <style:style style:name="ce9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1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10">
      <style:table-cell-properties style:diagonal-bl-tr="none" style:diagonal-tl-br="none" style:text-align-source="fix" style:repeat-content="false" fo:background-color="transparent" fo:border="0.06pt solid #000000" fo:padding="0.071cm" style:rotation-align="non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Kontenplan.$G3] = &quot;Yes&quot;)" style:apply-style-name="Summenkonto" style:base-cell-address="Kontenplan.B3"/>
    </style:style>
    <style:style style:name="ce26" style:family="table-cell" style:parent-style-name="Default" style:data-style-name="N110">
      <style:table-cell-properties style:diagonal-bl-tr="none" style:diagonal-tl-br="none" style:text-align-source="fix" style:repeat-content="false" fo:background-color="transparent" fo:border="0.06pt solid #000000" fo:padding="0.071cm" style:rotation-align="non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Kontenplan.$G3] = &quot;Yes&quot;)" style:apply-style-name="Summenkonto" style:base-cell-address="Kontenplan.B3"/>
    </style:style>
    <style:style style:name="ce27" style:family="table-cell" style:parent-style-name="Default" style:data-style-name="N110">
      <style:table-cell-properties fo:background-color="#ffcc99" style:diagonal-bl-tr="none" style:diagonal-tl-br="none" style:text-align-source="fix" style:repeat-content="false" fo:border="0.06pt solid #000000" fo:padding="0.071cm" style:rotation-align="non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Kontenplan.$G3] = &quot;Yes&quot;)" style:apply-style-name="Summenkonto" style:base-cell-address="Kontenplan.B3"/>
    </style:style>
    <style:style style:name="ce28" style:family="table-cell" style:parent-style-name="Default">
      <style:table-cell-properties fo:background-color="#ffcc99" style:text-align-source="fix" style:repeat-content="false" fo:padding="0.071cm"/>
      <style:paragraph-properties fo:text-align="start" fo:margin-left="0cm"/>
    </style:style>
    <style:style style:name="ce29" style:family="table-cell" style:parent-style-name="Default" style:data-style-name="N110">
      <style:table-cell-properties fo:background-color="#ffcc99" style:diagonal-bl-tr="none" style:diagonal-tl-br="none" style:text-align-source="fix" style:repeat-content="false" fo:wrap-option="no-wrap" fo:border="0.06pt solid #000000" fo:padding="0.071cm" style:rotation-align="non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Kontenplan.$G3] = &quot;Yes&quot;)" style:apply-style-name="Summenkonto" style:base-cell-address="Kontenplan.B3"/>
    </style:style>
    <style:style style:name="ce30" style:family="table-cell" style:parent-style-name="Default" style:data-style-name="N11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Kontenplan.$G72] = &quot;Yes&quot;)" style:apply-style-name="Summenkonto" style:base-cell-address="Kontenplan.C72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Kontenplan.$G72] = &quot;Yes&quot;)" style:apply-style-name="Summenkonto" style:base-cell-address="Kontenplan.C72"/>
    </style:style>
    <style:style style:name="ce3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  <style:map style:condition="is-true-formula([$Kontenplan.$G72] = &quot;Yes&quot;)" style:apply-style-name="Summenkonto" style:base-cell-address="Kontenplan.C72"/>
    </style:style>
    <style:style style:name="ce34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/>
      <style:map style:condition="is-true-formula([$Kontenplan.$G72] = &quot;Yes&quot;)" style:apply-style-name="Summenkonto" style:base-cell-address="Kontenplan.C72"/>
    </style:style>
    <style:style style:name="ce35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 fo:padding="0.071cm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Kontenplan.$G72] = &quot;Yes&quot;)" style:apply-style-name="Summenkonto" style:base-cell-address="Kontenplan.C72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fo:padding="0.071cm" style:rotation-align="none"/>
      <style:paragraph-properties fo:text-align="start" fo:margin-left="0cm"/>
      <style:map style:condition="is-true-formula([$Kontenplan.$G72] = &quot;Yes&quot;)" style:apply-style-name="Summenkonto" style:base-cell-address="Kontenplan.C72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Kontenplan.$G72] = &quot;Yes&quot;)" style:apply-style-name="Summenkonto" style:base-cell-address="Kontenplan.C72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  <style:map style:condition="is-true-formula([$Kontenplan.$G72] = &quot;Yes&quot;)" style:apply-style-name="Summenkonto" style:base-cell-address="Kontenplan.C72"/>
    </style:style>
    <style:style style:name="ce42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/>
    </style:style>
    <style:style style:name="ce43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Kontenplan.$G72] = &quot;Yes&quot;)" style:apply-style-name="Summenkonto" style:base-cell-address="Kontenplan.C72"/>
    </style:style>
    <style:style style:name="ce44" style:family="table-cell" style:parent-style-name="Default">
      <style:table-cell-properties fo:border-bottom="0.06pt solid #000000" fo:border-left="none" fo:border-right="none" fo:border-top="none"/>
    </style:style>
    <style:style style:name="ce45" style:family="table-cell" style:parent-style-name="Default">
      <style:table-cell-properties fo:padding="0.071cm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 fo:border="0.06pt solid #000000" fo:padding="0.071cm"/>
      <style:text-properties style:use-window-font-color="true"/>
      <style:map style:condition="is-true-formula([$Kontenplan.$G72] = &quot;Yes&quot;)" style:apply-style-name="Summenkonto" style:base-cell-address="Kontenplan.C72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ackground-color="transparent" fo:border="0.06pt solid #000000" fo:padding="0.071cm" style:rotation-align="none"/>
    </style:style>
    <style:style style:name="ce50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/>
    </style:style>
    <style:style style:name="ce5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wrap-option="no-wrap"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transparent" fo:wrap-option="no-wrap" fo:padding="0.071cm"/>
    </style:style>
    <style:style style:name="ce54" style:family="table-cell" style:parent-style-name="Default">
      <style:table-cell-properties fo:border="0.06pt solid #000000"/>
    </style:style>
    <style:style style:name="ce55" style:family="table-cell" style:parent-style-name="Default">
      <style:table-cell-properties fo:padding="0.071cm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6" style:family="table-cell" style:parent-style-name="Default">
      <style:table-cell-properties fo:wrap-option="no-wrap" fo:padding="0.071cm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fo:color="#0047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ext-properties fo:font-size="8pt" style:font-size-asian="8pt" style:font-size-complex="8pt"/>
    </style:style>
    <style:style style:name="ce61" style:family="table-cell" style:parent-style-name="Default">
      <style:table-cell-properties fo:wrap-option="no-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10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10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>
      <style:table-cell-properties fo:background-color="#c0c0c0" fo:border="0.06pt solid #000000"/>
      <style:text-properties style:use-window-font-color="true"/>
    </style:style>
    <style:style style:name="ce65" style:family="table-cell" style:parent-style-name="Default">
      <style:table-cell-properties fo:background-color="#c0c0c0" fo:border="0.06pt solid #000000"/>
    </style:style>
    <style:style style:name="ce66" style:family="table-cell" style:parent-style-name="Default">
      <style:table-cell-properties fo:background-color="#c0c0c0"/>
    </style:style>
    <style:style style:name="ce67" style:family="table-cell" style:parent-style-name="Default">
      <style:table-cell-properties fo:background-color="#c0c0c0" fo:wrap-option="no-wrap" fo:border="0.06pt solid #000000"/>
    </style:style>
    <style:style style:name="ce68" style:family="table-cell" style:parent-style-name="Default" style:data-style-name="N100">
      <style:table-cell-properties style:glyph-orientation-vertical="0" fo:background-color="#e6ff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0" style:family="table-cell" style:parent-style-name="Default" style:data-style-name="N110">
      <style:table-cell-properties fo:background-color="#e6ff00" style:diagonal-bl-tr="none" style:diagonal-tl-br="none" style:text-align-source="fix" style:repeat-content="false" fo:border="0.06pt solid #000000" fo:padding="0.071cm" style:rotation-align="non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e6ff00"/>
    </style:style>
    <style:style style:name="ce93" style:family="table-cell" style:parent-style-name="Default" style:data-style-name="N100">
      <style:table-cell-properties style:glyph-orientation-vertical="0" fo:background-color="#e6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/>
    </style:style>
    <style:style style:name="ce94" style:family="table-cell" style:parent-style-name="Default" style:data-style-name="N100">
      <style:table-cell-properties style:glyph-orientation-vertical="0" fo:background-color="#e6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47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ackground-color="#e6ff00" fo:padding="0.071cm"/>
    </style:style>
    <style:style style:name="ce96" style:family="table-cell" style:parent-style-name="Default">
      <style:table-cell-properties style:glyph-orientation-vertical="0" fo:background-color="#e6ff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>
      <style:table-cell-properties fo:background-color="#e6ff00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47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47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05" style:family="table-cell" style:parent-style-name="Default" style:data-style-name="N110">
      <style:table-cell-properties fo:background-color="#00ffff" style:diagonal-bl-tr="none" style:diagonal-tl-br="none" style:text-align-source="fix" style:repeat-content="false" fo:border="0.06pt solid #000000" fo:padding="0.071cm" style:rotation-align="non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/>
    </style:style>
    <style:style style:name="ce107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47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00ffff" fo:padding="0.071cm"/>
    </style:style>
    <style:style style:name="ce109" style:family="table-cell" style:parent-style-name="Default">
      <style:table-cell-properties fo:background-color="#00ffff" fo:border="0.06pt solid #000000"/>
    </style:style>
    <style:style style:name="ce110" style:family="table-cell" style:parent-style-name="Default">
      <style:table-cell-properties fo:background-color="#00ffff" fo:border="0.06pt solid #000000"/>
      <style:text-properties style:use-window-font-color="true"/>
    </style:style>
    <style:style style:name="ce111" style:family="table-cell" style:parent-style-name="Default">
      <style:table-cell-properties fo:background-color="#00ffff" fo:wrap-option="no-wrap" fo:border="0.06pt solid #000000"/>
    </style:style>
    <style:style style:name="ce112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fo:color="#0047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ackground-color="transparent" fo:wrap-option="no-wrap" fo:border="0.06pt solid #000000" fo:padding="0.071cm" style:rotation-align="none"/>
    </style:style>
    <style:style style:name="ce114" style:family="table-cell" style:parent-style-name="Default">
      <style:table-cell-properties fo:border-bottom="0.06pt solid #000000" fo:background-color="#ffffcc" style:diagonal-bl-tr="none" style:diagonal-tl-br="none" fo:border-left="none" fo:border-right="none" fo:border-top="0.06pt solid #000000"/>
      <style:text-properties style:use-window-font-color="true"/>
    </style:style>
    <style:style style:name="ce115" style:family="table-cell" style:parent-style-name="Default">
      <style:table-cell-properties fo:border-bottom="0.06pt solid #000000" fo:background-color="#ffffcc" style:diagonal-bl-tr="none" style:diagonal-tl-br="none" fo:border-left="none" fo:border-right="none" fo:border-top="0.06pt solid #000000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fo:font-size="9pt" style:font-size-asian="9pt" style:font-size-complex="9pt"/>
    </style:style>
    <style:style style:name="ce118" style:family="table-cell" style:parent-style-name="Default">
      <style:table-cell-properties fo:border="0.06pt solid #000000"/>
      <style:text-properties style:use-window-font-color="true" fo:font-size="9pt" style:font-size-asian="9pt" style:font-size-complex="9pt"/>
    </style:style>
    <style:style style:name="ce119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120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fo:font-size="8pt" style:font-size-asian="8pt" style:font-size-complex="8pt"/>
    </style:style>
    <style:style style:name="ce121" style:family="table-cell" style:parent-style-name="Default">
      <style:table-cell-properties style:diagonal-bl-tr="none" style:diagonal-tl-br="none" fo:background-color="transparent" fo:wrap-option="no-wrap" fo:border="0.06pt solid #000000" fo:padding="0.071cm" style:rotation-align="none"/>
      <style:text-properties fo:font-size="9pt" style:font-size-asian="9pt" style:font-size-complex="9pt"/>
    </style:style>
    <style:style style:name="ce1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fo:padding="0.071cm" style:rotation-align="none"/>
      <style:paragraph-properties fo:text-align="start" fo:margin-left="0cm"/>
    </style:style>
    <style:style style:name="ce124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fo:padding="0.071cm" style:rotation-align="none"/>
      <style:paragraph-properties fo:text-align="start" fo:margin-left="0cm"/>
      <style:text-properties style:use-window-font-color="true"/>
    </style:style>
    <style:style style:name="ce125" style:family="table-cell" style:parent-style-name="Default" style:data-style-name="N0">
      <style:table-cell-properties style:text-align-source="fix" style:repeat-content="false" fo:padding="0.071cm"/>
      <style:paragraph-properties fo:text-align="start" fo:margin-left="0cm"/>
    </style:style>
    <style:style style:name="ce12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071cm" style:rotation-align="none"/>
      <style:paragraph-properties fo:text-align="start" fo:margin-left="0cm"/>
    </style:style>
    <style:style style:name="ce127" style:family="table-cell" style:parent-style-name="Default">
      <style:table-cell-properties fo:border="0.06pt solid #000000"/>
      <style:text-properties style:use-window-font-color="true"/>
    </style:style>
    <style:style style:name="ce128" style:family="table-cell" style:parent-style-name="Default">
      <style:table-cell-properties fo:wrap-option="no-wrap" fo:border="0.06pt solid #000000"/>
    </style:style>
    <style:style style:name="ce129" style:family="table-cell" style:parent-style-name="Default">
      <style:text-properties style:use-window-font-color="true"/>
    </style:style>
    <style:style style:name="ce130" style:family="table-cell" style:parent-style-name="Default">
      <style:table-cell-properties fo:wrap-option="no-wra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Kontenplan" table:style-name="ta3" table:print-ranges="Kontenplan.A1:Kontenplan.W300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number-columns-repeated="3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1001" table:default-cell-style-name="Default"/>
        <table:table-header-rows>
          <table:table-row table:style-name="ro2">
            <table:table-cell table:style-name="ce24" office:value-type="string">
              <text:p>[Account_Value]</text:p>
            </table:table-cell>
            <table:table-cell table:style-name="ce31" office:value-type="string">
              <text:p>[Account_Name]</text:p>
            </table:table-cell>
            <table:table-cell table:style-name="ce40" office:value-type="string">
              <text:p>[Account_Description]</text:p>
            </table:table-cell>
            <table:table-cell table:style-name="ce48" office:value-type="string">
              <text:p>[Account_Type]</text:p>
            </table:table-cell>
            <table:table-cell table:style-name="ce48" office:value-type="string">
              <text:p>[Account_Sign]</text:p>
            </table:table-cell>
            <table:table-cell table:style-name="ce48" office:value-type="string">
              <text:p>[Account_Document]</text:p>
            </table:table-cell>
            <table:table-cell table:style-name="ce48" office:value-type="string">
              <text:p>[Account_Summary]</text:p>
            </table:table-cell>
            <table:table-cell table:style-name="ce57" office:value-type="string">
              <text:p>[Default_Account]</text:p>
            </table:table-cell>
            <table:table-cell table:style-name="ce62" office:value-type="string">
              <text:p>[Account_Parent]</text:p>
            </table:table-cell>
            <table:table-cell table:style-name="ce68" office:value-type="string">
              <text:p>[Balance Sheet]</text:p>
            </table:table-cell>
            <table:table-cell table:style-name="ce96" office:value-type="string">
              <text:p>[Balance Sheet_Name]</text:p>
            </table:table-cell>
            <table:table-cell table:style-name="ce48" office:value-type="string">
              <text:p>[US 1120 Balance Sheet]</text:p>
            </table:table-cell>
            <table:table-cell table:style-name="ce48" office:value-type="string">
              <text:p>US 1120 Balance Sheet_Name</text:p>
            </table:table-cell>
            <table:table-cell table:style-name="ce103" office:value-type="string">
              <text:p>[Profit &amp; Loss]</text:p>
            </table:table-cell>
            <table:table-cell table:style-name="ce109" office:value-type="string">
              <text:p>[Profit &amp; Loss_Name]</text:p>
            </table:table-cell>
            <table:table-cell table:style-name="ce48" office:value-type="string">
              <text:p>[US 1120 Income Statement]</text:p>
            </table:table-cell>
            <table:table-cell table:style-name="ce48" office:value-type="string">
              <text:p>[US 1120 Income Statement_Name]</text:p>
            </table:table-cell>
            <table:table-cell table:style-name="ce48" office:value-type="string">
              <text:p>[Cash Flow]</text:p>
            </table:table-cell>
            <table:table-cell table:style-name="ce48" office:value-type="string">
              <text:p>[Cash Flow_Name]</text:p>
            </table:table-cell>
            <table:table-cell table:style-name="ce48"/>
            <table:table-cell table:style-name="ce116"/>
            <table:table-cell table:style-name="ce48"/>
            <table:table-cell table:style-name="ce122"/>
            <table:table-cell table:style-name="ce48" table:number-columns-repeated="1000"/>
            <table:table-cell/>
          </table:table-row>
        </table:table-header-rows>
        <table:table-row table:style-name="ro3">
          <table:table-cell table:style-name="ce25" office:value-type="string">
            <text:p>Aktiva</text:p>
          </table:table-cell>
          <table:table-cell table:number-columns-repeated="2" table:style-name="ce32" office:value-type="string">
            <text:p>Aktiva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/>
          <table:table-cell table:style-name="ce69" office:value-type="string">
            <text:p>Aktiva</text:p>
          </table:table-cell>
          <table:table-cell table:style-name="ce97" office:value-type="string">
            <text:p>Aktiva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A</text:p>
          </table:table-cell>
          <table:table-cell table:number-columns-repeated="2" table:style-name="ce32" office:value-type="string">
            <text:p>A. Anlagevermög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ktiva</text:p>
          </table:table-cell>
          <table:table-cell table:style-name="ce70" office:value-type="string">
            <text:p>AA</text:p>
          </table:table-cell>
          <table:table-cell table:style-name="ce97" office:value-type="string">
            <text:p>A. Anlagevermög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A-I</text:p>
          </table:table-cell>
          <table:table-cell table:number-columns-repeated="2" table:style-name="ce32" office:value-type="string">
            <text:p>I. Immaterielle Vermögensgegenstände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A</text:p>
          </table:table-cell>
          <table:table-cell table:style-name="ce70" office:value-type="string">
            <text:p>AA-I</text:p>
          </table:table-cell>
          <table:table-cell table:style-name="ce97" office:value-type="string">
            <text:p>I. Immaterielle Vermögensgegenstände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A-I-1</text:p>
          </table:table-cell>
          <table:table-cell table:style-name="ce32" office:value-type="string">
            <text:p>1. Selbst geschaffene gewerbliche Schutzrechte</text:p>
          </table:table-cell>
          <table:table-cell table:style-name="ce32" office:value-type="string">
            <text:p>1. Selbst geschaffene gewerbliche Schutzrechte und ähnliche Rechte und Werte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A-I</text:p>
          </table:table-cell>
          <table:table-cell table:style-name="ce70" office:value-type="string">
            <text:p>AA-I-1</text:p>
          </table:table-cell>
          <table:table-cell table:style-name="ce97" office:value-type="string">
            <text:p>1. Selbst geschaffene gewerbliche Schutzrechte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A-I-2</text:p>
          </table:table-cell>
          <table:table-cell table:style-name="ce32" office:value-type="string">
            <text:p>2. erworbene Konzessionen, gewerbliche Schutzrechte</text:p>
          </table:table-cell>
          <table:table-cell table:style-name="ce32" office:value-type="string">
            <text:p>2. entgeltlich erworbene Konzessionen, gewerbliche Schutzrechte und ähnliche Rechte und Werte sowie Lizenzen an solchen Rechten und Wert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A-I</text:p>
          </table:table-cell>
          <table:table-cell table:style-name="ce70" office:value-type="string">
            <text:p>AA-I-2</text:p>
          </table:table-cell>
          <table:table-cell table:style-name="ce97" office:value-type="string">
            <text:p>2. erworbene Konzessionen, gewerbliche Schutzrechte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A-I-3</text:p>
          </table:table-cell>
          <table:table-cell table:number-columns-repeated="2" table:style-name="ce32" office:value-type="string">
            <text:p>3. Geschäfts- oder Firmenwert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A-I</text:p>
          </table:table-cell>
          <table:table-cell table:style-name="ce70" office:value-type="string">
            <text:p>AA-I-3</text:p>
          </table:table-cell>
          <table:table-cell table:style-name="ce97" office:value-type="string">
            <text:p>3. Geschäfts- oder Firmenwert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A-I-4</text:p>
          </table:table-cell>
          <table:table-cell table:number-columns-repeated="2" table:style-name="ce32" office:value-type="string">
            <text:p>4. geleistete Anzahlung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A-I</text:p>
          </table:table-cell>
          <table:table-cell table:style-name="ce70" office:value-type="string">
            <text:p>AA-I-4</text:p>
          </table:table-cell>
          <table:table-cell table:style-name="ce97" office:value-type="string">
            <text:p>4. geleistete Anzahlung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A-II</text:p>
          </table:table-cell>
          <table:table-cell table:number-columns-repeated="2" table:style-name="ce32" office:value-type="string">
            <text:p>II. Sachanlag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A</text:p>
          </table:table-cell>
          <table:table-cell table:style-name="ce70" office:value-type="string">
            <text:p>AA-II</text:p>
          </table:table-cell>
          <table:table-cell table:style-name="ce97" office:value-type="string">
            <text:p>II. Sachanlag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A-II-1</text:p>
          </table:table-cell>
          <table:table-cell table:style-name="ce32" office:value-type="string">
            <text:p>1. Grundstücke, grundstücksgleiche Rechte, Bauten</text:p>
          </table:table-cell>
          <table:table-cell table:style-name="ce32" office:value-type="string">
            <text:p>1. Grundstücke, grundstücksgleiche Rechte und Bauten einschließlich der Bauten auf fremden Grundstück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A-II</text:p>
          </table:table-cell>
          <table:table-cell table:style-name="ce70" office:value-type="string">
            <text:p>AA-II-1</text:p>
          </table:table-cell>
          <table:table-cell table:style-name="ce97" office:value-type="string">
            <text:p>1. Grundstücke, grundstücksgleiche Rechte, Baut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A-II-2</text:p>
          </table:table-cell>
          <table:table-cell table:number-columns-repeated="2" table:style-name="ce32" office:value-type="string">
            <text:p>2. technische Anlagen und Maschin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A-II</text:p>
          </table:table-cell>
          <table:table-cell table:style-name="ce70" office:value-type="string">
            <text:p>AA-II-2</text:p>
          </table:table-cell>
          <table:table-cell table:style-name="ce97" office:value-type="string">
            <text:p>2. technische Anlagen und Maschin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A-II-3</text:p>
          </table:table-cell>
          <table:table-cell table:style-name="ce32" office:value-type="string">
            <text:p>3. andere Anlagen, Betriebs- und Geschäftsausstatt.</text:p>
          </table:table-cell>
          <table:table-cell table:style-name="ce32" office:value-type="string">
            <text:p>3. andere Anlagen, Betriebs- und Geschäftsausstattung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A-II</text:p>
          </table:table-cell>
          <table:table-cell table:style-name="ce70" office:value-type="string">
            <text:p>AA-II-3</text:p>
          </table:table-cell>
          <table:table-cell table:style-name="ce97" office:value-type="string">
            <text:p>3. andere Anlagen, Betriebs- und Geschäftsausstatt.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A-II-4</text:p>
          </table:table-cell>
          <table:table-cell table:number-columns-repeated="2" table:style-name="ce32" office:value-type="string">
            <text:p>4. geleistete Anzahlungen und Anlagen im Bau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A-II</text:p>
          </table:table-cell>
          <table:table-cell table:style-name="ce70" office:value-type="string">
            <text:p>AA-II-4</text:p>
          </table:table-cell>
          <table:table-cell table:style-name="ce97" office:value-type="string">
            <text:p>4. geleistete Anzahlungen und Anlagen im Bau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A-III</text:p>
          </table:table-cell>
          <table:table-cell table:number-columns-repeated="2" table:style-name="ce32" office:value-type="string">
            <text:p>III. Finanzanlag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A</text:p>
          </table:table-cell>
          <table:table-cell table:style-name="ce70" office:value-type="string">
            <text:p>AA-III</text:p>
          </table:table-cell>
          <table:table-cell table:style-name="ce97" office:value-type="string">
            <text:p>III. Finanzanlag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A-III-1</text:p>
          </table:table-cell>
          <table:table-cell table:number-columns-repeated="2" table:style-name="ce32" office:value-type="string">
            <text:p>1. Anteile an verbundenen Unternehm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A-III</text:p>
          </table:table-cell>
          <table:table-cell table:style-name="ce70" office:value-type="string">
            <text:p>AA-III-1</text:p>
          </table:table-cell>
          <table:table-cell table:style-name="ce97" office:value-type="string">
            <text:p>1. Anteile an verbundenen Unternehm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A-III-2</text:p>
          </table:table-cell>
          <table:table-cell table:number-columns-repeated="2" table:style-name="ce32" office:value-type="string">
            <text:p>2. Ausleihungen an verbundene Unternehm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A-III</text:p>
          </table:table-cell>
          <table:table-cell table:style-name="ce70" office:value-type="string">
            <text:p>AA-III-2</text:p>
          </table:table-cell>
          <table:table-cell table:style-name="ce97" office:value-type="string">
            <text:p>2. Ausleihungen an verbundene Unternehm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A-III-3</text:p>
          </table:table-cell>
          <table:table-cell table:number-columns-repeated="2" table:style-name="ce32" office:value-type="string">
            <text:p>3. Beteiligung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A-III</text:p>
          </table:table-cell>
          <table:table-cell table:style-name="ce70" office:value-type="string">
            <text:p>AA-III-3</text:p>
          </table:table-cell>
          <table:table-cell table:style-name="ce97" office:value-type="string">
            <text:p>3. Beteiligung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A-III-4</text:p>
          </table:table-cell>
          <table:table-cell table:style-name="ce32" office:value-type="string">
            <text:p>4. Ausleihungen an Unternehmen, mit Beteiligung</text:p>
          </table:table-cell>
          <table:table-cell table:style-name="ce32" office:value-type="string">
            <text:p>4. Ausleihungen an Unternehmen, mit denen ein Beteiligungsverhältnis besteht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A-III</text:p>
          </table:table-cell>
          <table:table-cell table:style-name="ce70" office:value-type="string">
            <text:p>AA-III-4</text:p>
          </table:table-cell>
          <table:table-cell table:style-name="ce97" office:value-type="string">
            <text:p>4. Ausleihungen an Unternehmen, mit Beteiligung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A-III-5</text:p>
          </table:table-cell>
          <table:table-cell table:number-columns-repeated="2" table:style-name="ce32" office:value-type="string">
            <text:p>5. Wertpapiere des Anlagevermögens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A-III</text:p>
          </table:table-cell>
          <table:table-cell table:style-name="ce70" office:value-type="string">
            <text:p>AA-III-5</text:p>
          </table:table-cell>
          <table:table-cell table:style-name="ce97" office:value-type="string">
            <text:p>5. Wertpapiere des Anlagevermögens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A-III-6</text:p>
          </table:table-cell>
          <table:table-cell table:number-columns-repeated="2" table:style-name="ce32" office:value-type="string">
            <text:p>6. sonstige Ausleihung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A-III</text:p>
          </table:table-cell>
          <table:table-cell table:style-name="ce70" office:value-type="string">
            <text:p>AA-III-6</text:p>
          </table:table-cell>
          <table:table-cell table:style-name="ce97" office:value-type="string">
            <text:p>6. sonstige Ausleihung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B</text:p>
          </table:table-cell>
          <table:table-cell table:number-columns-repeated="2" table:style-name="ce32" office:value-type="string">
            <text:p>B. Umlaufvermög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ktiva</text:p>
          </table:table-cell>
          <table:table-cell table:style-name="ce70" office:value-type="string">
            <text:p>AB</text:p>
          </table:table-cell>
          <table:table-cell table:style-name="ce97" office:value-type="string">
            <text:p>B. Umlaufvermög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B-I</text:p>
          </table:table-cell>
          <table:table-cell table:number-columns-repeated="2" table:style-name="ce32" office:value-type="string">
            <text:p>I. Vorräte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B</text:p>
          </table:table-cell>
          <table:table-cell table:style-name="ce70" office:value-type="string">
            <text:p>AB-I</text:p>
          </table:table-cell>
          <table:table-cell table:style-name="ce97" office:value-type="string">
            <text:p>I. Vorräte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B-I-1</text:p>
          </table:table-cell>
          <table:table-cell table:number-columns-repeated="2" table:style-name="ce32" office:value-type="string">
            <text:p>1. Roh- Hilfs- und Betriebsstoffe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B-I</text:p>
          </table:table-cell>
          <table:table-cell table:style-name="ce70" office:value-type="string">
            <text:p>AB-I-1</text:p>
          </table:table-cell>
          <table:table-cell table:style-name="ce97" office:value-type="string">
            <text:p>1. Roh- Hilfs- und Betriebsstoffe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B-I-2</text:p>
          </table:table-cell>
          <table:table-cell table:number-columns-repeated="2" table:style-name="ce32" office:value-type="string">
            <text:p>2. unfertige Erzeugnisse, unfertige Leistung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B-I</text:p>
          </table:table-cell>
          <table:table-cell table:style-name="ce70" office:value-type="string">
            <text:p>AB-I-2</text:p>
          </table:table-cell>
          <table:table-cell table:style-name="ce97" office:value-type="string">
            <text:p>2. unfertige Erzeugnisse, unfertige Leistung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B-I-3</text:p>
          </table:table-cell>
          <table:table-cell table:number-columns-repeated="2" table:style-name="ce32" office:value-type="string">
            <text:p>3. fertige Erzeugnisse und War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B-I</text:p>
          </table:table-cell>
          <table:table-cell table:style-name="ce70" office:value-type="string">
            <text:p>AB-I-3</text:p>
          </table:table-cell>
          <table:table-cell table:style-name="ce97" office:value-type="string">
            <text:p>3. fertige Erzeugnisse und War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B-I-4</text:p>
          </table:table-cell>
          <table:table-cell table:number-columns-repeated="2" table:style-name="ce32" office:value-type="string">
            <text:p>4. geleistete Anzahlung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B-I</text:p>
          </table:table-cell>
          <table:table-cell table:style-name="ce70" office:value-type="string">
            <text:p>AB-I-4</text:p>
          </table:table-cell>
          <table:table-cell table:style-name="ce97" office:value-type="string">
            <text:p>4. geleistete Anzahlung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B-II</text:p>
          </table:table-cell>
          <table:table-cell table:number-columns-repeated="2" table:style-name="ce32" office:value-type="string">
            <text:p>II. Forderungen und sonstige Vermögensgegenstände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B</text:p>
          </table:table-cell>
          <table:table-cell table:style-name="ce70" office:value-type="string">
            <text:p>AB-II</text:p>
          </table:table-cell>
          <table:table-cell table:style-name="ce97" office:value-type="string">
            <text:p>II. Forderungen und sonstige Vermögensgegenstände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B-II-1</text:p>
          </table:table-cell>
          <table:table-cell table:number-columns-repeated="2" table:style-name="ce32" office:value-type="string">
            <text:p>1. Forderungen aus Lieferungen und Leistung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B-II</text:p>
          </table:table-cell>
          <table:table-cell table:style-name="ce70" office:value-type="string">
            <text:p>AB-II-1</text:p>
          </table:table-cell>
          <table:table-cell table:style-name="ce97" office:value-type="string">
            <text:p>1. Forderungen aus Lieferungen und Leistung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B-II-2</text:p>
          </table:table-cell>
          <table:table-cell table:number-columns-repeated="2" table:style-name="ce32" office:value-type="string">
            <text:p>2. Forderungen gegen verbundene Unternehm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B-II</text:p>
          </table:table-cell>
          <table:table-cell table:style-name="ce70" office:value-type="string">
            <text:p>AB-II-2</text:p>
          </table:table-cell>
          <table:table-cell table:style-name="ce97" office:value-type="string">
            <text:p>2. Forderungen gegen verbundene Unternehm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B-II-3</text:p>
          </table:table-cell>
          <table:table-cell table:style-name="ce32" office:value-type="string">
            <text:p>3. Forderungen gegen Unternehmen, mit Beteiligung</text:p>
          </table:table-cell>
          <table:table-cell table:style-name="ce32" office:value-type="string">
            <text:p>3. Forderungen gegen Unternehmen, mit denen ein Beteiligungsverhältnis besteht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B-II</text:p>
          </table:table-cell>
          <table:table-cell table:style-name="ce70" office:value-type="string">
            <text:p>AB-II-3</text:p>
          </table:table-cell>
          <table:table-cell table:style-name="ce97" office:value-type="string">
            <text:p>3. Forderungen gegen Unternehmen, mit Beteiligung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B-II-4</text:p>
          </table:table-cell>
          <table:table-cell table:number-columns-repeated="2" table:style-name="ce32" office:value-type="string">
            <text:p>4. sonstige Vermögensgegenstände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B-II</text:p>
          </table:table-cell>
          <table:table-cell table:style-name="ce70" office:value-type="string">
            <text:p>AB-II-4</text:p>
          </table:table-cell>
          <table:table-cell table:style-name="ce97" office:value-type="string">
            <text:p>4. sonstige Vermögensgegenstände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B-III</text:p>
          </table:table-cell>
          <table:table-cell table:number-columns-repeated="2" table:style-name="ce32" office:value-type="string">
            <text:p>III. Wertpapiere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B</text:p>
          </table:table-cell>
          <table:table-cell table:style-name="ce70" office:value-type="string">
            <text:p>AB-III</text:p>
          </table:table-cell>
          <table:table-cell table:style-name="ce97" office:value-type="string">
            <text:p>III. Wertpapiere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B-III-1</text:p>
          </table:table-cell>
          <table:table-cell table:number-columns-repeated="2" table:style-name="ce32" office:value-type="string">
            <text:p>1. Anteile an verbundenen Unternehm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B-III</text:p>
          </table:table-cell>
          <table:table-cell table:style-name="ce70" office:value-type="string">
            <text:p>AB-III-1</text:p>
          </table:table-cell>
          <table:table-cell table:style-name="ce97" office:value-type="string">
            <text:p>1. Anteile an verbundenen Unternehm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B-III-2</text:p>
          </table:table-cell>
          <table:table-cell table:number-columns-repeated="2" table:style-name="ce32" office:value-type="string">
            <text:p>2. sonstige Wertpapiere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B-III</text:p>
          </table:table-cell>
          <table:table-cell table:style-name="ce70" office:value-type="string">
            <text:p>AB-III-2</text:p>
          </table:table-cell>
          <table:table-cell table:style-name="ce97" office:value-type="string">
            <text:p>2. sonstige Wertpapiere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B-IV</text:p>
          </table:table-cell>
          <table:table-cell table:style-name="ce32" office:value-type="string">
            <text:p>IV. Kassenbestand, Guthaben bei Kreditinstituten</text:p>
          </table:table-cell>
          <table:table-cell table:style-name="ce32" office:value-type="string">
            <text:p>IV. Kassenbestand, Bundesbankguthaben, Guthaben bei Kreditinstituten und Schecks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B</text:p>
          </table:table-cell>
          <table:table-cell table:style-name="ce70" office:value-type="string">
            <text:p>AB-IV</text:p>
          </table:table-cell>
          <table:table-cell table:style-name="ce97" office:value-type="string">
            <text:p>IV. Kassenbestand, Guthaben bei Kreditinstitut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C</text:p>
          </table:table-cell>
          <table:table-cell table:number-columns-repeated="2" table:style-name="ce32" office:value-type="string">
            <text:p>C. Rechnungsabgrenzungspost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ktiva</text:p>
          </table:table-cell>
          <table:table-cell table:style-name="ce70" office:value-type="string">
            <text:p>AC</text:p>
          </table:table-cell>
          <table:table-cell table:style-name="ce97" office:value-type="string">
            <text:p>C. Rechnungsabgrenzungspost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D</text:p>
          </table:table-cell>
          <table:table-cell table:number-columns-repeated="2" table:style-name="ce32" office:value-type="string">
            <text:p>D. Aktive latente Steuer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ktiva</text:p>
          </table:table-cell>
          <table:table-cell table:style-name="ce70" office:value-type="string">
            <text:p>AD</text:p>
          </table:table-cell>
          <table:table-cell table:style-name="ce97" office:value-type="string">
            <text:p>D. Aktive latente Steuer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AE</text:p>
          </table:table-cell>
          <table:table-cell table:style-name="ce32" office:value-type="string">
            <text:p>E. Aktiver Unterschied aus Vermögensverrechnung</text:p>
          </table:table-cell>
          <table:table-cell table:style-name="ce32" office:value-type="string">
            <text:p>E. Aktiver Unterschiedsbetrag aus der Vermögensverrechnung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ktiva</text:p>
          </table:table-cell>
          <table:table-cell table:style-name="ce70" office:value-type="string">
            <text:p>AE</text:p>
          </table:table-cell>
          <table:table-cell table:style-name="ce97" office:value-type="string">
            <text:p>E. Aktiver Unterschied aus Vermögensverrechnung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assiva</text:p>
          </table:table-cell>
          <table:table-cell table:number-columns-repeated="2" table:style-name="ce32" office:value-type="string">
            <text:p>Passiva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/>
          <table:table-cell table:number-columns-repeated="2" table:style-name="ce71" office:value-type="string">
            <text:p>Passiva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A</text:p>
          </table:table-cell>
          <table:table-cell table:number-columns-repeated="2" table:style-name="ce32" office:value-type="string">
            <text:p>A. Eigenkapital</text:p>
          </table:table-cell>
          <table:table-cell table:style-name="ce49" office:value-type="string">
            <text:p>Owner's Equ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assiva</text:p>
          </table:table-cell>
          <table:table-cell table:style-name="ce70" office:value-type="string">
            <text:p>PA</text:p>
          </table:table-cell>
          <table:table-cell table:style-name="ce97" office:value-type="string">
            <text:p>A. Eigenkapital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A-I</text:p>
          </table:table-cell>
          <table:table-cell table:number-columns-repeated="2" table:style-name="ce32" office:value-type="string">
            <text:p>I. Gezeichnetes Kapital</text:p>
          </table:table-cell>
          <table:table-cell table:style-name="ce49" office:value-type="string">
            <text:p>Owner's Equ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A</text:p>
          </table:table-cell>
          <table:table-cell table:style-name="ce70" office:value-type="string">
            <text:p>PA-I</text:p>
          </table:table-cell>
          <table:table-cell table:style-name="ce97" office:value-type="string">
            <text:p>I. Gezeichnetes Kapital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A-II</text:p>
          </table:table-cell>
          <table:table-cell table:number-columns-repeated="2" table:style-name="ce32" office:value-type="string">
            <text:p>II. Kapitalrücklage</text:p>
          </table:table-cell>
          <table:table-cell table:style-name="ce49" office:value-type="string">
            <text:p>Owner's Equ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A</text:p>
          </table:table-cell>
          <table:table-cell table:style-name="ce70" office:value-type="string">
            <text:p>PA-II</text:p>
          </table:table-cell>
          <table:table-cell table:style-name="ce97" office:value-type="string">
            <text:p>II. Kapitalrücklage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A-III</text:p>
          </table:table-cell>
          <table:table-cell table:number-columns-repeated="2" table:style-name="ce32" office:value-type="string">
            <text:p>III. Gewinnrücklagen</text:p>
          </table:table-cell>
          <table:table-cell table:style-name="ce49" office:value-type="string">
            <text:p>Owner's Equ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A</text:p>
          </table:table-cell>
          <table:table-cell table:style-name="ce70" office:value-type="string">
            <text:p>PA-III</text:p>
          </table:table-cell>
          <table:table-cell table:style-name="ce97" office:value-type="string">
            <text:p>III. Gewinnrücklag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A-III-1</text:p>
          </table:table-cell>
          <table:table-cell table:number-columns-repeated="2" table:style-name="ce32" office:value-type="string">
            <text:p>1. gesetzliche Rücklage</text:p>
          </table:table-cell>
          <table:table-cell table:style-name="ce49" office:value-type="string">
            <text:p>Owner's Equ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A-III</text:p>
          </table:table-cell>
          <table:table-cell table:style-name="ce70" office:value-type="string">
            <text:p>PA-III-1</text:p>
          </table:table-cell>
          <table:table-cell table:style-name="ce97" office:value-type="string">
            <text:p>1. gesetzliche Rücklage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A-III-2</text:p>
          </table:table-cell>
          <table:table-cell table:style-name="ce32" office:value-type="string">
            <text:p>2. Rücklage für Anteile an herrschendem Untern.</text:p>
          </table:table-cell>
          <table:table-cell table:style-name="ce32" office:value-type="string">
            <text:p>2. Rücklage für Anteile an einem herrschenden oder mehrheitlich beteiligten Unternehmen</text:p>
          </table:table-cell>
          <table:table-cell table:style-name="ce49" office:value-type="string">
            <text:p>Owner's Equ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A-III</text:p>
          </table:table-cell>
          <table:table-cell table:style-name="ce70" office:value-type="string">
            <text:p>PA-III-2</text:p>
          </table:table-cell>
          <table:table-cell table:style-name="ce97" office:value-type="string">
            <text:p>2. Rücklage für Anteile an herrschendem Untern.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A-III-3</text:p>
          </table:table-cell>
          <table:table-cell table:number-columns-repeated="2" table:style-name="ce32" office:value-type="string">
            <text:p>3. satzungsmäßige Rücklagen</text:p>
          </table:table-cell>
          <table:table-cell table:style-name="ce49" office:value-type="string">
            <text:p>Owner's Equ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A-III</text:p>
          </table:table-cell>
          <table:table-cell table:style-name="ce70" office:value-type="string">
            <text:p>PA-III-3</text:p>
          </table:table-cell>
          <table:table-cell table:style-name="ce97" office:value-type="string">
            <text:p>3. satzungsmäßige Rücklag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A-III-4</text:p>
          </table:table-cell>
          <table:table-cell table:number-columns-repeated="2" table:style-name="ce32" office:value-type="string">
            <text:p>4. andere Gewinnrücklagen</text:p>
          </table:table-cell>
          <table:table-cell table:style-name="ce49" office:value-type="string">
            <text:p>Owner's Equ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A-III</text:p>
          </table:table-cell>
          <table:table-cell table:style-name="ce70" office:value-type="string">
            <text:p>PA-III-4</text:p>
          </table:table-cell>
          <table:table-cell table:style-name="ce97" office:value-type="string">
            <text:p>4. andere Gewinnrücklag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A-IV</text:p>
          </table:table-cell>
          <table:table-cell table:number-columns-repeated="2" table:style-name="ce32" office:value-type="string">
            <text:p>IV Gewinnvortrag/Verlustvortrag</text:p>
          </table:table-cell>
          <table:table-cell table:style-name="ce49" office:value-type="string">
            <text:p>Owner's Equ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A</text:p>
          </table:table-cell>
          <table:table-cell table:style-name="ce70" office:value-type="string">
            <text:p>PA-IV</text:p>
          </table:table-cell>
          <table:table-cell table:style-name="ce97" office:value-type="string">
            <text:p>IV Gewinnvortrag/Verlustvortrag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A-V</text:p>
          </table:table-cell>
          <table:table-cell table:number-columns-repeated="2" table:style-name="ce32" office:value-type="string">
            <text:p>V. Jahresüberschuß/Jahresfehlbetrag</text:p>
          </table:table-cell>
          <table:table-cell table:style-name="ce49" office:value-type="string">
            <text:p>Owner's Equ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A</text:p>
          </table:table-cell>
          <table:table-cell table:style-name="ce70" office:value-type="string">
            <text:p>PA-V</text:p>
          </table:table-cell>
          <table:table-cell table:style-name="ce97" office:value-type="string">
            <text:p>V. Jahresüberschuß/Jahresfehlbetrag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B</text:p>
          </table:table-cell>
          <table:table-cell table:number-columns-repeated="2" table:style-name="ce32" office:value-type="string">
            <text:p>B. Rückstellungen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assiva</text:p>
          </table:table-cell>
          <table:table-cell table:style-name="ce70" office:value-type="string">
            <text:p>PB</text:p>
          </table:table-cell>
          <table:table-cell table:style-name="ce97" office:value-type="string">
            <text:p>B. Rückstellung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B-1</text:p>
          </table:table-cell>
          <table:table-cell table:style-name="ce32" office:value-type="string">
            <text:p>1. Rückstellungen für Pensionen und ähnliches</text:p>
          </table:table-cell>
          <table:table-cell table:style-name="ce32" office:value-type="string">
            <text:p>1. Rückstellungen für Pensionen und ähnliche Verpflichtungen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B</text:p>
          </table:table-cell>
          <table:table-cell table:style-name="ce70" office:value-type="string">
            <text:p>PB-1</text:p>
          </table:table-cell>
          <table:table-cell table:style-name="ce97" office:value-type="string">
            <text:p>1. Rückstellungen für Pensionen und ähnliches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B-2</text:p>
          </table:table-cell>
          <table:table-cell table:number-columns-repeated="2" table:style-name="ce32" office:value-type="string">
            <text:p>2. Steuerrückstellungen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B</text:p>
          </table:table-cell>
          <table:table-cell table:style-name="ce70" office:value-type="string">
            <text:p>PB-2</text:p>
          </table:table-cell>
          <table:table-cell table:style-name="ce97" office:value-type="string">
            <text:p>2. Steuerrückstellung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B-3</text:p>
          </table:table-cell>
          <table:table-cell table:number-columns-repeated="2" table:style-name="ce32" office:value-type="string">
            <text:p>3. sonstige Rückstellungen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B</text:p>
          </table:table-cell>
          <table:table-cell table:style-name="ce70" office:value-type="string">
            <text:p>PB-3</text:p>
          </table:table-cell>
          <table:table-cell table:style-name="ce97" office:value-type="string">
            <text:p>3. sonstige Rückstellung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C</text:p>
          </table:table-cell>
          <table:table-cell table:number-columns-repeated="2" table:style-name="ce32" office:value-type="string">
            <text:p>C. Verbindlichkeiten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assiva</text:p>
          </table:table-cell>
          <table:table-cell table:style-name="ce70" office:value-type="string">
            <text:p>PC</text:p>
          </table:table-cell>
          <table:table-cell table:style-name="ce97" office:value-type="string">
            <text:p>C. Verbindlichkeit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C-1</text:p>
          </table:table-cell>
          <table:table-cell table:number-columns-repeated="2" table:style-name="ce32" office:value-type="string">
            <text:p>1. Anleihen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C</text:p>
          </table:table-cell>
          <table:table-cell table:style-name="ce70" office:value-type="string">
            <text:p>PC-1</text:p>
          </table:table-cell>
          <table:table-cell table:style-name="ce97" office:value-type="string">
            <text:p>1. Anleih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C-1-a</text:p>
          </table:table-cell>
          <table:table-cell table:number-columns-repeated="2" table:style-name="ce32" office:value-type="string">
            <text:p>- davon konvertibel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C-1</text:p>
          </table:table-cell>
          <table:table-cell table:style-name="ce70" office:value-type="string">
            <text:p>PC-1-a</text:p>
          </table:table-cell>
          <table:table-cell table:style-name="ce97" office:value-type="string">
            <text:p>- davon konvertibel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C-1-b</text:p>
          </table:table-cell>
          <table:table-cell table:number-columns-repeated="2" table:style-name="ce32" office:value-type="string">
            <text:p>- sonstige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C-1</text:p>
          </table:table-cell>
          <table:table-cell table:style-name="ce70" office:value-type="string">
            <text:p>PC-1-b</text:p>
          </table:table-cell>
          <table:table-cell table:style-name="ce97" office:value-type="string">
            <text:p>- sonstige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C-2</text:p>
          </table:table-cell>
          <table:table-cell table:number-columns-repeated="2" table:style-name="ce32" office:value-type="string">
            <text:p>2. Verbindlichkeiten gegenüber Kreditinstituten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C</text:p>
          </table:table-cell>
          <table:table-cell table:style-name="ce70" office:value-type="string">
            <text:p>PC-2</text:p>
          </table:table-cell>
          <table:table-cell table:style-name="ce97" office:value-type="string">
            <text:p>2. Verbindlichkeiten gegenüber Kreditinstitut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C-3</text:p>
          </table:table-cell>
          <table:table-cell table:number-columns-repeated="2" table:style-name="ce32" office:value-type="string">
            <text:p>3. erhaltene Anzahlungen auf Bestellungen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C</text:p>
          </table:table-cell>
          <table:table-cell table:style-name="ce70" office:value-type="string">
            <text:p>PC-3</text:p>
          </table:table-cell>
          <table:table-cell table:style-name="ce97" office:value-type="string">
            <text:p>3. erhaltene Anzahlungen auf Bestellung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C-4</text:p>
          </table:table-cell>
          <table:table-cell table:number-columns-repeated="2" table:style-name="ce32" office:value-type="string">
            <text:p>4. Verbindlichkeiten aus Lieferungen und Leistungen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C</text:p>
          </table:table-cell>
          <table:table-cell table:style-name="ce70" office:value-type="string">
            <text:p>PC-4</text:p>
          </table:table-cell>
          <table:table-cell table:style-name="ce97" office:value-type="string">
            <text:p>4. Verbindlichkeiten aus Lieferungen und Leistung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C-5</text:p>
          </table:table-cell>
          <table:table-cell table:style-name="ce32" office:value-type="string">
            <text:p>5. Verbindlichkeiten aus Wechseln</text:p>
          </table:table-cell>
          <table:table-cell table:style-name="ce32" office:value-type="string">
            <text:p>5. Verbindlichkeiten aus der Annahme gezogener Wechsel und der Ausstellung eigener Wechsel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C</text:p>
          </table:table-cell>
          <table:table-cell table:style-name="ce70" office:value-type="string">
            <text:p>PC-5</text:p>
          </table:table-cell>
          <table:table-cell table:style-name="ce97" office:value-type="string">
            <text:p>5. Verbindlichkeiten aus Wechsel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C-6</text:p>
          </table:table-cell>
          <table:table-cell table:style-name="ce32" office:value-type="string">
            <text:p>6. Verbindlichkeiten ggü. verbundenen Unternehmen</text:p>
          </table:table-cell>
          <table:table-cell table:style-name="ce32" office:value-type="string">
            <text:p>6. Verbindlichkeiten gegenüber verbundenen Unternehmen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C</text:p>
          </table:table-cell>
          <table:table-cell table:style-name="ce70" office:value-type="string">
            <text:p>PC-6</text:p>
          </table:table-cell>
          <table:table-cell table:style-name="ce97" office:value-type="string">
            <text:p>6. Verbindlichkeiten ggü. verbundenen Unternehm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C-7</text:p>
          </table:table-cell>
          <table:table-cell table:style-name="ce32" office:value-type="string">
            <text:p>7. Verbindlichkeiten ggü. Unternehmen mit Beteiligung</text:p>
          </table:table-cell>
          <table:table-cell table:style-name="ce32" office:value-type="string">
            <text:p>7. Verbindlichkeiten gegenüber Unternehmen, mit denen ein Beteiligungsverhältnis besteht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C</text:p>
          </table:table-cell>
          <table:table-cell table:style-name="ce70" office:value-type="string">
            <text:p>PC-7</text:p>
          </table:table-cell>
          <table:table-cell table:style-name="ce97" office:value-type="string">
            <text:p>7. Verbindlichkeiten ggü. Unternehmen mit Beteiligung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C-8</text:p>
          </table:table-cell>
          <table:table-cell table:number-columns-repeated="2" table:style-name="ce32" office:value-type="string">
            <text:p>8. sonstige Verbindlichkeiten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C</text:p>
          </table:table-cell>
          <table:table-cell table:style-name="ce70" office:value-type="string">
            <text:p>PC-8</text:p>
          </table:table-cell>
          <table:table-cell table:style-name="ce97" office:value-type="string">
            <text:p>8. sonstige Verbindlichkeit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C-8-a</text:p>
          </table:table-cell>
          <table:table-cell table:number-columns-repeated="2" table:style-name="ce32" office:value-type="string">
            <text:p>- davon aus Steuern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C-8</text:p>
          </table:table-cell>
          <table:table-cell table:style-name="ce70" office:value-type="string">
            <text:p>PC-8-a</text:p>
          </table:table-cell>
          <table:table-cell table:style-name="ce97" office:value-type="string">
            <text:p>- davon aus Steuer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C-8-b</text:p>
          </table:table-cell>
          <table:table-cell table:number-columns-repeated="2" table:style-name="ce32" office:value-type="string">
            <text:p>- davon im Rahmen der sozialen Sicherheit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C-8</text:p>
          </table:table-cell>
          <table:table-cell table:style-name="ce70" office:value-type="string">
            <text:p>PC-8-b</text:p>
          </table:table-cell>
          <table:table-cell table:style-name="ce97" office:value-type="string">
            <text:p>- davon im Rahmen der sozialen Sicherheit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C-8-c</text:p>
          </table:table-cell>
          <table:table-cell table:number-columns-repeated="2" table:style-name="ce32" office:value-type="string">
            <text:p>- sonstige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C-8</text:p>
          </table:table-cell>
          <table:table-cell table:style-name="ce70" office:value-type="string">
            <text:p>PC-8-c</text:p>
          </table:table-cell>
          <table:table-cell table:style-name="ce97" office:value-type="string">
            <text:p>- sonstige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D</text:p>
          </table:table-cell>
          <table:table-cell table:number-columns-repeated="2" table:style-name="ce32" office:value-type="string">
            <text:p>D. Rechnungsabgrenzungsposten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assiva</text:p>
          </table:table-cell>
          <table:table-cell table:style-name="ce70" office:value-type="string">
            <text:p>PD</text:p>
          </table:table-cell>
          <table:table-cell table:style-name="ce97" office:value-type="string">
            <text:p>D. Rechnungsabgrenzungskoste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PE</text:p>
          </table:table-cell>
          <table:table-cell table:number-columns-repeated="2" table:style-name="ce32" office:value-type="string">
            <text:p>E. passive latente Steuern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assiva</text:p>
          </table:table-cell>
          <table:table-cell table:style-name="ce70" office:value-type="string">
            <text:p>PE</text:p>
          </table:table-cell>
          <table:table-cell table:style-name="ce97" office:value-type="string">
            <text:p>E. passive latente Steuern</text:p>
          </table:table-cell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4">
          <table:table-cell table:style-name="ce25" office:value-type="string">
            <text:p>U-VER</text:p>
          </table:table-cell>
          <table:table-cell table:number-columns-repeated="2" table:style-name="ce32" office:value-type="string">
            <text:p>Unbenutzte Konten Vermög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Aktiva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U-EK</text:p>
          </table:table-cell>
          <table:table-cell table:number-columns-repeated="2" table:style-name="ce32" office:value-type="string">
            <text:p>Unbenutzte Konten Eigenkapital</text:p>
          </table:table-cell>
          <table:table-cell table:style-name="ce49" office:value-type="string">
            <text:p>Owner's Equ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assiva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U-FK</text:p>
          </table:table-cell>
          <table:table-cell table:number-columns-repeated="2" table:style-name="ce32" office:value-type="string">
            <text:p>Unbenutzte Konten Fremdkapital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assiva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U-AUF</text:p>
          </table:table-cell>
          <table:table-cell table:number-columns-repeated="2" table:style-name="ce32" office:value-type="string">
            <text:p>Unbenutzte Konten Aufwand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20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U-ERT</text:p>
          </table:table-cell>
          <table:table-cell table:number-columns-repeated="2" table:style-name="ce32" office:value-type="string">
            <text:p>Unbenutzte Konten Ertrag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20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U-SON</text:p>
          </table:table-cell>
          <table:table-cell table:number-columns-repeated="2" table:style-name="ce32" office:value-type="string">
            <text:p>Unbenutzte Konten Sonstige</text:p>
          </table:table-cell>
          <table:table-cell table:style-name="ce49" office:value-type="string">
            <text:p>Memo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assiva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2">
          <table:table-cell table:style-name="ce25" office:value-type="string">
            <text:p>GV-1</text:p>
          </table:table-cell>
          <table:table-cell table:style-name="ce32" office:value-type="string">
            <text:p>1. Umsatzerlöse</text:p>
          </table:table-cell>
          <table:table-cell table:style-name="ce32" office:value-type="string">
            <text:p>Umsatzerlöse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RE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1</text:p>
          </table:table-cell>
          <table:table-cell table:style-name="ce109" office:value-type="string">
            <text:p>1. Umsatzerlöse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5">
          <table:table-cell table:style-name="ce25" office:value-type="string">
            <text:p>GV-2</text:p>
          </table:table-cell>
          <table:table-cell table:style-name="ce33" office:value-type="string">
            <text:p>2. Erhöh./Verm. Bestand an Erzeugnissen</text:p>
          </table:table-cell>
          <table:table-cell table:style-name="ce41" office:value-type="string">
            <text:p>Erhöhung oder Verminderung des Bestands an fertigen und unfertigen Erzeugniss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RE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2</text:p>
          </table:table-cell>
          <table:table-cell table:style-name="ce109" office:value-type="string">
            <text:p>2. Erhöh./Verm. Bestand an Erzeugnissen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3</text:p>
          </table:table-cell>
          <table:table-cell table:style-name="ce32" office:value-type="string">
            <text:p>3. andere aktivierte Eigenleistungen</text:p>
          </table:table-cell>
          <table:table-cell table:style-name="ce32" office:value-type="string">
            <text:p>andere aktivierte Eigenleistungen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RE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3</text:p>
          </table:table-cell>
          <table:table-cell table:style-name="ce109" office:value-type="string">
            <text:p>3. andere aktivierte Eigenleistungen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4</text:p>
          </table:table-cell>
          <table:table-cell table:style-name="ce32" office:value-type="string">
            <text:p>4. sonstige betriebliche Erträge</text:p>
          </table:table-cell>
          <table:table-cell table:style-name="ce32" office:value-type="string">
            <text:p>sonstige betriebliche Erträge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RE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4</text:p>
          </table:table-cell>
          <table:table-cell table:style-name="ce109" office:value-type="string">
            <text:p>4. sonstige betriebliche Erträge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5</text:p>
          </table:table-cell>
          <table:table-cell table:style-name="ce32" office:value-type="string">
            <text:p>5. Materialaufwand</text:p>
          </table:table-cell>
          <table:table-cell table:style-name="ce32" office:value-type="string">
            <text:p>Materialaufwand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RE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5</text:p>
          </table:table-cell>
          <table:table-cell table:style-name="ce109" office:value-type="string">
            <text:p>5. Materialaufwand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5">
          <table:table-cell table:style-name="ce25" office:value-type="string">
            <text:p>GV-5-a</text:p>
          </table:table-cell>
          <table:table-cell table:style-name="ce33" office:value-type="string">
            <text:p>5. a) Aufwendungen Rohstoffe und bezogene Waren</text:p>
          </table:table-cell>
          <table:table-cell table:style-name="ce41" office:value-type="string">
            <text:p>Aufwendungen für Roh-, Hilfs- und Betriebsstoffe und für bezogene War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5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5-a</text:p>
          </table:table-cell>
          <table:table-cell table:style-name="ce109" office:value-type="string">
            <text:p>5. a) Aufwendungen Rohstoffe und bezogene Waren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5-b</text:p>
          </table:table-cell>
          <table:table-cell table:style-name="ce32" office:value-type="string">
            <text:p>5. b) Aufwendungen für bezogene Leistungen</text:p>
          </table:table-cell>
          <table:table-cell table:style-name="ce32" office:value-type="string">
            <text:p>Aufwendungen für bezogene Leistung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5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5-b</text:p>
          </table:table-cell>
          <table:table-cell table:style-name="ce109" office:value-type="string">
            <text:p>5. b) Aufwendungen für bezogene Leistungen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RE</text:p>
          </table:table-cell>
          <table:table-cell table:number-columns-repeated="2" table:style-name="ce32" office:value-type="string">
            <text:p>Rohergebnis nach Gesamtkostenverfahren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BE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RE</text:p>
          </table:table-cell>
          <table:table-cell table:style-name="ce109" office:value-type="string">
            <text:p>Rohergebnis nach Gesamtkostenverfahren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6</text:p>
          </table:table-cell>
          <table:table-cell table:style-name="ce32" office:value-type="string">
            <text:p>6. Personalaufwand</text:p>
          </table:table-cell>
          <table:table-cell table:style-name="ce32" office:value-type="string">
            <text:p>Personalaufwand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BE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6</text:p>
          </table:table-cell>
          <table:table-cell table:style-name="ce109" office:value-type="string">
            <text:p>6. Personalaufwand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6-a</text:p>
          </table:table-cell>
          <table:table-cell table:style-name="ce32" office:value-type="string">
            <text:p>6. a) Löhne und Gehälter</text:p>
          </table:table-cell>
          <table:table-cell table:style-name="ce32" office:value-type="string">
            <text:p>Löhne und Gehälter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6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6-a</text:p>
          </table:table-cell>
          <table:table-cell table:style-name="ce109" office:value-type="string">
            <text:p>6. a) Löhne und Gehälter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6-b</text:p>
          </table:table-cell>
          <table:table-cell table:style-name="ce33" office:value-type="string">
            <text:p>6. b) soziale Abgaben und Altersversorgung</text:p>
          </table:table-cell>
          <table:table-cell table:style-name="ce41" office:value-type="string">
            <text:p>soziale Abgaben und Aufwendungen für Altersversorgung und für Unterstützung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6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6-b</text:p>
          </table:table-cell>
          <table:table-cell table:style-name="ce109" office:value-type="string">
            <text:p>6. b) soziale Abgaben und Altersversorgung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6-b-z1</text:p>
          </table:table-cell>
          <table:table-cell table:style-name="ce33" office:value-type="string">
            <text:p>6. b) – davon für Altersversorgung</text:p>
          </table:table-cell>
          <table:table-cell table:style-name="ce41" office:value-type="string">
            <text:p>davon für Altersversorgung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6-b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6-b-z1</text:p>
          </table:table-cell>
          <table:table-cell table:style-name="ce109" office:value-type="string">
            <text:p>6. b) – davon für Altersversorgung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6-b-z2</text:p>
          </table:table-cell>
          <table:table-cell table:style-name="ce33" office:value-type="string">
            <text:p>6. b) – davon restliche</text:p>
          </table:table-cell>
          <table:table-cell table:style-name="ce41" office:value-type="string">
            <text:p>davon restliche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6-b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6-b-z1</text:p>
          </table:table-cell>
          <table:table-cell table:style-name="ce109" office:value-type="string">
            <text:p>6. b) – davon für Altersversorgung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7</text:p>
          </table:table-cell>
          <table:table-cell table:style-name="ce32" office:value-type="string">
            <text:p>7. Abschreibungen</text:p>
          </table:table-cell>
          <table:table-cell table:style-name="ce32" office:value-type="string">
            <text:p>Abschreibung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BE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7</text:p>
          </table:table-cell>
          <table:table-cell table:style-name="ce109" office:value-type="string">
            <text:p>7. Abschreibungen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5">
          <table:table-cell table:style-name="ce25" office:value-type="string">
            <text:p>GV-7-a</text:p>
          </table:table-cell>
          <table:table-cell table:style-name="ce33" office:value-type="string">
            <text:p>7. a) auf immat. Anlagevermögen und Sachanlagen</text:p>
          </table:table-cell>
          <table:table-cell table:style-name="ce41" office:value-type="string">
            <text:p>auf immaterielle Vermögensgegenstände des Anlagevermögens und Sachanlag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7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7-a</text:p>
          </table:table-cell>
          <table:table-cell table:style-name="ce109" office:value-type="string">
            <text:p>7. a) auf immat. Anlagevermögen und Sachanlagen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5">
          <table:table-cell table:style-name="ce25" office:value-type="string">
            <text:p>GV-7-b</text:p>
          </table:table-cell>
          <table:table-cell table:style-name="ce33" office:value-type="string">
            <text:p>7. b) auf Vermögensgegenstände des Umlaufvermögens</text:p>
          </table:table-cell>
          <table:table-cell table:style-name="ce41" office:value-type="string">
            <text:p>auf Vermögensgegenstände des Umlaufvermögens, soweit diese die in der Kapitalgesellschaft üblichen Abschreibungen überschreit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7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7-b</text:p>
          </table:table-cell>
          <table:table-cell table:style-name="ce109" office:value-type="string">
            <text:p>7. b) auf Vermögensgegenstände des Umlaufvermögens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8</text:p>
          </table:table-cell>
          <table:table-cell table:style-name="ce32" office:value-type="string">
            <text:p>8. sonstige betriebliche Aufwendungen</text:p>
          </table:table-cell>
          <table:table-cell table:style-name="ce32" office:value-type="string">
            <text:p>sonstige betriebliche Aufwendung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BE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8</text:p>
          </table:table-cell>
          <table:table-cell table:style-name="ce109" office:value-type="string">
            <text:p>8. sonstige betriebliche Aufwendungen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BE</text:p>
          </table:table-cell>
          <table:table-cell table:number-columns-repeated="2" table:style-name="ce32" office:value-type="string">
            <text:p>Betriebsergebnis nach GuV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1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BE</text:p>
          </table:table-cell>
          <table:table-cell table:style-name="ce109" office:value-type="string">
            <text:p>Betriebsergebnis nach GuV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9</text:p>
          </table:table-cell>
          <table:table-cell table:style-name="ce32" office:value-type="string">
            <text:p>9. Erträge aus Beteiligungen</text:p>
          </table:table-cell>
          <table:table-cell table:style-name="ce32" office:value-type="string">
            <text:p>Erträge aus Beteiligungen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1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9</text:p>
          </table:table-cell>
          <table:table-cell table:style-name="ce109" office:value-type="string">
            <text:p>9. Erträge aus Beteiligungen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9-z1</text:p>
          </table:table-cell>
          <table:table-cell table:style-name="ce32" office:value-type="string">
            <text:p>9. - davon aus verbundenen Unternehmen</text:p>
          </table:table-cell>
          <table:table-cell table:style-name="ce32" office:value-type="string">
            <text:p>davon aus verbundenen Unternehmen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9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9-z1</text:p>
          </table:table-cell>
          <table:table-cell table:style-name="ce109" office:value-type="string">
            <text:p>9. - davon aus verbundenen Unternehmen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9-z2</text:p>
          </table:table-cell>
          <table:table-cell table:style-name="ce32" office:value-type="string">
            <text:p>9. - davon aus verbundenen Unternehmen</text:p>
          </table:table-cell>
          <table:table-cell table:style-name="ce32" office:value-type="string">
            <text:p>davon aus verbundenen Unternehmen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9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9-z1</text:p>
          </table:table-cell>
          <table:table-cell table:style-name="ce109" office:value-type="string">
            <text:p>9. - davon aus verbundenen Unternehmen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5">
          <table:table-cell table:style-name="ce25" office:value-type="string">
            <text:p>GV-10</text:p>
          </table:table-cell>
          <table:table-cell table:style-name="ce33" office:value-type="string">
            <text:p>10. Erträge aus Wertpapieren und Ausleihungen</text:p>
          </table:table-cell>
          <table:table-cell table:style-name="ce41" office:value-type="string">
            <text:p>Erträge aus anderen Wertpapieren und Ausleihungen des Finanzanlagevermögens,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1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10</text:p>
          </table:table-cell>
          <table:table-cell table:style-name="ce109" office:value-type="string">
            <text:p>10. Erträge aus Wertpapieren und Ausleihungen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10-z1</text:p>
          </table:table-cell>
          <table:table-cell table:style-name="ce32" office:value-type="string">
            <text:p>10. - davon aus verbundenen Unternehmen</text:p>
          </table:table-cell>
          <table:table-cell table:style-name="ce32" office:value-type="string">
            <text:p>davon aus verbundenen Unternehmen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10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10-z1</text:p>
          </table:table-cell>
          <table:table-cell table:style-name="ce109" office:value-type="string">
            <text:p>10. - davon aus verbundenen Unternehmen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10-z2</text:p>
          </table:table-cell>
          <table:table-cell table:style-name="ce32" office:value-type="string">
            <text:p>10. - davon restliche</text:p>
          </table:table-cell>
          <table:table-cell table:style-name="ce32" office:value-type="string">
            <text:p>davon restliche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10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10-z1</text:p>
          </table:table-cell>
          <table:table-cell table:style-name="ce109" office:value-type="string">
            <text:p>10. - davon aus verbundenen Unternehmen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11</text:p>
          </table:table-cell>
          <table:table-cell table:style-name="ce32" office:value-type="string">
            <text:p>11. sonstige Zinsen und ähnliche Erträge</text:p>
          </table:table-cell>
          <table:table-cell table:style-name="ce32" office:value-type="string">
            <text:p>sonstige Zinsen und ähnliche Erträge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1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11</text:p>
          </table:table-cell>
          <table:table-cell table:style-name="ce109" office:value-type="string">
            <text:p>11. sonstige Zinsen und ähnliche Erträge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11-z1</text:p>
          </table:table-cell>
          <table:table-cell table:style-name="ce32" office:value-type="string">
            <text:p>11. - davon aus verbundenen Unternehmen</text:p>
          </table:table-cell>
          <table:table-cell table:style-name="ce32" office:value-type="string">
            <text:p>davon aus verbundenen Unternehmen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11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11-z1</text:p>
          </table:table-cell>
          <table:table-cell table:style-name="ce109" office:value-type="string">
            <text:p>11. - davon aus verbundenen Unternehmen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11-z2</text:p>
          </table:table-cell>
          <table:table-cell table:style-name="ce32" office:value-type="string">
            <text:p>11. - davon restliche</text:p>
          </table:table-cell>
          <table:table-cell table:style-name="ce32" office:value-type="string">
            <text:p>davon restliche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11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11-z1</text:p>
          </table:table-cell>
          <table:table-cell table:style-name="ce109" office:value-type="string">
            <text:p>11. - davon aus verbundenen Unternehmen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5">
          <table:table-cell table:style-name="ce25" office:value-type="string">
            <text:p>GV-12</text:p>
          </table:table-cell>
          <table:table-cell table:style-name="ce33" office:value-type="string">
            <text:p>12. Abschreib. auf Finanzanlagen des Umlaufvermögens</text:p>
          </table:table-cell>
          <table:table-cell table:style-name="ce41" office:value-type="string">
            <text:p>Abschreibungen auf Finanzanlagen und auf Wertpapiere des Umlaufvermögens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1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12</text:p>
          </table:table-cell>
          <table:table-cell table:style-name="ce109" office:value-type="string">
            <text:p>12. Abschreib. auf Finanzanlagen des Umlaufvermögens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13</text:p>
          </table:table-cell>
          <table:table-cell table:style-name="ce32" office:value-type="string">
            <text:p>13. Zinsen und ähnliche Aufwendungen</text:p>
          </table:table-cell>
          <table:table-cell table:style-name="ce32" office:value-type="string">
            <text:p>Zinsen und ähnliche Aufwendung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1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13</text:p>
          </table:table-cell>
          <table:table-cell table:style-name="ce109" office:value-type="string">
            <text:p>13. Zinsen und ähnliche Aufwendungen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13-z1</text:p>
          </table:table-cell>
          <table:table-cell table:style-name="ce32" office:value-type="string">
            <text:p>13. - davon aus verbundenen Unternehmen</text:p>
          </table:table-cell>
          <table:table-cell table:style-name="ce32" office:value-type="string">
            <text:p>davon aus verbundenen Unternehm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13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13-z1</text:p>
          </table:table-cell>
          <table:table-cell table:style-name="ce109" office:value-type="string">
            <text:p>13. - davon aus verbundenen Unternehmen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13-z2</text:p>
          </table:table-cell>
          <table:table-cell table:style-name="ce32" office:value-type="string">
            <text:p>13. - davon restliche</text:p>
          </table:table-cell>
          <table:table-cell table:style-name="ce32" office:value-type="string">
            <text:p>davon restliche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13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13-z1</text:p>
          </table:table-cell>
          <table:table-cell table:style-name="ce109" office:value-type="string">
            <text:p>13. - davon aus verbundenen Unternehmen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14</text:p>
          </table:table-cell>
          <table:table-cell table:style-name="ce32" office:value-type="string">
            <text:p>14. Ergebnis der gewöhnlichen Geschäftstätigkeit</text:p>
          </table:table-cell>
          <table:table-cell table:style-name="ce32" office:value-type="string">
            <text:p>Ergebnis der gewöhnlichen Geschäftstätigkeit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17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14</text:p>
          </table:table-cell>
          <table:table-cell table:style-name="ce109" office:value-type="string">
            <text:p>14. Ergebnis der gewöhnlichen Geschäftstätigkeit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15</text:p>
          </table:table-cell>
          <table:table-cell table:style-name="ce32" office:value-type="string">
            <text:p>15. außerordentliche Erträge</text:p>
          </table:table-cell>
          <table:table-cell table:style-name="ce32" office:value-type="string">
            <text:p>außerordentliche Erträge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17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15</text:p>
          </table:table-cell>
          <table:table-cell table:style-name="ce109" office:value-type="string">
            <text:p>15. außerordentliche Erträge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16</text:p>
          </table:table-cell>
          <table:table-cell table:style-name="ce32" office:value-type="string">
            <text:p>16. außerordentliche Aufwendungen</text:p>
          </table:table-cell>
          <table:table-cell table:style-name="ce32" office:value-type="string">
            <text:p>außerordentliche Aufwendung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17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16</text:p>
          </table:table-cell>
          <table:table-cell table:style-name="ce109" office:value-type="string">
            <text:p>16. außerordentliche Aufwendungen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17</text:p>
          </table:table-cell>
          <table:table-cell table:style-name="ce32" office:value-type="string">
            <text:p>17. außerordentliches Ergebnis</text:p>
          </table:table-cell>
          <table:table-cell table:style-name="ce32" office:value-type="string">
            <text:p>außerordentliches Ergebnis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20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17</text:p>
          </table:table-cell>
          <table:table-cell table:style-name="ce109" office:value-type="string">
            <text:p>17. außerordentliches Ergebnis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18</text:p>
          </table:table-cell>
          <table:table-cell table:style-name="ce32" office:value-type="string">
            <text:p>18. Steuern vom Einkommen und vom Ertrag</text:p>
          </table:table-cell>
          <table:table-cell table:style-name="ce32" office:value-type="string">
            <text:p>Steuern vom Einkommen und vom Ertrag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20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18</text:p>
          </table:table-cell>
          <table:table-cell table:style-name="ce109" office:value-type="string">
            <text:p>18. Steuern vom Einkommen und vom Ertrag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19</text:p>
          </table:table-cell>
          <table:table-cell table:style-name="ce32" office:value-type="string">
            <text:p>19. sonstige Steuern</text:p>
          </table:table-cell>
          <table:table-cell table:style-name="ce32" office:value-type="string">
            <text:p>sonstige Steuer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GV-20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19</text:p>
          </table:table-cell>
          <table:table-cell table:style-name="ce109" office:value-type="string">
            <text:p>19. sonstige Steuern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5" office:value-type="string">
            <text:p>GV-20</text:p>
          </table:table-cell>
          <table:table-cell table:style-name="ce32" office:value-type="string">
            <text:p>20. Jahresüberschuß/Jahresfehlbetrag</text:p>
          </table:table-cell>
          <table:table-cell table:style-name="ce32" office:value-type="string">
            <text:p>Jahresüberschuß/Jahresfehlbetrag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Yes</text:p>
          </table:table-cell>
          <table:table-cell table:style-name="ce58"/>
          <table:table-cell table:style-name="ce63" office:value-type="string">
            <text:p>PA-V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5" office:value-type="string">
            <text:p>GV-20</text:p>
          </table:table-cell>
          <table:table-cell table:style-name="ce109" office:value-type="string">
            <text:p>20. Jahresüberschuß/Jahresfehlbetrag</text:p>
          </table:table-cell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6">
          <table:table-cell table:style-name="ce26" office:value-type="float" office:value="240">
            <text:p>0240</text:p>
          </table:table-cell>
          <table:table-cell table:style-name="ce32" office:value-type="string">
            <text:p>Geschäftsbauten u. Grundstücke</text:p>
          </table:table-cell>
          <table:table-cell table:style-name="ce42" office:value-type="string">
            <text:p>Geschäftsbauten</text:p>
          </table:table-cell>
          <table:table-cell table:style-name="ce50" office:value-type="string">
            <text:p>Asset</text:p>
          </table:table-cell>
          <table:table-cell table:style-name="ce50" table:number-columns-repeated="2"/>
          <table:table-cell table:style-name="ce50" office:value-type="string">
            <text:p>No</text:p>
          </table:table-cell>
          <table:table-cell table:style-name="ce58"/>
          <table:table-cell table:style-name="ce64" office:value-type="string">
            <text:p>AA-II-1</text:p>
          </table:table-cell>
          <table:table-cell table:style-name="ce93"/>
          <table:table-cell table:style-name="ce98"/>
          <table:table-cell table:style-name="ce101" table:number-columns-repeated="2"/>
          <table:table-cell table:style-name="ce106"/>
          <table:table-cell table:style-name="ce110"/>
          <table:table-cell table:style-name="ce50" table:number-columns-repeated="3"/>
          <table:table-cell table:style-name="ce50" office:value-type="string">
            <text:p><text:s/></text:p>
          </table:table-cell>
          <table:table-cell table:style-name="ce114" office:value-type="string">
            <text:p>KO</text:p>
          </table:table-cell>
          <table:table-cell table:style-name="ce118" office:value-type="string">
            <text:p><text:span text:style-name="T1">A</text:span>ktiv – Anlage</text:p>
          </table:table-cell>
          <table:table-cell table:style-name="ce50" office:value-type="string">
            <text:p>Werte Bauten u. Grundstücke alle + Mehrwertkonten Richter, HJ Bayen</text:p>
          </table:table-cell>
          <table:table-cell table:style-name="ce124" office:value-type="string">
            <text:p>1 bis 16</text:p>
          </table:table-cell>
          <table:table-cell table:style-name="ce50" table:number-columns-repeated="233"/>
          <table:table-cell table:style-name="ce127" table:number-columns-repeated="767"/>
          <table:table-cell table:style-name="ce129"/>
        </table:table-row>
        <table:table-row table:style-name="ro7">
          <table:table-cell table:style-name="ce26" office:value-type="float" office:value="440">
            <text:p>0440</text:p>
          </table:table-cell>
          <table:table-cell table:style-name="ce32" office:value-type="string">
            <text:p>Maschinen (Stapler)</text:p>
          </table:table-cell>
          <table:table-cell table:style-name="ce34" office:value-type="string">
            <text:p>Maschin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A-II-2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9" office:value-type="string">
            <text:p><text:span text:style-name="T1">A</text:span>ktiv – Anlage</text:p>
          </table:table-cell>
          <table:table-cell table:style-name="ce49" office:value-type="string">
            <text:p>z.B. Stapler</text:p>
          </table:table-cell>
          <table:table-cell table:style-name="ce123" office:value-type="float" office:value="200">
            <text:p>20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520">
            <text:p>0520</text:p>
          </table:table-cell>
          <table:table-cell table:style-name="ce32" office:value-type="string">
            <text:p>Pkw</text:p>
          </table:table-cell>
          <table:table-cell table:style-name="ce34" office:value-type="string">
            <text:p>Pkw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A-II-2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4"/>
          <table:table-cell table:style-name="ce115" office:value-type="string">
            <text:p>KO</text:p>
          </table:table-cell>
          <table:table-cell table:style-name="ce119" office:value-type="string">
            <text:p><text:span text:style-name="T1">A</text:span>ktiv – Anlage</text:p>
          </table:table-cell>
          <table:table-cell table:style-name="ce49" office:value-type="string">
            <text:p>Werte PKW und LKW waren vorher zusammen auf einem Konto gebucht</text:p>
          </table:table-cell>
          <table:table-cell table:style-name="ce123" office:value-type="float" office:value="220">
            <text:p>22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540">
            <text:p>0540</text:p>
          </table:table-cell>
          <table:table-cell table:style-name="ce32" office:value-type="string">
            <text:p>Lkw</text:p>
          </table:table-cell>
          <table:table-cell table:style-name="ce34" office:value-type="string">
            <text:p>Lkw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A-II-2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4"/>
          <table:table-cell table:style-name="ce115" office:value-type="string">
            <text:p>KO</text:p>
          </table:table-cell>
          <table:table-cell table:style-name="ce119" office:value-type="string">
            <text:p><text:span text:style-name="T1">A</text:span>ktiv – Anlage</text:p>
          </table:table-cell>
          <table:table-cell table:style-name="ce49" office:value-type="string">
            <text:p>Werte PKW und LKW waren vorher zusammen auf einem Konto gebucht</text:p>
          </table:table-cell>
          <table:table-cell table:style-name="ce123" office:value-type="float" office:value="220">
            <text:p>22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30">
            <text:p>0630</text:p>
          </table:table-cell>
          <table:table-cell table:style-name="ce32" office:value-type="string">
            <text:p>Betriebsausstattung</text:p>
          </table:table-cell>
          <table:table-cell table:style-name="ce43" office:value-type="string">
            <text:p>Betriebsausstattung 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A-II-3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4"/>
          <table:table-cell table:style-name="ce115" office:value-type="string">
            <text:p>KO</text:p>
          </table:table-cell>
          <table:table-cell table:style-name="ce119" office:value-type="string">
            <text:p><text:span text:style-name="T1">A</text:span>ktiv – Anlage</text:p>
          </table:table-cell>
          <table:table-cell table:style-name="ce49" office:value-type="string">
            <text:p>Ausstattung BL über 410,00 € nicht Büro</text:p>
          </table:table-cell>
          <table:table-cell table:style-name="ce123" office:value-type="string">
            <text:p>302, 304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40">
            <text:p>0640</text:p>
          </table:table-cell>
          <table:table-cell table:number-columns-repeated="2" table:style-name="ce34" office:value-type="string">
            <text:p>Ladeneinrichtung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A-II-3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4"/>
          <table:table-cell table:style-name="ce115" office:value-type="string">
            <text:p>KO</text:p>
          </table:table-cell>
          <table:table-cell table:style-name="ce119" office:value-type="string">
            <text:p><text:span text:style-name="T1">A</text:span>ktiv – Anlage</text:p>
          </table:table-cell>
          <table:table-cell table:style-name="ce49" office:value-type="string">
            <text:p>Ausstattung über 410,00 € NICHT BL (z.B. Hülser u. König)</text:p>
          </table:table-cell>
          <table:table-cell table:style-name="ce123" office:value-type="string">
            <text:p>310, 32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50">
            <text:p>0650</text:p>
          </table:table-cell>
          <table:table-cell table:style-name="ce32" office:value-type="string">
            <text:p>Büroeinrichtung, Maschinen (über 410,00 €)</text:p>
          </table:table-cell>
          <table:table-cell table:style-name="ce34" office:value-type="string">
            <text:p>Büroeinrichtung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A-II-3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4"/>
          <table:table-cell table:style-name="ce115" office:value-type="string">
            <text:p>ggf. KO</text:p>
          </table:table-cell>
          <table:table-cell table:style-name="ce119" office:value-type="string">
            <text:p><text:span text:style-name="T1">A</text:span>ktiv – Anlage</text:p>
          </table:table-cell>
          <table:table-cell table:style-name="ce49" office:value-type="string">
            <text:p>Einrichtungen u. Maschinen Büro BL über 410,00 €</text:p>
          </table:table-cell>
          <table:table-cell table:style-name="ce123" office:value-type="string">
            <text:p>300, 301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70">
            <text:p>0670</text:p>
          </table:table-cell>
          <table:table-cell table:style-name="ce32" office:value-type="string">
            <text:p>GWG (bis 410,00 €)</text:p>
          </table:table-cell>
          <table:table-cell office:value-type="string">
            <text:p>Geringwertige Wirtschaftsgüter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A-II-3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4"/>
          <table:table-cell table:style-name="ce115" office:value-type="string">
            <text:p>KO</text:p>
          </table:table-cell>
          <table:table-cell table:style-name="ce119" office:value-type="string">
            <text:p><text:span text:style-name="T1">A</text:span>ktiv – Anlage</text:p>
          </table:table-cell>
          <table:table-cell table:style-name="ce32" office:value-type="string">
            <text:p>Einrichtung, Maschinen für BL und andere Grund. + Leihmaterial + MW HJ Bayen </text:p>
          </table:table-cell>
          <table:table-cell table:style-name="ce123" office:value-type="string">
            <text:p>231, 232, 303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80">
            <text:p>0680</text:p>
          </table:table-cell>
          <table:table-cell table:number-columns-repeated="2" table:style-name="ce34" office:value-type="string">
            <text:p>Einbauten in fremde Grundstücke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A-II-3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4"/>
          <table:table-cell table:style-name="ce115" office:value-type="string">
            <text:p>Objekt</text:p>
          </table:table-cell>
          <table:table-cell table:style-name="ce119" office:value-type="string">
            <text:p><text:span text:style-name="T1">A</text:span>ktiv – Anlage</text:p>
          </table:table-cell>
          <table:table-cell table:style-name="ce49" office:value-type="string">
            <text:p>Einbauten in fremde Gast. (z.B. Theke, Inventar, Geräte) über 410,00 €</text:p>
          </table:table-cell>
          <table:table-cell table:style-name="ce123" office:value-type="string">
            <text:p>343 bis 399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90">
            <text:p>0690</text:p>
          </table:table-cell>
          <table:table-cell table:number-columns-repeated="2" table:style-name="ce34" office:value-type="string">
            <text:p>Sonstige Betriebs- und Geschäftsausstattung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A-II-3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9" office:value-type="string">
            <text:p><text:span text:style-name="T1">A</text:span>ktiv – Anlage</text:p>
          </table:table-cell>
          <table:table-cell table:style-name="ce49" office:value-type="string">
            <text:p><text:s/>– Leihmaterial über 410,00 € <text:s/>(beweglich ohne Festeinbau / Vertrag)</text:p>
          </table:table-cell>
          <table:table-cell table:style-name="ce123" office:value-type="float" office:value="230">
            <text:p>23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860">
            <text:p>0860</text:p>
          </table:table-cell>
          <table:table-cell table:number-columns-repeated="2" table:style-name="ce34" office:value-type="string">
            <text:p>Beteiligungen an Personengesellschaft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A-III-3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9" office:value-type="string">
            <text:p><text:span text:style-name="T1">A</text:span>ktiv – Anlage</text:p>
          </table:table-cell>
          <table:table-cell table:style-name="ce49" office:value-type="string">
            <text:p><text:s/>– GEVA</text:p>
          </table:table-cell>
          <table:table-cell table:style-name="ce123" office:value-type="string">
            <text:p>1160, 1161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900">
            <text:p>0900</text:p>
          </table:table-cell>
          <table:table-cell table:style-name="ce32" office:value-type="string">
            <text:p>Wertpapiere des Anlagevermögens</text:p>
          </table:table-cell>
          <table:table-cell table:style-name="ce34" office:value-type="string">
            <text:p>Wertpapiere des Anlagevermögens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A-III-5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9" office:value-type="string">
            <text:p><text:span text:style-name="T1">A</text:span>ktiv – Anlage</text:p>
          </table:table-cell>
          <table:table-cell table:style-name="ce49" office:value-type="string">
            <text:p>Hier ist auch der Wertpapieren-Mehrwert Richter und HJ Bayen verbucht worden, da diese Konten im Zuge des Abschlußes 2012 eh auf das Wertpapierkonto durch Herrn August verteilt werden.</text:p>
          </table:table-cell>
          <table:table-cell table:style-name="ce123" office:value-type="string">
            <text:p>1200, 1201, 1202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1000">
            <text:p>1000</text:p>
          </table:table-cell>
          <table:table-cell table:number-columns-repeated="2" table:style-name="ce32" office:value-type="string">
            <text:p>* Roh-- Hilfs- und Betriebsstoffe (Bestand)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_ASSET_ACCT</text:p>
          </table:table-cell>
          <table:table-cell table:style-name="ce65" office:value-type="string">
            <text:p>U-VER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1040">
            <text:p>1040</text:p>
          </table:table-cell>
          <table:table-cell table:style-name="ce32" office:value-type="string">
            <text:p>* Unfertige Erzeugnisse/unfertige Leistungen</text:p>
          </table:table-cell>
          <table:table-cell table:style-name="ce32" office:value-type="string">
            <text:p>* Unfertige Erzeugnisse/unfertige Leistungen (Bestand)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NOTINVOICEDRECEIVABLES_ACCT</text:p>
          </table:table-cell>
          <table:table-cell table:style-name="ce65" office:value-type="string">
            <text:p>U-VER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1080">
            <text:p>1080</text:p>
          </table:table-cell>
          <table:table-cell table:number-columns-repeated="2" table:style-name="ce32" office:value-type="string">
            <text:p>* Unfertige Leistungen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J_WIP_ACCT</text:p>
          </table:table-cell>
          <table:table-cell table:style-name="ce65" office:value-type="string">
            <text:p>U-VER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1110">
            <text:p>1110</text:p>
          </table:table-cell>
          <table:table-cell table:number-columns-repeated="2" table:style-name="ce32" office:value-type="string">
            <text:p>* Fertige Erzeugnisse (Bestand)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J_ASSET_ACCT</text:p>
          </table:table-cell>
          <table:table-cell table:style-name="ce65" office:value-type="string">
            <text:p>U-VER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1140">
            <text:p>1140</text:p>
          </table:table-cell>
          <table:table-cell table:number-columns-repeated="2" table:style-name="ce32" office:value-type="string">
            <text:p>Waren (Bestand)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W_INVENTORY_ACCT</text:p>
          </table:table-cell>
          <table:table-cell table:style-name="ce66" office:value-type="string">
            <text:p>AB-I-3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 office:value-type="float" office:value="3099">
            <text:p>3099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1141">
            <text:p>1141</text:p>
          </table:table-cell>
          <table:table-cell table:number-columns-repeated="2" table:style-name="ce32" office:value-type="string">
            <text:p>* Lager Bestandswert Korrektur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W_INVACTUALADJUST_ACCT</text:p>
          </table:table-cell>
          <table:table-cell table:style-name="ce65" office:value-type="string">
            <text:p>U-VER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1142">
            <text:p>1142</text:p>
          </table:table-cell>
          <table:table-cell table:number-columns-repeated="2" table:style-name="ce32" office:value-type="string">
            <text:p>* Lager Differenzkorrektur Gewinn / Verlust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W_DIFFERENCES_ACCT</text:p>
          </table:table-cell>
          <table:table-cell table:style-name="ce65" office:value-type="string">
            <text:p>U-AUF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1143">
            <text:p>1143</text:p>
          </table:table-cell>
          <table:table-cell table:number-columns-repeated="2" table:style-name="ce32" office:value-type="string">
            <text:p>* Lager Differenzkorrektur Marktwert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W_REVALUATION_ACCT</text:p>
          </table:table-cell>
          <table:table-cell table:style-name="ce65" office:value-type="string">
            <text:p>U-AUF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1144">
            <text:p>1144</text:p>
          </table:table-cell>
          <table:table-cell table:number-columns-repeated="2" table:style-name="ce32" office:value-type="string">
            <text:p>* Lager Bestand Zwischenkonto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_INVENTORYCLEARING_ACCT</text:p>
          </table:table-cell>
          <table:table-cell table:style-name="ce65" office:value-type="string">
            <text:p>U-VER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1180">
            <text:p>1180</text:p>
          </table:table-cell>
          <table:table-cell table:number-columns-repeated="2" table:style-name="ce32" office:value-type="string">
            <text:p>* Geleistete Anzahlungen auf Vorräte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V_PREPAYMENT_ACCT</text:p>
          </table:table-cell>
          <table:table-cell table:style-name="ce65" office:value-type="string">
            <text:p>U-VER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1200">
            <text:p>1200</text:p>
          </table:table-cell>
          <table:table-cell table:style-name="ce34" office:value-type="string">
            <text:p>Forderungen aus Lieferung u.Leistung</text:p>
          </table:table-cell>
          <table:table-cell table:style-name="ce34" office:value-type="string">
            <text:p>Forderungen aus Lieferungen und Leistungen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C_RECEIVABLE_ACCT</text:p>
          </table:table-cell>
          <table:table-cell table:style-name="ce66" office:value-type="string">
            <text:p>AB-II-1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 office:value-type="float" office:value="1000">
            <text:p>100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1206">
            <text:p>1206</text:p>
          </table:table-cell>
          <table:table-cell table:style-name="ce32" office:value-type="string">
            <text:p>* Forderungen aus Dienstleistungen</text:p>
          </table:table-cell>
          <table:table-cell table:style-name="ce34" office:value-type="string">
            <text:p>Forderungen aus Lieferungen und Leistungen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C_RECEIVABLE_SERVICES_ACCT</text:p>
          </table:table-cell>
          <table:table-cell table:style-name="ce65" office:value-type="string">
            <text:p>U-VER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1240">
            <text:p>1240</text:p>
          </table:table-cell>
          <table:table-cell table:style-name="ce32" office:value-type="string">
            <text:p>Forderungen zweifelhaft</text:p>
          </table:table-cell>
          <table:table-cell office:value-type="string">
            <text:p>Zweifelhafte Forderung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6" office:value-type="string">
            <text:p>AB-II-1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34" office:value-type="string">
            <text:p>Einzelwertberichtigungen auf Forderungen</text:p>
          </table:table-cell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1246">
            <text:p>1246</text:p>
          </table:table-cell>
          <table:table-cell table:style-name="ce32" office:value-type="string">
            <text:p>WB-Einzel Forderungen bis 1 Jahr</text:p>
          </table:table-cell>
          <table:table-cell table:style-name="ce34" office:value-type="string">
            <text:p>Einzelwertberichtigungen auf Forderungen mit einer Restlaufzeit bis zu 1 Jahr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6" office:value-type="string">
            <text:p>AB-II-1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1248">
            <text:p>1248</text:p>
          </table:table-cell>
          <table:table-cell table:style-name="ce32" office:value-type="string">
            <text:p>WB-Pauschal Forderungen bis 1 Jahr</text:p>
          </table:table-cell>
          <table:table-cell table:style-name="ce34" office:value-type="string">
            <text:p>Pauschalwertberichtigung auf Forderung mit einer Restlaufzeit bis zu 1 Jahr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6" office:value-type="string">
            <text:p>AB-II-1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1250">
            <text:p>1250</text:p>
          </table:table-cell>
          <table:table-cell table:style-name="ce32" office:value-type="string">
            <text:p>WB-Einzel Waren-Forderungen</text:p>
          </table:table-cell>
          <table:table-cell table:style-name="ce34" office:value-type="string">
            <text:p>Wertberichtigungen auf Forderung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6" office:value-type="string">
            <text:p>AB-II-1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 office:value-type="float" office:value="900">
            <text:p>90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1251">
            <text:p>1251</text:p>
          </table:table-cell>
          <table:table-cell table:style-name="ce32" office:value-type="string">
            <text:p>WB-Einzel Darlehen-Forderungen</text:p>
          </table:table-cell>
          <table:table-cell table:style-name="ce34" office:value-type="string">
            <text:p>Wertberichtigungen auf Forderung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6" office:value-type="string">
            <text:p>AB-II-1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 office:value-type="float" office:value="903">
            <text:p>903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1260">
            <text:p>1260</text:p>
          </table:table-cell>
          <table:table-cell table:style-name="ce32" office:value-type="string">
            <text:p>* Forderungen gegen verbundene Unternehm.</text:p>
          </table:table-cell>
          <table:table-cell table:style-name="ce34" office:value-type="string">
            <text:p>Forderungen gegen verbundene Unternehmen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INTERCOMPANYDUEFROM_ACCT</text:p>
          </table:table-cell>
          <table:table-cell table:style-name="ce65" office:value-type="string">
            <text:p>U-VER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1300">
            <text:p>1300</text:p>
          </table:table-cell>
          <table:table-cell table:style-name="ce32" office:value-type="string">
            <text:p>Forderungen sonstige</text:p>
          </table:table-cell>
          <table:table-cell table:style-name="ce32" office:value-type="string">
            <text:p>Sonstige Forderungen / Vermögensgegenstände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B-II-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 office:value-type="float" office:value="1100">
            <text:p>110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1302">
            <text:p>1302</text:p>
          </table:table-cell>
          <table:table-cell table:style-name="ce32" office:value-type="string">
            <text:p>Forderungen Mietrückstände</text:p>
          </table:table-cell>
          <table:table-cell table:style-name="ce32" office:value-type="string">
            <text:p>Sonstige Forderungen – Forderungen Mietrückstände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B-II-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1303">
            <text:p>1303</text:p>
          </table:table-cell>
          <table:table-cell table:style-name="ce32" office:value-type="string">
            <text:p>Boni-Guthaben Lieferanten</text:p>
          </table:table-cell>
          <table:table-cell table:style-name="ce32" office:value-type="string">
            <text:p>Sonstige Forderungen – Boni-Guthaben Lieferant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B-II-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1360">
            <text:p>1360</text:p>
          </table:table-cell>
          <table:table-cell table:style-name="ce32" office:value-type="string">
            <text:p>Forderungen aus Darlehen an Kunden</text:p>
          </table:table-cell>
          <table:table-cell table:style-name="ce32" office:value-type="string">
            <text:p>Darlehen – Forderungskonto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B-II-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 office:value-type="float" office:value="1001">
            <text:p>1001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1370">
            <text:p>1370</text:p>
          </table:table-cell>
          <table:table-cell table:style-name="ce32" office:value-type="string">
            <text:p>Aufgeld Sammelkonto – Forderungen</text:p>
          </table:table-cell>
          <table:table-cell table:style-name="ce34" office:value-type="string">
            <text:p>Durchlaufende Posten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54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B-II-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 office:value-type="float" office:value="1999">
            <text:p>1999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1400">
            <text:p>1400</text:p>
          </table:table-cell>
          <table:table-cell table:style-name="ce32" office:value-type="string">
            <text:p>*** Vorsteuer abziehbar</text:p>
          </table:table-cell>
          <table:table-cell table:style-name="ce34" office:value-type="string">
            <text:p>Abziehbare Vorsteuer / Tax to be re-imbursed - before tax declaration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T_CREDIT_ACCT</text:p>
          </table:table-cell>
          <table:table-cell table:style-name="ce65" office:value-type="string">
            <text:p>AB-II-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1401">
            <text:p>1401</text:p>
          </table:table-cell>
          <table:table-cell table:style-name="ce32" office:value-type="string">
            <text:p>Vorsteuer 7%</text:p>
          </table:table-cell>
          <table:table-cell table:style-name="ce32" office:value-type="string">
            <text:p>Abziehbare Vorsteuer 7%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B-II-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 office:value-type="float" office:value="1921">
            <text:p>1921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1402">
            <text:p>1402</text:p>
          </table:table-cell>
          <table:table-cell table:style-name="ce32" office:value-type="string">
            <text:p>Vorsteuer innerg. Erwerb</text:p>
          </table:table-cell>
          <table:table-cell table:style-name="ce32" office:value-type="string">
            <text:p>Abziehbare Vorsteuer innergemeinsch. Erwerb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B-II-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1403">
            <text:p>1403</text:p>
          </table:table-cell>
          <table:table-cell table:style-name="ce32" office:value-type="string">
            <text:p>Vorsteuer 19% nicht autom.</text:p>
          </table:table-cell>
          <table:table-cell table:style-name="ce32" office:value-type="string">
            <text:p>Abziehbare Vorsteuer 19% nicht automatisch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B-II-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 office:value-type="float" office:value="1924">
            <text:p>1924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1405">
            <text:p>1405</text:p>
          </table:table-cell>
          <table:table-cell table:style-name="ce32" office:value-type="string">
            <text:p>Vorsteuer 16%</text:p>
          </table:table-cell>
          <table:table-cell table:style-name="ce32" office:value-type="string">
            <text:p>Abziehbare Vorsteuer 16%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B-II-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1406">
            <text:p>1406</text:p>
          </table:table-cell>
          <table:table-cell table:style-name="ce32" office:value-type="string">
            <text:p>Vorsteuer 19%</text:p>
          </table:table-cell>
          <table:table-cell table:style-name="ce32" office:value-type="string">
            <text:p>Abziehbare Vorsteuer 19%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B-II-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 office:value-type="string">
            <text:p>1922, 1927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1422">
            <text:p>1422</text:p>
          </table:table-cell>
          <table:table-cell table:number-columns-repeated="2" table:style-name="ce32" office:value-type="string">
            <text:p>Umsatzsteuer Forderungen aus Vorjahr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B-II-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 office:value-type="float" office:value="1930">
            <text:p>193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1435">
            <text:p>1435</text:p>
          </table:table-cell>
          <table:table-cell table:style-name="ce32" office:value-type="string">
            <text:p>Gewerbesteuer Überzahlung – Forderung</text:p>
          </table:table-cell>
          <table:table-cell table:style-name="ce32" office:value-type="string">
            <text:p>Forderungen aus Gewerbesteuer-Überzahlungen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B-II-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 office:value-type="float" office:value="1106">
            <text:p>1106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1600">
            <text:p>1600</text:p>
          </table:table-cell>
          <table:table-cell table:style-name="ce32" office:value-type="string">
            <text:p>Kasse </text:p>
          </table:table-cell>
          <table:table-cell table:style-name="ce34" office:value-type="string">
            <text:p>Kasse / Petty Cash Account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CB_ASSET_ACCT</text:p>
          </table:table-cell>
          <table:table-cell table:style-name="ce65" office:value-type="string">
            <text:p>AB-IV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 office:value-type="float" office:value="1500">
            <text:p>150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1800">
            <text:p>1800</text:p>
          </table:table-cell>
          <table:table-cell table:style-name="ce32" office:value-type="string">
            <text:p>*** Bank</text:p>
          </table:table-cell>
          <table:table-cell table:style-name="ce32" office:value-type="string">
            <text:p>Bank 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B_ASSET_ACCT</text:p>
          </table:table-cell>
          <table:table-cell table:style-name="ce65" office:value-type="string">
            <text:p>U-VER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 office:value-type="string">
            <text:p>– wird nicht bebucht, konkrete Banken unter 1810, 1820, etc.</text:p>
          </table:table-cell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1801">
            <text:p>1801</text:p>
          </table:table-cell>
          <table:table-cell table:style-name="ce32" office:value-type="string">
            <text:p>Bankbewegungen noch nicht abgeglichen</text:p>
          </table:table-cell>
          <table:table-cell table:style-name="ce34" office:value-type="string">
            <text:p>Bank transactions in transit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B_INTRANSIT_ACCT</text:p>
          </table:table-cell>
          <table:table-cell table:style-name="ce65" office:value-type="string">
            <text:p>U-VER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1802">
            <text:p>1802</text:p>
          </table:table-cell>
          <table:table-cell table:style-name="ce32" office:value-type="string">
            <text:p>* nicht identifizierte Bankzahlungen</text:p>
          </table:table-cell>
          <table:table-cell table:style-name="ce34" office:value-type="string">
            <text:p>Receipts from unidentified customer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B_UNIDENTIFIED_ACCT</text:p>
          </table:table-cell>
          <table:table-cell table:style-name="ce65" office:value-type="string">
            <text:p>U-VER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1803">
            <text:p>1803</text:p>
          </table:table-cell>
          <table:table-cell table:style-name="ce32" office:value-type="string">
            <text:p>nicht zugeordnete Eingangszahlungen Bank</text:p>
          </table:table-cell>
          <table:table-cell table:style-name="ce34" office:value-type="string">
            <text:p>Received unallocated payments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B_UNALLOCATEDCASH_ACCT</text:p>
          </table:table-cell>
          <table:table-cell table:style-name="ce65" office:value-type="string">
            <text:p>U-VER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1804">
            <text:p>1804</text:p>
          </table:table-cell>
          <table:table-cell table:style-name="ce32" office:value-type="string">
            <text:p>nicht zugeordnete Ausgangszahlung Bank</text:p>
          </table:table-cell>
          <table:table-cell table:style-name="ce34" office:value-type="string">
            <text:p>Selected invoices for payment </text:p>
          </table:table-cell>
          <table:table-cell table:style-name="ce49" office:value-type="string">
            <text:p>Liability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B_PAYMENTSELECT_ACCT</text:p>
          </table:table-cell>
          <table:table-cell table:style-name="ce65" office:value-type="string">
            <text:p>U-FK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1805">
            <text:p>1805</text:p>
          </table:table-cell>
          <table:table-cell table:style-name="ce32" office:value-type="string">
            <text:p>* Geldtransit</text:p>
          </table:table-cell>
          <table:table-cell table:style-name="ce34" office:value-type="string">
            <text:p>Petty Cash Transfer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CB_CASHTRANSFER_ACCT</text:p>
          </table:table-cell>
          <table:table-cell table:style-name="ce65" office:value-type="string">
            <text:p>U-VER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1806">
            <text:p>1806</text:p>
          </table:table-cell>
          <table:table-cell table:number-columns-repeated="2" table:style-name="ce32" office:value-type="string">
            <text:p>Umbuchungen Storno etc.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B-IV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 office:value-type="float" office:value="1800">
            <text:p>180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1900">
            <text:p>1900</text:p>
          </table:table-cell>
          <table:table-cell table:number-columns-repeated="2" table:style-name="ce32" office:value-type="string">
            <text:p>Aktive Rechnungsabgrenzung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AC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<text:span text:style-name="T1">A</text:span>ktiv – Umlauf</text:p>
          </table:table-cell>
          <table:table-cell table:style-name="ce49"/>
          <table:table-cell table:style-name="ce123" office:value-type="float" office:value="930">
            <text:p>93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9">
          <table:table-cell table:style-name="ce26" office:value-type="float" office:value="2000">
            <text:p>2000</text:p>
          </table:table-cell>
          <table:table-cell table:number-columns-repeated="2" table:style-name="ce32" office:value-type="string">
            <text:p>Festkapital Vollhafter</text:p>
          </table:table-cell>
          <table:table-cell table:style-name="ce49" office:value-type="string">
            <text:p>Owner's Equity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PA-I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20" office:value-type="string">
            <text:p><text:span text:style-name="T1">P</text:span><text:span text:style-name="T2">assiv</text:span> – Eigen K.</text:p>
          </table:table-cell>
          <table:table-cell table:style-name="ce49"/>
          <table:table-cell table:style-name="ce123" office:value-type="float" office:value="800">
            <text:p>80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2970">
            <text:p>2970</text:p>
          </table:table-cell>
          <table:table-cell table:style-name="ce32" office:value-type="string">
            <text:p>* Gewinnvortrag vor Verwendung</text:p>
          </table:table-cell>
          <table:table-cell table:style-name="ce34" office:value-type="string">
            <text:p>Year end processing to balance account (Retained Earnings)</text:p>
          </table:table-cell>
          <table:table-cell table:style-name="ce49" office:value-type="string">
            <text:p>Liability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INCOMESUMMARY_ACCT</text:p>
          </table:table-cell>
          <table:table-cell table:style-name="ce65" office:value-type="string">
            <text:p>U-FK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20" office:value-type="string">
            <text:p><text:span text:style-name="T1">P</text:span><text:span text:style-name="T2">assiv</text:span> – Eigen K.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3030">
            <text:p>3030</text:p>
          </table:table-cell>
          <table:table-cell table:style-name="ce32" office:value-type="string">
            <text:p>Rückstellung Gewerbesteuer</text:p>
          </table:table-cell>
          <table:table-cell table:style-name="ce32" office:value-type="string">
            <text:p>Gewerbesteuerrückstellung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9"/>
          <table:table-cell table:style-name="ce65" office:value-type="string">
            <text:p>PB-2</text:p>
          </table:table-cell>
          <table:table-cell table:style-name="ce94"/>
          <table:table-cell table:style-name="ce99"/>
          <table:table-cell table:style-name="ce102" table:number-columns-repeated="2"/>
          <table:table-cell table:style-name="ce107"/>
          <table:table-cell table:style-name="ce109"/>
          <table:table-cell table:style-name="ce112" table:number-columns-repeated="5"/>
          <table:table-cell table:style-name="ce120" office:value-type="string">
            <text:p><text:span text:style-name="T1">P</text:span>assiv – Fremd K.</text:p>
          </table:table-cell>
          <table:table-cell table:style-name="ce49"/>
          <table:table-cell table:style-name="ce123" office:value-type="float" office:value="920">
            <text:p>92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3072">
            <text:p>3072</text:p>
          </table:table-cell>
          <table:table-cell table:number-columns-repeated="2" table:style-name="ce32" office:value-type="string">
            <text:p>Rückstellung Resturlaub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PB-3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20" office:value-type="string">
            <text:p><text:span text:style-name="T1">P</text:span>assiv – Fremd K.</text:p>
          </table:table-cell>
          <table:table-cell table:style-name="ce49"/>
          <table:table-cell table:style-name="ce123" office:value-type="float" office:value="960">
            <text:p>96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3073">
            <text:p>3073</text:p>
          </table:table-cell>
          <table:table-cell table:number-columns-repeated="2" table:style-name="ce32" office:value-type="string">
            <text:p>Rückstellung Berufsgenossenschaft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PB-3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20" office:value-type="string">
            <text:p><text:span text:style-name="T1">P</text:span>assiv – Fremd K.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3090">
            <text:p>3090</text:p>
          </table:table-cell>
          <table:table-cell table:style-name="ce32" office:value-type="string">
            <text:p>* Rückstellungen Gewährleistungen GK 6790</text:p>
          </table:table-cell>
          <table:table-cell table:style-name="ce34" office:value-type="string">
            <text:p>Rückstellungen für Gewährleistungen / Withholding for 1099 or Quality Guarantee</text:p>
          </table:table-cell>
          <table:table-cell table:style-name="ce49" office:value-type="string">
            <text:p>Liability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WITHHOLDING_ACCT</text:p>
          </table:table-cell>
          <table:table-cell table:style-name="ce65" office:value-type="string">
            <text:p>U-FK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20" office:value-type="string">
            <text:p><text:span text:style-name="T1">P</text:span>assiv – Fremd K.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3095">
            <text:p>3095</text:p>
          </table:table-cell>
          <table:table-cell table:style-name="ce32" office:value-type="string">
            <text:p>Rückstellung f. Abschuss und Prüfkosten</text:p>
          </table:table-cell>
          <table:table-cell table:style-name="ce34" office:value-type="string">
            <text:p>Rückstellungen für Abschluss- und Prüfungskosten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PB-3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20" office:value-type="string">
            <text:p><text:span text:style-name="T1">P</text:span>assiv – Fremd K.</text:p>
          </table:table-cell>
          <table:table-cell table:style-name="ce49"/>
          <table:table-cell table:style-name="ce123" office:value-type="float" office:value="985">
            <text:p>985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3250">
            <text:p>3250</text:p>
          </table:table-cell>
          <table:table-cell table:style-name="ce32" office:value-type="string">
            <text:p>* Erhaltene Anzahlungen auf Bestellungen</text:p>
          </table:table-cell>
          <table:table-cell table:style-name="ce34" office:value-type="string">
            <text:p>Erhaltene Anzahlungen auf Bestellungen / Prepayments for future revenue</text:p>
          </table:table-cell>
          <table:table-cell table:style-name="ce49" office:value-type="string">
            <text:p>Liability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C_PREPAYMENT_ACCT</text:p>
          </table:table-cell>
          <table:table-cell table:style-name="ce65" office:value-type="string">
            <text:p>U-FK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20" office:value-type="string">
            <text:p><text:span text:style-name="T1">P</text:span>assiv – Fremd K.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3300">
            <text:p>3300</text:p>
          </table:table-cell>
          <table:table-cell table:style-name="ce32" office:value-type="string">
            <text:p>Verbindlichkeiten aus Lief. und Leistungen </text:p>
          </table:table-cell>
          <table:table-cell table:style-name="ce34" office:value-type="string">
            <text:p>Verbindlichkeiten aus Lieferung und Leistung / Accounts Payables</text:p>
          </table:table-cell>
          <table:table-cell table:style-name="ce49" office:value-type="string">
            <text:p>Liability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V_LIABILITY_ACCT</text:p>
          </table:table-cell>
          <table:table-cell table:style-name="ce65" office:value-type="string">
            <text:p>PC-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20" office:value-type="string">
            <text:p><text:span text:style-name="T1">P</text:span>assiv – Fremd K.</text:p>
          </table:table-cell>
          <table:table-cell table:style-name="ce49"/>
          <table:table-cell table:style-name="ce123" office:value-type="float" office:value="1700">
            <text:p>170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3301">
            <text:p>3301</text:p>
          </table:table-cell>
          <table:table-cell table:style-name="ce32" office:value-type="string">
            <text:p>* Lieferan. Verbindlichkeiten Dienstleistungen</text:p>
          </table:table-cell>
          <table:table-cell table:style-name="ce34" office:value-type="string">
            <text:p>Verbindlichkeiten aus LL / Accounts Payables for non-product revenue</text:p>
          </table:table-cell>
          <table:table-cell table:style-name="ce49" office:value-type="string">
            <text:p>Liability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V_LIABILITY_SERVICES_ACCT</text:p>
          </table:table-cell>
          <table:table-cell table:style-name="ce65" office:value-type="string">
            <text:p>U-FK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20" office:value-type="string">
            <text:p><text:span text:style-name="T1">P</text:span>assiv – Fremd K.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3400">
            <text:p>3400</text:p>
          </table:table-cell>
          <table:table-cell table:style-name="ce32" office:value-type="string">
            <text:p>* Verbindlich. gegenüber verbu Unternehmen</text:p>
          </table:table-cell>
          <table:table-cell table:style-name="ce34" office:value-type="string">
            <text:p>* Verbindlichkeiten gegenüber verbundenen Unternehmen / Default Payables account for intercompany trx</text:p>
          </table:table-cell>
          <table:table-cell table:style-name="ce49" office:value-type="string">
            <text:p>Liability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INTERCOMPANYDUETO_ACCT</text:p>
          </table:table-cell>
          <table:table-cell table:style-name="ce65" office:value-type="string">
            <text:p>U-FK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20" office:value-type="string">
            <text:p><text:span text:style-name="T1">P</text:span>assiv – Fremd K.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3500">
            <text:p>3500</text:p>
          </table:table-cell>
          <table:table-cell table:style-name="ce32" office:value-type="string">
            <text:p>Verbindlichkeiten sonstige</text:p>
          </table:table-cell>
          <table:table-cell table:style-name="ce32" office:value-type="string">
            <text:p>Sonstige Verbindlichkeiten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PC-8-c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20" office:value-type="string">
            <text:p><text:span text:style-name="T1">P</text:span>assiv – Fremd K.</text:p>
          </table:table-cell>
          <table:table-cell table:style-name="ce49"/>
          <table:table-cell table:style-name="ce123" office:value-type="string">
            <text:p>1900, 1704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3504">
            <text:p>3504</text:p>
          </table:table-cell>
          <table:table-cell table:style-name="ce32" office:value-type="string">
            <text:p>Verbindlichkeiten sonstige 1-5 J.</text:p>
          </table:table-cell>
          <table:table-cell table:style-name="ce32" office:value-type="string">
            <text:p>Sonstige Verbindlichkeiten Restlaufzeit 1 bis 5 Jahre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PC-8-c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20" office:value-type="string">
            <text:p><text:span text:style-name="T1">P</text:span>assiv – Fremd K.</text:p>
          </table:table-cell>
          <table:table-cell table:style-name="ce32" office:value-type="string">
            <text:p>Boni-Guthaben Kunden</text:p>
          </table:table-cell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3550">
            <text:p>3550</text:p>
          </table:table-cell>
          <table:table-cell table:number-columns-repeated="2" table:style-name="ce32" office:value-type="string">
            <text:p>Erhaltene Kautionen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PC-8-c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20" office:value-type="string">
            <text:p><text:span text:style-name="T1">P</text:span>assiv – Fremd K.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3565">
            <text:p>3565</text:p>
          </table:table-cell>
          <table:table-cell table:style-name="ce32" office:value-type="string">
            <text:p>Verbindlichkeiten aus Darlehen von Liefer.</text:p>
          </table:table-cell>
          <table:table-cell table:style-name="ce32" office:value-type="string">
            <text:p>Verbindlichkeiten aus Darlehen von Lieferanten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PC-8-c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20" office:value-type="string">
            <text:p><text:span text:style-name="T1">P</text:span>assiv – Fremd K.</text:p>
          </table:table-cell>
          <table:table-cell table:style-name="ce49"/>
          <table:table-cell table:style-name="ce123" office:value-type="float" office:value="1701">
            <text:p>1701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3730">
            <text:p>3730</text:p>
          </table:table-cell>
          <table:table-cell table:style-name="ce32" office:value-type="string">
            <text:p>Lohn- und Kirchensteuer – VB</text:p>
          </table:table-cell>
          <table:table-cell table:style-name="ce32" office:value-type="string">
            <text:p>Verbindlichkeiten Lohn- und Kirchensteuer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PC-8-a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20" office:value-type="string">
            <text:p><text:span text:style-name="T1">P</text:span>assiv – Fremd K.</text:p>
          </table:table-cell>
          <table:table-cell table:style-name="ce49" office:value-type="string">
            <text:p>Sonstige Verbindlichkeiten Lohnsteuer</text:p>
          </table:table-cell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3800">
            <text:p>3800</text:p>
          </table:table-cell>
          <table:table-cell table:style-name="ce32" office:value-type="string">
            <text:p>*** Umsatzsteuer</text:p>
          </table:table-cell>
          <table:table-cell table:style-name="ce32" office:value-type="string">
            <text:p>Umsatzsteuer</text:p>
          </table:table-cell>
          <table:table-cell table:style-name="ce49" office:value-type="string">
            <text:p>Liability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T_DUE_ACCT</text:p>
          </table:table-cell>
          <table:table-cell table:style-name="ce65" office:value-type="string">
            <text:p>PC-8-a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20" office:value-type="string">
            <text:p><text:span text:style-name="T1">P</text:span>assiv – Fremd K.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3801">
            <text:p>3801</text:p>
          </table:table-cell>
          <table:table-cell table:number-columns-repeated="2" table:style-name="ce32" office:value-type="string">
            <text:p>Umsatzsteuer 7%</text:p>
          </table:table-cell>
          <table:table-cell table:style-name="ce49" office:value-type="string">
            <text:p>Liability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PC-8-a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20" office:value-type="string">
            <text:p><text:span text:style-name="T1">P</text:span>assiv – Fremd K.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3802">
            <text:p>3802</text:p>
          </table:table-cell>
          <table:table-cell table:number-columns-repeated="2" table:style-name="ce32" office:value-type="string">
            <text:p>Umsatzsteuer aus innergem. Erwerb</text:p>
          </table:table-cell>
          <table:table-cell table:style-name="ce49" office:value-type="string">
            <text:p>Liability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PC-8-a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20" office:value-type="string">
            <text:p><text:span text:style-name="T1">P</text:span>assiv – Fremd K.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3803">
            <text:p>3803</text:p>
          </table:table-cell>
          <table:table-cell table:number-columns-repeated="2" table:style-name="ce32" office:value-type="string">
            <text:p>Umsatzsteuer 19% nicht automatisch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PC-8-a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20" office:value-type="string">
            <text:p><text:span text:style-name="T1">P</text:span>assiv – Fremd K.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3805">
            <text:p>3805</text:p>
          </table:table-cell>
          <table:table-cell table:style-name="ce32" office:value-type="string">
            <text:p>Umsatzsteuer 16%</text:p>
          </table:table-cell>
          <table:table-cell table:style-name="ce32" office:value-type="string">
            <text:p>Umsatzsteuer 16% nicht automatisch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PC-8-a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20" office:value-type="string">
            <text:p><text:span text:style-name="T1">P</text:span>assiv – Fremd K.</text:p>
          </table:table-cell>
          <table:table-cell table:style-name="ce49"/>
          <table:table-cell table:style-name="ce123" office:value-type="float" office:value="1910">
            <text:p>191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3806">
            <text:p>3806</text:p>
          </table:table-cell>
          <table:table-cell table:style-name="ce32" office:value-type="string">
            <text:p>Umsatzsteuer 19%</text:p>
          </table:table-cell>
          <table:table-cell table:style-name="ce34" office:value-type="string">
            <text:p>Umsatzsteuer 19%</text:p>
          </table:table-cell>
          <table:table-cell table:style-name="ce49" office:value-type="string">
            <text:p>Liability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PC-8-a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20" office:value-type="string">
            <text:p><text:span text:style-name="T1">P</text:span>assiv – Fremd K.</text:p>
          </table:table-cell>
          <table:table-cell table:style-name="ce49"/>
          <table:table-cell table:style-name="ce123" office:value-type="float" office:value="1917">
            <text:p>1917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3820">
            <text:p>3820</text:p>
          </table:table-cell>
          <table:table-cell table:style-name="ce32" office:value-type="string">
            <text:p>Umsatzsteuer Vorauszahlungen</text:p>
          </table:table-cell>
          <table:table-cell table:style-name="ce34" office:value-type="string">
            <text:p>Umsatzsteuer- Vorauszahlungen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PC-8-a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20" office:value-type="string">
            <text:p><text:span text:style-name="T1">P</text:span>assiv – Fremd K.</text:p>
          </table:table-cell>
          <table:table-cell table:style-name="ce49"/>
          <table:table-cell table:style-name="ce123" office:value-type="float" office:value="1929">
            <text:p>1929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3841">
            <text:p>3841</text:p>
          </table:table-cell>
          <table:table-cell table:style-name="ce32" office:value-type="string">
            <text:p>Umsatzsteuer Vorjahr</text:p>
          </table:table-cell>
          <table:table-cell table:style-name="ce34" office:value-type="string">
            <text:p>Umsatzsteuer Vorjahr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PC-8-a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20" office:value-type="string">
            <text:p><text:span text:style-name="T1">P</text:span>assiv – Fremd K.</text:p>
          </table:table-cell>
          <table:table-cell table:style-name="ce49"/>
          <table:table-cell table:style-name="ce123" office:value-type="float" office:value="1931">
            <text:p>1931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3900">
            <text:p>3900</text:p>
          </table:table-cell>
          <table:table-cell table:style-name="ce32" office:value-type="string">
            <text:p>Passive Rechnungsabgrenzung</text:p>
          </table:table-cell>
          <table:table-cell table:style-name="ce34" office:value-type="string">
            <text:p>Passive Rechnungsabgrenzung</text:p>
          </table:table-cell>
          <table:table-cell table:style-name="ce49" office:value-type="string">
            <text:p>Liability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PD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20" office:value-type="string">
            <text:p><text:span text:style-name="T1">P</text:span>assiv – Fremd K.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 table:style-name="ce44"/>
        </table:table-row>
        <table:table-row table:style-name="ro9">
          <table:table-cell table:style-name="ce27" office:value-type="float" office:value="4400">
            <text:p>4400</text:p>
          </table:table-cell>
          <table:table-cell table:style-name="ce32" office:value-type="string">
            <text:p>Warenverkauf Erlöse</text:p>
          </table:table-cell>
          <table:table-cell table:style-name="ce43" office:value-type="string">
            <text:p>Erlöse 19 % USt.</text:p>
          </table:table-cell>
          <table:table-cell table:style-name="ce49" office:value-type="string">
            <text:p>Revenu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_REVENUE_ACCT</text:p>
          </table:table-cell>
          <table:table-cell table:style-name="ce66" office:value-type="string">
            <text:p>GV-1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 office:value-type="float" office:value="8000">
            <text:p>800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4401">
            <text:p>4401</text:p>
          </table:table-cell>
          <table:table-cell table:style-name="ce32" office:value-type="string">
            <text:p>* Vorausberechnete Einnahmen</text:p>
          </table:table-cell>
          <table:table-cell table:style-name="ce34" office:value-type="string">
            <text:p>We have invoiced but not delivered yet</text:p>
          </table:table-cell>
          <table:table-cell table:style-name="ce49" office:value-type="string">
            <text:p>Revenu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UNEARNEDREVENUE_ACCT</text:p>
          </table:table-cell>
          <table:table-cell table:style-name="ce65" office:value-type="string">
            <text:p>U-ERT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4402">
            <text:p>4402</text:p>
          </table:table-cell>
          <table:table-cell table:style-name="ce32" office:value-type="string">
            <text:p>* Sonstige Einnahmen</text:p>
          </table:table-cell>
          <table:table-cell table:style-name="ce34" office:value-type="string">
            <text:p>Default other revenue</text:p>
          </table:table-cell>
          <table:table-cell table:style-name="ce49" office:value-type="string">
            <text:p>Revenu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CH_REVENUE_ACCT</text:p>
          </table:table-cell>
          <table:table-cell table:style-name="ce65" office:value-type="string">
            <text:p>U-ERT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4403">
            <text:p>4403</text:p>
          </table:table-cell>
          <table:table-cell table:style-name="ce32" office:value-type="string">
            <text:p>* Konto Kasse Ertrag</text:p>
          </table:table-cell>
          <table:table-cell table:style-name="ce34" office:value-type="string">
            <text:p>Default other revenue for petty cash transactions</text:p>
          </table:table-cell>
          <table:table-cell table:style-name="ce49" office:value-type="string">
            <text:p>Revenu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CB_RECEIPT_ACCT</text:p>
          </table:table-cell>
          <table:table-cell table:style-name="ce65" office:value-type="string">
            <text:p>U-ERT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4404">
            <text:p>4404</text:p>
          </table:table-cell>
          <table:table-cell table:style-name="ce32" office:value-type="string">
            <text:p>Warenverkauf Erlöse aus Kostenbeteiligung</text:p>
          </table:table-cell>
          <table:table-cell table:style-name="ce43" office:value-type="string">
            <text:p>Warenverkauf Erlöse aus Kostenbeteiligung</text:p>
          </table:table-cell>
          <table:table-cell table:style-name="ce49" office:value-type="string">
            <text:p>Revenu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1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 office:value-type="float" office:value="8080">
            <text:p>808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4499">
            <text:p>4499</text:p>
          </table:table-cell>
          <table:table-cell table:style-name="ce32" office:value-type="string">
            <text:p>* Nicht abgerechnete Einnahmen</text:p>
          </table:table-cell>
          <table:table-cell table:style-name="ce34" office:value-type="string">
            <text:p>We delivered but have not invoiced yet</text:p>
          </table:table-cell>
          <table:table-cell table:style-name="ce49" office:value-type="string">
            <text:p>Revenu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NOTINVOICEDREVENUE_ACCT</text:p>
          </table:table-cell>
          <table:table-cell table:style-name="ce65" office:value-type="string">
            <text:p>U-ERT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4620">
            <text:p>4620</text:p>
          </table:table-cell>
          <table:table-cell table:style-name="ce32" office:value-type="string">
            <text:p>Privatentnahme Ware 19%</text:p>
          </table:table-cell>
          <table:table-cell table:style-name="ce34" office:value-type="string">
            <text:p>Entnahme durch den Unternehmer für Zwecke außerhalb des Unternehmens (Waren) 19% USt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1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4705">
            <text:p>4705</text:p>
          </table:table-cell>
          <table:table-cell table:style-name="ce32" office:value-type="string">
            <text:p>Erlösschmälerungen aus steuerfr. Umsätzen</text:p>
          </table:table-cell>
          <table:table-cell table:style-name="ce34" office:value-type="string">
            <text:p>Erlösschmälerungen aus steuerfreien Umsätzen § 4 Nr. 1a UStG (z.B. Kundenboni MwSt-frei)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1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4736">
            <text:p>4736</text:p>
          </table:table-cell>
          <table:table-cell table:number-columns-repeated="2" table:style-name="ce32" office:value-type="string">
            <text:p>Gewährte Skonti 19% USt</text:p>
          </table:table-cell>
          <table:table-cell table:style-name="ce49" office:value-type="string">
            <text:p>Revenu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AYDISCOUNT_EXP_ACCT</text:p>
          </table:table-cell>
          <table:table-cell table:style-name="ce65" office:value-type="string">
            <text:p>GV-1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 office:value-type="float" office:value="8401">
            <text:p>8401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4737">
            <text:p>4737</text:p>
          </table:table-cell>
          <table:table-cell table:number-columns-repeated="2" table:style-name="ce32" office:value-type="string">
            <text:p>Gewährte Skonti 16% USt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1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 office:value-type="float" office:value="8407">
            <text:p>8407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4760">
            <text:p>4760</text:p>
          </table:table-cell>
          <table:table-cell table:number-columns-repeated="2" table:style-name="ce32" office:value-type="string">
            <text:p>Gewährte Boni 19% USt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1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 office:value-type="float" office:value="8400">
            <text:p>840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4770">
            <text:p>4770</text:p>
          </table:table-cell>
          <table:table-cell table:style-name="ce32" office:value-type="string">
            <text:p>* Gewährte Rabatte</text:p>
          </table:table-cell>
          <table:table-cell table:style-name="ce34" office:value-type="string">
            <text:p>Gewärte Rabatte / Granted Trade discounts (corrects Product Revenue)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_TRADEDISCOUNTGRANT_ACCT</text:p>
          </table:table-cell>
          <table:table-cell table:style-name="ce65" office:value-type="string">
            <text:p>U-AUF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4840">
            <text:p>4840</text:p>
          </table:table-cell>
          <table:table-cell table:style-name="ce32" office:value-type="string">
            <text:p>* Erträge aus Kursdifferenzen</text:p>
          </table:table-cell>
          <table:table-cell table:style-name="ce34" office:value-type="string">
            <text:p>Erträge aus Kursdifferenzen / Foreign currency bank account loss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B_REVALUATIONLOSS_ACCT</text:p>
          </table:table-cell>
          <table:table-cell table:style-name="ce65" office:value-type="string">
            <text:p>U-AUF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4845">
            <text:p>4845</text:p>
          </table:table-cell>
          <table:table-cell table:style-name="ce32" office:value-type="string">
            <text:p>Erlöse aus Verkauf Sachanlagen 19% USt.</text:p>
          </table:table-cell>
          <table:table-cell table:style-name="ce32" office:value-type="string">
            <text:p>Erlöse aus Verkäufen Sachanlagevermögen 19% USt. (bei Buchgewinn)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4855">
            <text:p>4855</text:p>
          </table:table-cell>
          <table:table-cell table:style-name="ce32" office:value-type="string">
            <text:p>Anlagenabgänge Sachanlagen</text:p>
          </table:table-cell>
          <table:table-cell table:style-name="ce34" office:value-type="string">
            <text:p>Anlagenabgänge Sachanlagen (Restbuchwert bei Buchgewinn)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4861">
            <text:p>4861</text:p>
          </table:table-cell>
          <table:table-cell table:style-name="ce32" office:value-type="string">
            <text:p>Mieteinnahmen USt-frei</text:p>
          </table:table-cell>
          <table:table-cell table:style-name="ce32" office:value-type="string">
            <text:p>Erlöse aus Vermietung und Verpachtung Ust-frei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 office:value-type="string">
            <text:p>2520, 2530, 2540, 2550, 2560, 2601, 2730 – 33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4862">
            <text:p>4862</text:p>
          </table:table-cell>
          <table:table-cell table:style-name="ce32" office:value-type="string">
            <text:p>Mieteinnahmen USt-pflichtig</text:p>
          </table:table-cell>
          <table:table-cell table:style-name="ce32" office:value-type="string">
            <text:p>Erlöse aus Vermietung und Verpachtung USt-pflichtig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 office:value-type="string">
            <text:p>2600, 2700, 271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4871">
            <text:p>4871</text:p>
          </table:table-cell>
          <table:table-cell table:style-name="ce32" office:value-type="string">
            <text:p>* Nicht realisierbare Währungsdifferenzen</text:p>
          </table:table-cell>
          <table:table-cell table:style-name="ce34" office:value-type="string">
            <text:p>Difference between foreign currency receivables/payables and current rate</text:p>
          </table:table-cell>
          <table:table-cell table:style-name="ce49" office:value-type="string">
            <text:p>Revenu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UNREALIZEDGAIN_ACCT</text:p>
          </table:table-cell>
          <table:table-cell table:style-name="ce65" office:value-type="string">
            <text:p>U-ERT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4872">
            <text:p>4872</text:p>
          </table:table-cell>
          <table:table-cell table:style-name="ce32" office:value-type="string">
            <text:p>* Realisierte Währungsdifferenzen</text:p>
          </table:table-cell>
          <table:table-cell table:style-name="ce34" office:value-type="string">
            <text:p>Difference between invoice and payment currency</text:p>
          </table:table-cell>
          <table:table-cell table:style-name="ce49" office:value-type="string">
            <text:p>Revenu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REALIZEDGAIN_ACCT</text:p>
          </table:table-cell>
          <table:table-cell table:style-name="ce65" office:value-type="string">
            <text:p>U-ERT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4873">
            <text:p>4873</text:p>
          </table:table-cell>
          <table:table-cell table:style-name="ce32" office:value-type="string">
            <text:p>* Produkt Rechnung Preisdifferenz</text:p>
          </table:table-cell>
          <table:table-cell table:style-name="ce34" office:value-type="string">
            <text:p>Difference between product cost and invoice price (IPV)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_INVOICEPRICEVARIANCE_ACCT</text:p>
          </table:table-cell>
          <table:table-cell table:style-name="ce65" office:value-type="string">
            <text:p>U-AUF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4874">
            <text:p>4874</text:p>
          </table:table-cell>
          <table:table-cell table:style-name="ce32" office:value-type="string">
            <text:p>* Realisierte Währungsdifferenzen</text:p>
          </table:table-cell>
          <table:table-cell table:style-name="ce34" office:value-type="string">
            <text:p>Difference between invoice and payment currency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REALIZEDLOSS_ACCT</text:p>
          </table:table-cell>
          <table:table-cell table:style-name="ce65" office:value-type="string">
            <text:p>U-AUF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4875">
            <text:p>4875</text:p>
          </table:table-cell>
          <table:table-cell table:style-name="ce32" office:value-type="string">
            <text:p>* Erträge a. Währungsumstellung auf Euro</text:p>
          </table:table-cell>
          <table:table-cell table:style-name="ce34" office:value-type="string">
            <text:p>Erträge a. Währungsumstellung auf Euro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_PURCHASEPRICEVARIANCE_ACCT</text:p>
          </table:table-cell>
          <table:table-cell table:style-name="ce65" office:value-type="string">
            <text:p>U-AUF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4877">
            <text:p>4877</text:p>
          </table:table-cell>
          <table:table-cell table:style-name="ce32" office:value-type="string">
            <text:p>* Bank Währungsverlust (Konto)</text:p>
          </table:table-cell>
          <table:table-cell table:style-name="ce34" office:value-type="string">
            <text:p>Difference between payment and bank account currency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B_SETTLEMENTLOSS_ACCT</text:p>
          </table:table-cell>
          <table:table-cell table:style-name="ce65" office:value-type="string">
            <text:p>U-AUF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4878">
            <text:p>4878</text:p>
          </table:table-cell>
          <table:table-cell table:style-name="ce32" office:value-type="string">
            <text:p>* Währungsdifferenz zum Kontenausgleich</text:p>
          </table:table-cell>
          <table:table-cell table:style-name="ce34" office:value-type="string">
            <text:p>Rounding difference to make journal balance in accounting currency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CURRENCYBALANCING_ACCT</text:p>
          </table:table-cell>
          <table:table-cell table:style-name="ce65" office:value-type="string">
            <text:p>U-AUF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4879">
            <text:p>4879</text:p>
          </table:table-cell>
          <table:table-cell table:style-name="ce32" office:value-type="string">
            <text:p>* Nicht realisierbare Währungsdifferenzen</text:p>
          </table:table-cell>
          <table:table-cell table:style-name="ce34" office:value-type="string">
            <text:p>Difference between foreign currency receivables/payables and current rate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UNREALIZEDLOSS_ACCT</text:p>
          </table:table-cell>
          <table:table-cell table:style-name="ce65" office:value-type="string">
            <text:p>U-AUF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4881">
            <text:p>4881</text:p>
          </table:table-cell>
          <table:table-cell table:style-name="ce32" office:value-type="string">
            <text:p>* Bank Bewertungsertrag</text:p>
          </table:table-cell>
          <table:table-cell table:style-name="ce34" office:value-type="string">
            <text:p>Foreign currency bank account gain</text:p>
          </table:table-cell>
          <table:table-cell table:style-name="ce49" office:value-type="string">
            <text:p>Revenu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B_REVALUATIONGAIN_ACCT</text:p>
          </table:table-cell>
          <table:table-cell table:style-name="ce65" office:value-type="string">
            <text:p>U-ERT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4883">
            <text:p>4883</text:p>
          </table:table-cell>
          <table:table-cell table:style-name="ce32" office:value-type="string">
            <text:p>* Kassendifferenzen</text:p>
          </table:table-cell>
          <table:table-cell table:style-name="ce34" office:value-type="string">
            <text:p>Petty Cash Differences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CB_DIFFERENCES_ACCT</text:p>
          </table:table-cell>
          <table:table-cell table:style-name="ce65" office:value-type="string">
            <text:p>U-ERT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4935">
            <text:p>4935</text:p>
          </table:table-cell>
          <table:table-cell table:style-name="ce32" office:value-type="string">
            <text:p>Erträge aus Auflösung steuerlicher Rücklagen</text:p>
          </table:table-cell>
          <table:table-cell table:style-name="ce32" office:value-type="string">
            <text:p>Erträge aus Auflösung steuerlicher Rücklagen (Auflösung Wertberichtigungen)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4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9">
          <table:table-cell table:style-name="ce27" office:value-type="float" office:value="5400">
            <text:p>5400</text:p>
          </table:table-cell>
          <table:table-cell table:style-name="ce32" office:value-type="string">
            <text:p>* Wareneinkauf diverse</text:p>
          </table:table-cell>
          <table:table-cell table:style-name="ce32" office:value-type="string">
            <text:p>Wareneingang 19 % Vorsteuer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DEFAULT_ACCT</text:p>
          </table:table-cell>
          <table:table-cell table:style-name="ce65" office:value-type="string">
            <text:p>U-ERT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5401">
            <text:p>5401</text:p>
          </table:table-cell>
          <table:table-cell table:style-name="ce32" office:value-type="string">
            <text:p>* Produkt Ausgaben</text:p>
          </table:table-cell>
          <table:table-cell table:style-name="ce34" office:value-type="string">
            <text:p>Default Product or Service costs (I.e. not on inventory)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_EXPENSE_ACCT</text:p>
          </table:table-cell>
          <table:table-cell table:style-name="ce65" office:value-type="string">
            <text:p>U-ERT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5402">
            <text:p>5402</text:p>
          </table:table-cell>
          <table:table-cell table:style-name="ce32" office:value-type="string">
            <text:p>* Produkt Vertriebsausgaben</text:p>
          </table:table-cell>
          <table:table-cell table:style-name="ce34" office:value-type="string">
            <text:p>Cost of Goods Sold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_COGS_ACCT</text:p>
          </table:table-cell>
          <table:table-cell table:style-name="ce65" office:value-type="string">
            <text:p>U-ERT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5403">
            <text:p>5403</text:p>
          </table:table-cell>
          <table:table-cell table:style-name="ce32" office:value-type="string">
            <text:p>* Konto Kasse Aufwand</text:p>
          </table:table-cell>
          <table:table-cell table:style-name="ce34" office:value-type="string">
            <text:p>Default other expense for petty cash transactions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CB_EXPENSE_ACCT</text:p>
          </table:table-cell>
          <table:table-cell table:style-name="ce65" office:value-type="string">
            <text:p>U-ERT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5404">
            <text:p>5404</text:p>
          </table:table-cell>
          <table:table-cell table:style-name="ce35" office:value-type="string">
            <text:p>* Einkauf Preisvarianz Ausgleich</text:p>
          </table:table-cell>
          <table:table-cell table:style-name="ce44" office:value-type="string">
            <text:p>Offset Account for Purchase price variance (PPV) 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60" office:value-type="string">
            <text:p>PPVOFFSET_ACCT</text:p>
          </table:table-cell>
          <table:table-cell table:style-name="ce65" office:value-type="string">
            <text:p>U-ERT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5405">
            <text:p>5405</text:p>
          </table:table-cell>
          <table:table-cell table:style-name="ce36" office:value-type="string">
            <text:p>* Vom Lief geliefert aber noch n. Abgerechnet</text:p>
          </table:table-cell>
          <table:table-cell office:value-type="string">
            <text:p>Received products/services from vendors but not invoiced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60" office:value-type="string">
            <text:p>NOTINVOICEDRECEIPTS_ACCT</text:p>
          </table:table-cell>
          <table:table-cell table:style-name="ce65" office:value-type="string">
            <text:p>U-ERT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5736">
            <text:p>5736</text:p>
          </table:table-cell>
          <table:table-cell table:style-name="ce32" office:value-type="string">
            <text:p>Erhaltene Skonti 19% Vorsteuer</text:p>
          </table:table-cell>
          <table:table-cell table:style-name="ce34" office:value-type="string">
            <text:p>Granted early payment discount from vendors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AYDISCOUNT_REV_ACCT</text:p>
          </table:table-cell>
          <table:table-cell table:style-name="ce65" office:value-type="string">
            <text:p>GV-5-a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3408">
            <text:p>3408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5760">
            <text:p>5760</text:p>
          </table:table-cell>
          <table:table-cell table:style-name="ce32" office:value-type="string">
            <text:p>Boni 19% erhaltene </text:p>
          </table:table-cell>
          <table:table-cell table:style-name="ce32" office:value-type="string">
            <text:p>erhaltene Boni 19% Vorsteuer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5-a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string">
            <text:p>3400, 3407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8">
          <table:table-cell table:style-name="ce28" office:value-type="float" office:value="5770">
            <text:p>5770</text:p>
          </table:table-cell>
          <table:table-cell table:style-name="ce37" office:value-type="string">
            <text:p>Rabatte erhaltene</text:p>
          </table:table-cell>
          <table:table-cell table:style-name="ce45" office:value-type="string">
            <text:p>Received Trade Discounts (corrects Product expense)</text:p>
          </table:table-cell>
          <table:table-cell table:style-name="ce45" office:value-type="string">
            <text:p>Revenue</text:p>
          </table:table-cell>
          <table:table-cell table:style-name="ce45"/>
          <table:table-cell table:style-name="ce45" office:value-type="string">
            <text:p>Yes</text:p>
          </table:table-cell>
          <table:table-cell table:style-name="ce45" office:value-type="string">
            <text:p>No</text:p>
          </table:table-cell>
          <table:table-cell table:style-name="ce45" office:value-type="string">
            <text:p>P_TRADEDISCOUNTREC_ACCT</text:p>
          </table:table-cell>
          <table:table-cell table:style-name="ce65" office:value-type="string">
            <text:p>GV-5-a</text:p>
          </table:table-cell>
          <table:table-cell table:style-name="ce95" table:number-columns-repeated="2"/>
          <table:table-cell table:style-name="ce45" table:number-columns-repeated="2"/>
          <table:table-cell table:style-name="ce108"/>
          <table:table-cell table:style-name="ce109"/>
          <table:table-cell table:style-name="ce45" table:number-columns-repeated="5"/>
          <table:table-cell table:style-name="ce117" office:value-type="string">
            <text:p>S – Aufwand</text:p>
          </table:table-cell>
          <table:table-cell table:style-name="ce45"/>
          <table:table-cell table:style-name="ce125"/>
          <table:table-cell table:style-name="ce45" table:number-columns-repeated="233"/>
          <table:table-cell table:number-columns-repeated="768"/>
        </table:table-row>
        <table:table-row table:style-name="ro3">
          <table:table-cell table:style-name="ce27" office:value-type="float" office:value="5800">
            <text:p>5800</text:p>
          </table:table-cell>
          <table:table-cell table:style-name="ce32" office:value-type="string">
            <text:p>* Bezugsnebenkosten</text:p>
          </table:table-cell>
          <table:table-cell table:style-name="ce45" office:value-type="string">
            <text:p>Product Cost Adjustments</text:p>
          </table:table-cell>
          <table:table-cell table:style-name="ce51" office:value-type="string">
            <text:p>Expense</text:p>
          </table:table-cell>
          <table:table-cell table:style-name="ce37"/>
          <table:table-cell table:style-name="ce55" office:value-type="string">
            <text:p>Yes</text:p>
          </table:table-cell>
          <table:table-cell table:style-name="ce51" office:value-type="string">
            <text:p>No</text:p>
          </table:table-cell>
          <table:table-cell table:style-name="ce45" office:value-type="string">
            <text:p>P_COSTADJUSTMENT_ACCT</text:p>
          </table:table-cell>
          <table:table-cell table:style-name="ce65" office:value-type="string">
            <text:p>GV-5-a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9" office:value-type="float" office:value="5801">
            <text:p>5801</text:p>
          </table:table-cell>
          <table:table-cell table:style-name="ce38" office:value-type="string">
            <text:p>* Landed Cost Clearing</text:p>
          </table:table-cell>
          <table:table-cell table:style-name="ce46" office:value-type="string">
            <text:p>Default Landed Cost Clearing</text:p>
          </table:table-cell>
          <table:table-cell table:style-name="ce52" office:value-type="string">
            <text:p>Expense</text:p>
          </table:table-cell>
          <table:table-cell table:style-name="ce53"/>
          <table:table-cell table:style-name="ce56" office:value-type="string">
            <text:p>Yes</text:p>
          </table:table-cell>
          <table:table-cell table:style-name="ce52" office:value-type="string">
            <text:p>No</text:p>
          </table:table-cell>
          <table:table-cell table:style-name="ce61" office:value-type="string">
            <text:p>P_LANDEDCOSTCLEARING_ACCT</text:p>
          </table:table-cell>
          <table:table-cell table:style-name="ce67" office:value-type="string">
            <text:p>GV-5-a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11"/>
          <table:table-cell table:style-name="ce113" table:number-columns-repeated="5"/>
          <table:table-cell table:style-name="ce121" office:value-type="string">
            <text:p>S – Aufwand</text:p>
          </table:table-cell>
          <table:table-cell table:style-name="ce113"/>
          <table:table-cell table:style-name="ce126"/>
          <table:table-cell table:style-name="ce113" table:number-columns-repeated="233"/>
          <table:table-cell table:style-name="ce128" table:number-columns-repeated="767"/>
          <table:table-cell table:style-name="ce130"/>
        </table:table-row>
        <table:table-row table:style-name="ro3">
          <table:table-cell table:style-name="ce26" office:value-type="float" office:value="5810">
            <text:p>5810</text:p>
          </table:table-cell>
          <table:table-cell table:style-name="ce32" office:value-type="string">
            <text:p>Einkaufsfrachten Wareneinkauf</text:p>
          </table:table-cell>
          <table:table-cell table:style-name="ce43" office:value-type="string">
            <text:p>Wareneinkauf Einkaufsfrachten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54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5-a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3070">
            <text:p>307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6000">
            <text:p>6000</text:p>
          </table:table-cell>
          <table:table-cell table:number-columns-repeated="2" table:style-name="ce32" office:value-type="string">
            <text:p>Löhne und Gehälter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E_EXPENSE_ACCT</text:p>
          </table:table-cell>
          <table:table-cell table:style-name="ce65" office:value-type="string">
            <text:p>GV-6-a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5000">
            <text:p>500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070">
            <text:p>6070</text:p>
          </table:table-cell>
          <table:table-cell table:style-name="ce32" office:value-type="string">
            <text:p>Löhne KK Erstattungen</text:p>
          </table:table-cell>
          <table:table-cell table:style-name="ce32" office:value-type="string">
            <text:p>Krankengeldzusschüsse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6-a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5002">
            <text:p>5002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130">
            <text:p>6130</text:p>
          </table:table-cell>
          <table:table-cell table:number-columns-repeated="2" table:style-name="ce32" office:value-type="string">
            <text:p>Freiwillige soziale Aufwendungen, Lst-frei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6-b-z2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5001">
            <text:p>5001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140">
            <text:p>6140</text:p>
          </table:table-cell>
          <table:table-cell table:style-name="ce32" office:value-type="string">
            <text:p>Aufwendungen für Altersvorsorge (Vers.)</text:p>
          </table:table-cell>
          <table:table-cell table:style-name="ce32" office:value-type="string">
            <text:p>Aufwendungen für Altersvorsorge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6-b-z1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 office:value-type="string">
            <text:p>Versicherungen</text:p>
          </table:table-cell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220">
            <text:p>6220</text:p>
          </table:table-cell>
          <table:table-cell table:style-name="ce32" office:value-type="string">
            <text:p>Abschreibungen auf Sachanlagen</text:p>
          </table:table-cell>
          <table:table-cell table:style-name="ce32" office:value-type="string">
            <text:p>Abschreibung auf immaterielle Vermögensgegenstände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7-a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280">
            <text:p>6280</text:p>
          </table:table-cell>
          <table:table-cell table:style-name="ce32" office:value-type="string">
            <text:p>Forderungsverluste aus Darlehen</text:p>
          </table:table-cell>
          <table:table-cell table:style-name="ce34" office:value-type="string">
            <text:p>Forderungsverluste soweit unüblich hoch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7-b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 office:value-type="string">
            <text:p>z.B. Darlehen o. USt.</text:p>
          </table:table-cell>
          <table:table-cell table:style-name="ce123" office:value-type="float" office:value="5711">
            <text:p>5711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286">
            <text:p>6286</text:p>
          </table:table-cell>
          <table:table-cell table:style-name="ce32" office:value-type="string">
            <text:p>Forderungsverluste aus Ware USt.-pflichtig</text:p>
          </table:table-cell>
          <table:table-cell table:style-name="ce34" office:value-type="string">
            <text:p>Forderungsverluste USt.-pflichtig soweit unüblich hoch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7-b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 office:value-type="string">
            <text:p>z.B. Ware mit USt.</text:p>
          </table:table-cell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6300">
            <text:p>6300</text:p>
          </table:table-cell>
          <table:table-cell table:style-name="ce32" office:value-type="string">
            <text:p>* Sonstige betriebliche Aufwendungen</text:p>
          </table:table-cell>
          <table:table-cell office:value-type="string">
            <text:p>Default other expense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_EXPENSE_ACCT</text:p>
          </table:table-cell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320">
            <text:p>6320</text:p>
          </table:table-cell>
          <table:table-cell table:style-name="ce32" office:value-type="string">
            <text:p>Heizung</text:p>
          </table:table-cell>
          <table:table-cell table:style-name="ce34" office:value-type="string">
            <text:p>Heizung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5101">
            <text:p>5101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325">
            <text:p>6325</text:p>
          </table:table-cell>
          <table:table-cell table:style-name="ce32" office:value-type="string">
            <text:p>Gas- Strom- Wasser</text:p>
          </table:table-cell>
          <table:table-cell table:style-name="ce34" office:value-type="string">
            <text:p>Gas- Strom- Wasser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5102">
            <text:p>5102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335">
            <text:p>6335</text:p>
          </table:table-cell>
          <table:table-cell table:style-name="ce32" office:value-type="string">
            <text:p>Instandhaltung betrieblicher Räume</text:p>
          </table:table-cell>
          <table:table-cell table:style-name="ce34" office:value-type="string">
            <text:p>Instandhaltung betrieblicher Räume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5100">
            <text:p>510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350">
            <text:p>6350</text:p>
          </table:table-cell>
          <table:table-cell table:style-name="ce32" office:value-type="string">
            <text:p>Grundstücksaufwendungen betrieblich</text:p>
          </table:table-cell>
          <table:table-cell table:style-name="ce34" office:value-type="string">
            <text:p>Grundstücksaufwendungen betrieblich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string">
            <text:p>2200 bis 226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400">
            <text:p>6400</text:p>
          </table:table-cell>
          <table:table-cell table:style-name="ce32" office:value-type="string">
            <text:p>Versicherungen allgemein</text:p>
          </table:table-cell>
          <table:table-cell table:style-name="ce34" office:value-type="string">
            <text:p>Versicherung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5805">
            <text:p>5805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420">
            <text:p>6420</text:p>
          </table:table-cell>
          <table:table-cell table:style-name="ce32" office:value-type="string">
            <text:p>Beiträge </text:p>
          </table:table-cell>
          <table:table-cell table:style-name="ce34" office:value-type="string">
            <text:p>Beiträge 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5201">
            <text:p>5201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520">
            <text:p>6520</text:p>
          </table:table-cell>
          <table:table-cell table:style-name="ce32" office:value-type="string">
            <text:p>Kfz-Versicherungen</text:p>
          </table:table-cell>
          <table:table-cell table:style-name="ce34" office:value-type="string">
            <text:p>Kfz-Versicherung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5602">
            <text:p>5602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530">
            <text:p>6530</text:p>
          </table:table-cell>
          <table:table-cell table:style-name="ce32" office:value-type="string">
            <text:p>Laufende Kfz-Betriebskosten</text:p>
          </table:table-cell>
          <table:table-cell table:style-name="ce34" office:value-type="string">
            <text:p>Laufende Kfz-Betriebskost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5600">
            <text:p>560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540">
            <text:p>6540</text:p>
          </table:table-cell>
          <table:table-cell table:style-name="ce32" office:value-type="string">
            <text:p>Kfz-Reparaturen</text:p>
          </table:table-cell>
          <table:table-cell table:style-name="ce34" office:value-type="string">
            <text:p>Kfz-Reparatur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string">
            <text:p>5607 bis 5642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600">
            <text:p>6600</text:p>
          </table:table-cell>
          <table:table-cell table:style-name="ce32" office:value-type="string">
            <text:p>Werbekosten Inserate etc.</text:p>
          </table:table-cell>
          <table:table-cell table:style-name="ce32" office:value-type="string">
            <text:p>Werbekost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string">
            <text:p>5401, 543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601">
            <text:p>6601</text:p>
          </table:table-cell>
          <table:table-cell table:style-name="ce32" office:value-type="string">
            <text:p>Werbekosten Gastro-Kunden (Anzeigen)</text:p>
          </table:table-cell>
          <table:table-cell table:style-name="ce32" office:value-type="string">
            <text:p>Werbekost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 office:value-type="string">
            <text:p>Werbekosten Gastro-Kunden (Anzeigen)</text:p>
          </table:table-cell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610">
            <text:p>6610</text:p>
          </table:table-cell>
          <table:table-cell table:style-name="ce32" office:value-type="string">
            <text:p>Geschenke abzugsfähig (auch Blumen)</text:p>
          </table:table-cell>
          <table:table-cell table:style-name="ce34" office:value-type="string">
            <text:p>Geschenke abzugsfähig ohne § 37b EStG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5400">
            <text:p>540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630">
            <text:p>6630</text:p>
          </table:table-cell>
          <table:table-cell table:style-name="ce32" office:value-type="string">
            <text:p>Kosten für Anbahnung von Geschäften</text:p>
          </table:table-cell>
          <table:table-cell table:style-name="ce34" office:value-type="string">
            <text:p>Repräsentationskost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5420">
            <text:p>542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640">
            <text:p>6640</text:p>
          </table:table-cell>
          <table:table-cell table:style-name="ce32" office:value-type="string">
            <text:p>Bewirtungskosten</text:p>
          </table:table-cell>
          <table:table-cell table:style-name="ce34" office:value-type="string">
            <text:p>Bewirtungskost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5421">
            <text:p>5421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650">
            <text:p>6650</text:p>
          </table:table-cell>
          <table:table-cell table:style-name="ce32" office:value-type="string">
            <text:p>Reisekosten Arbeitnehmer</text:p>
          </table:table-cell>
          <table:table-cell table:style-name="ce34" office:value-type="string">
            <text:p>Reisekosten Arbeitnehmer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5411">
            <text:p>5411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663">
            <text:p>6663</text:p>
          </table:table-cell>
          <table:table-cell table:style-name="ce32" office:value-type="string">
            <text:p>Reisekosten Arbeitnehmer Fahrkosten</text:p>
          </table:table-cell>
          <table:table-cell table:style-name="ce34" office:value-type="string">
            <text:p>Reisekosten Arbeitnehmer Fahrkost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5410">
            <text:p>541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668">
            <text:p>6668</text:p>
          </table:table-cell>
          <table:table-cell table:style-name="ce32" office:value-type="string">
            <text:p>Kilometergelderstattung Arbeitnehmer</text:p>
          </table:table-cell>
          <table:table-cell table:style-name="ce34" office:value-type="string">
            <text:p>Kilometergelderstattung Arbeitnehmer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673">
            <text:p>6673</text:p>
          </table:table-cell>
          <table:table-cell table:style-name="ce32" office:value-type="string">
            <text:p>Reisekosten Unternehmer Fahrkosten</text:p>
          </table:table-cell>
          <table:table-cell table:style-name="ce34" office:value-type="string">
            <text:p>Reisekosten Unternehmer Fahrkost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5412">
            <text:p>5412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800">
            <text:p>6800</text:p>
          </table:table-cell>
          <table:table-cell table:style-name="ce32" office:value-type="string">
            <text:p>Porto</text:p>
          </table:table-cell>
          <table:table-cell table:style-name="ce34" office:value-type="string">
            <text:p>Porto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5802">
            <text:p>5802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805">
            <text:p>6805</text:p>
          </table:table-cell>
          <table:table-cell table:style-name="ce32" office:value-type="string">
            <text:p>Telefon</text:p>
          </table:table-cell>
          <table:table-cell table:style-name="ce34" office:value-type="string">
            <text:p>Telefo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5803">
            <text:p>5803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815">
            <text:p>6815</text:p>
          </table:table-cell>
          <table:table-cell table:style-name="ce32" office:value-type="string">
            <text:p>Büromaterial</text:p>
          </table:table-cell>
          <table:table-cell table:style-name="ce34" office:value-type="string">
            <text:p>Bürobedarf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5801">
            <text:p>5801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816">
            <text:p>6816</text:p>
          </table:table-cell>
          <table:table-cell table:style-name="ce32" office:value-type="string">
            <text:p>EDV-Kosten</text:p>
          </table:table-cell>
          <table:table-cell table:style-name="ce32" office:value-type="string">
            <text:p>Bürobedarf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5804">
            <text:p>5804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825">
            <text:p>6825</text:p>
          </table:table-cell>
          <table:table-cell table:style-name="ce32" office:value-type="string">
            <text:p>Rechts- und Beratungskosten</text:p>
          </table:table-cell>
          <table:table-cell table:style-name="ce34" office:value-type="string">
            <text:p>Rechts- und Beratungskost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5806">
            <text:p>5806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850">
            <text:p>6850</text:p>
          </table:table-cell>
          <table:table-cell table:style-name="ce32" office:value-type="string">
            <text:p>Allgemeine Verwaltung Betriebskosten</text:p>
          </table:table-cell>
          <table:table-cell table:style-name="ce34" office:value-type="string">
            <text:p>Sonstiger Betriebsbedarf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string">
            <text:p>5800, 5807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6855">
            <text:p>6855</text:p>
          </table:table-cell>
          <table:table-cell table:style-name="ce32" office:value-type="string">
            <text:p>Nebenkosten des Geldverkehrs</text:p>
          </table:table-cell>
          <table:table-cell table:style-name="ce34" office:value-type="string">
            <text:p>Nebenkosten des Gedverkehrs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 office:value-type="string">
            <text:p>B_EXPENSE_ACCT</text:p>
          </table:table-cell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34" office:value-type="string">
            <text:p>Bankgebühren, etc.</text:p>
          </table:table-cell>
          <table:table-cell table:style-name="ce123" office:value-type="float" office:value="5302">
            <text:p>5302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6858">
            <text:p>6858</text:p>
          </table:table-cell>
          <table:table-cell table:number-columns-repeated="2" table:style-name="ce32" office:value-type="string">
            <text:p>Wertpapier – Aufwendung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2010">
            <text:p>201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6930">
            <text:p>6930</text:p>
          </table:table-cell>
          <table:table-cell table:style-name="ce32" office:value-type="string">
            <text:p>* Forderungsverluste (übliche Höhe)</text:p>
          </table:table-cell>
          <table:table-cell table:style-name="ce34" office:value-type="string">
            <text:p>Forderungsverluste (übliche Höhe)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WRITEOFF_ACCT</text:p>
          </table:table-cell>
          <table:table-cell table:style-name="ce65" office:value-type="string">
            <text:p>U-ERT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7010">
            <text:p>7010</text:p>
          </table:table-cell>
          <table:table-cell table:number-columns-repeated="2" table:style-name="ce32" office:value-type="string">
            <text:p>Wertpapier-Erträge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10-z2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 office:value-type="float" office:value="2400">
            <text:p>240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7020">
            <text:p>7020</text:p>
          </table:table-cell>
          <table:table-cell table:style-name="ce32" office:value-type="string">
            <text:p>Zinserträge Zinsabschlagsteuer</text:p>
          </table:table-cell>
          <table:table-cell table:style-name="ce32" office:value-type="string">
            <text:p>Zins- und Dividendenerträge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10-z2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7021">
            <text:p>7021</text:p>
          </table:table-cell>
          <table:table-cell table:style-name="ce32" office:value-type="string">
            <text:p>Zinserträge Solidaritätszuschlag</text:p>
          </table:table-cell>
          <table:table-cell table:style-name="ce32" office:value-type="string">
            <text:p>Zins- und Dividendenerträge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10-z2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7100">
            <text:p>7100</text:p>
          </table:table-cell>
          <table:table-cell table:style-name="ce32" office:value-type="string">
            <text:p>Zinsen sonst. Und ähnliche Erträge</text:p>
          </table:table-cell>
          <table:table-cell table:style-name="ce47" office:value-type="string">
            <text:p>Sonstige Zinsen und ähnliche Erträge</text:p>
          </table:table-cell>
          <table:table-cell table:style-name="ce49" office:value-type="string">
            <text:p>Revenue</text:p>
          </table:table-cell>
          <table:table-cell table:style-name="ce49"/>
          <table:table-cell/>
          <table:table-cell table:style-name="ce49" office:value-type="string">
            <text:p>No</text:p>
          </table:table-cell>
          <table:table-cell table:style-name="ce58" office:value-type="string">
            <text:p>B_INTERESTREV_ACCT</text:p>
          </table:table-cell>
          <table:table-cell table:style-name="ce65" office:value-type="string">
            <text:p>GV-11-z2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7107">
            <text:p>7107</text:p>
          </table:table-cell>
          <table:table-cell table:style-name="ce32" office:value-type="string">
            <text:p>Zinserträge</text:p>
          </table:table-cell>
          <table:table-cell table:style-name="ce47" office:value-type="string">
            <text:p>Zinserträge – steuerfrei</text:p>
          </table:table-cell>
          <table:table-cell table:style-name="ce49" office:value-type="string">
            <text:p>Revenue</text:p>
          </table:table-cell>
          <table:table-cell table:style-name="ce49"/>
          <table:table-cell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11-z2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 office:value-type="float" office:value="4700">
            <text:p>470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7130">
            <text:p>7130</text:p>
          </table:table-cell>
          <table:table-cell table:style-name="ce32" office:value-type="string">
            <text:p>* Diskonterträge</text:p>
          </table:table-cell>
          <table:table-cell table:style-name="ce34" office:value-type="string">
            <text:p>Diskonterträge / Difference between payment and bank account currency</text:p>
          </table:table-cell>
          <table:table-cell table:style-name="ce49" office:value-type="string">
            <text:p>Revenu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B_SETTLEMENTGAIN_ACCT</text:p>
          </table:table-cell>
          <table:table-cell table:style-name="ce65" office:value-type="string">
            <text:p>U-AUF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7301">
            <text:p>7301</text:p>
          </table:table-cell>
          <table:table-cell table:style-name="ce32" office:value-type="string">
            <text:p>Zinsen auf Tantiemekonten</text:p>
          </table:table-cell>
          <table:table-cell table:style-name="ce32" office:value-type="string">
            <text:p>Zinsen und ähnliche Aufwendung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11-z2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7310">
            <text:p>7310</text:p>
          </table:table-cell>
          <table:table-cell table:style-name="ce32" office:value-type="string">
            <text:p>* Zinsaufwand kurzf Verbindl. /Fremdkapital</text:p>
          </table:table-cell>
          <table:table-cell table:style-name="ce34" office:value-type="string">
            <text:p>Zinsaufwand kurzf Verbindl. /Fremdkapital / Interest paid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B_INTERESTEXP_ACCT</text:p>
          </table:table-cell>
          <table:table-cell table:style-name="ce65" office:value-type="string">
            <text:p>U-AUF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5301">
            <text:p>5301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7320">
            <text:p>7320</text:p>
          </table:table-cell>
          <table:table-cell table:style-name="ce32" office:value-type="string">
            <text:p>Zinsaufwand für langfr. Verbindlichkeiten</text:p>
          </table:table-cell>
          <table:table-cell table:style-name="ce32" office:value-type="string">
            <text:p>Zinsaufwendungen für langfristige Verbindlichkeit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11-z2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7400">
            <text:p>7400</text:p>
          </table:table-cell>
          <table:table-cell table:number-columns-repeated="2" table:style-name="ce32" office:value-type="string">
            <text:p>außerordentliche Erträge</text:p>
          </table:table-cell>
          <table:table-cell table:style-name="ce49" office:value-type="string">
            <text:p>Revenu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15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H – Ertrag </text:p>
          </table:table-cell>
          <table:table-cell table:style-name="ce49"/>
          <table:table-cell table:style-name="ce123" office:value-type="float" office:value="4600">
            <text:p>460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7500">
            <text:p>7500</text:p>
          </table:table-cell>
          <table:table-cell table:number-columns-repeated="2" table:style-name="ce32" office:value-type="string">
            <text:p>außerordentliche Aufwendungen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16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3409">
            <text:p>3409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7610">
            <text:p>7610</text:p>
          </table:table-cell>
          <table:table-cell table:number-columns-repeated="2" table:style-name="ce32" office:value-type="string">
            <text:p>Gewerbesteuer 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18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5200">
            <text:p>520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7650">
            <text:p>7650</text:p>
          </table:table-cell>
          <table:table-cell table:style-name="ce32" office:value-type="string">
            <text:p>* Sonstige Steuern </text:p>
          </table:table-cell>
          <table:table-cell table:style-name="ce34" office:value-type="string">
            <text:p>Sonstige Steuern / Sales Tax paid to vendors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T_EXPENSE_ACCT</text:p>
          </table:table-cell>
          <table:table-cell table:style-name="ce65" office:value-type="string">
            <text:p>U-AUF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7685">
            <text:p>7685</text:p>
          </table:table-cell>
          <table:table-cell table:style-name="ce32" office:value-type="string">
            <text:p>Kfz-Steuer</text:p>
          </table:table-cell>
          <table:table-cell table:style-name="ce34" office:value-type="string">
            <text:p>Kfz-Steuer</text:p>
          </table:table-cell>
          <table:table-cell table:style-name="ce49" office:value-type="string">
            <text:p>Expense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GV-19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S – Aufwand</text:p>
          </table:table-cell>
          <table:table-cell table:style-name="ce49"/>
          <table:table-cell table:style-name="ce123" office:value-type="float" office:value="5601">
            <text:p>5601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9">
          <table:table-cell table:style-name="ce27" office:value-type="float" office:value="8900">
            <text:p>8900</text:p>
          </table:table-cell>
          <table:table-cell table:style-name="ce32" office:value-type="string">
            <text:p>*** Zwischenkonto Belegdifferenzen</text:p>
          </table:table-cell>
          <table:table-cell table:style-name="ce34" office:value-type="string">
            <text:p>Difference to make journal balance in source currency - needs to be solved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SUSPENSEBALANCING_ACCT</text:p>
          </table:table-cell>
          <table:table-cell table:style-name="ce65" office:value-type="string">
            <text:p>U-VER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Vortrags – Konto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9000">
            <text:p>9000</text:p>
          </table:table-cell>
          <table:table-cell table:style-name="ce32" office:value-type="string">
            <text:p>Schlussbilanz – Saldenvorträge</text:p>
          </table:table-cell>
          <table:table-cell table:style-name="ce32" office:value-type="string">
            <text:p>Schlussbilanz</text:p>
          </table:table-cell>
          <table:table-cell table:style-name="ce49" office:value-type="string">
            <text:p>Owner's Equity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5" office:value-type="string">
            <text:p>PA-V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Vortrags – Konto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9001">
            <text:p>9001</text:p>
          </table:table-cell>
          <table:table-cell table:style-name="ce32" office:value-type="string">
            <text:p>Eröffnungsbilanz – Saldenvorträge</text:p>
          </table:table-cell>
          <table:table-cell table:style-name="ce32" office:value-type="string">
            <text:p>Eröffnungsbilanz</text:p>
          </table:table-cell>
          <table:table-cell table:style-name="ce49" office:value-type="string">
            <text:p>Owner's Equity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/>
          <table:table-cell table:style-name="ce65" office:value-type="string">
            <text:p>PA-V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Vortrags – Konto</text:p>
          </table:table-cell>
          <table:table-cell table:style-name="ce49"/>
          <table:table-cell table:style-name="ce123" office:value-type="float" office:value="9100">
            <text:p>9100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9002">
            <text:p>9002</text:p>
          </table:table-cell>
          <table:table-cell table:style-name="ce32" office:value-type="string">
            <text:p>Eröffnungsbilanz – Zwischenkonto</text:p>
          </table:table-cell>
          <table:table-cell table:style-name="ce32" office:value-type="string">
            <text:p>altes Konto 9101 müsste immer den Saldo 0,00 Euro aufweisen</text:p>
          </table:table-cell>
          <table:table-cell table:style-name="ce49" office:value-type="string">
            <text:p>Owner's Equity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/>
          <table:table-cell table:style-name="ce65" office:value-type="string">
            <text:p>PA-V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Vortrags – Konto</text:p>
          </table:table-cell>
          <table:table-cell table:style-name="ce49"/>
          <table:table-cell table:style-name="ce123" office:value-type="float" office:value="9101">
            <text:p>9101</text:p>
          </table:table-cell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9007">
            <text:p>9007</text:p>
          </table:table-cell>
          <table:table-cell table:style-name="ce32" office:value-type="string">
            <text:p>G + V Vortragskonto – Saldenvorträge</text:p>
          </table:table-cell>
          <table:table-cell table:style-name="ce32" office:value-type="string">
            <text:p>G + V Vortragskonto</text:p>
          </table:table-cell>
          <table:table-cell table:style-name="ce49" office:value-type="string">
            <text:p>Owner's Equity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 office:value-type="string">
            <text:p>RETAINEDEARNING_ACCT</text:p>
          </table:table-cell>
          <table:table-cell table:style-name="ce65" office:value-type="string">
            <text:p>PA-IV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Vortrags – Konto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9900">
            <text:p>9900</text:p>
          </table:table-cell>
          <table:table-cell table:number-columns-repeated="2" table:style-name="ce32" office:value-type="string">
            <text:p>* SO Commitment</text:p>
          </table:table-cell>
          <table:table-cell table:style-name="ce49" office:value-type="string">
            <text:p>Memo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COMMITMENTOFFSETSALES_ACCT</text:p>
          </table:table-cell>
          <table:table-cell table:style-name="ce65" office:value-type="string">
            <text:p>U-SON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Vortrags – Konto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9902">
            <text:p>9902</text:p>
          </table:table-cell>
          <table:table-cell table:style-name="ce32" office:value-type="string">
            <text:p>* Burden (Absorbed)</text:p>
          </table:table-cell>
          <table:table-cell table:style-name="ce34" office:value-type="string">
            <text:p>Burden Absorbed account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_BURDEN_ACCT</text:p>
          </table:table-cell>
          <table:table-cell table:style-name="ce65" office:value-type="string">
            <text:p>U-AUF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Vortrags – Konto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9902">
            <text:p>9902</text:p>
          </table:table-cell>
          <table:table-cell table:number-columns-repeated="2" table:style-name="ce32" office:value-type="string">
            <text:p>* PO Commitment</text:p>
          </table:table-cell>
          <table:table-cell table:style-name="ce49" office:value-type="string">
            <text:p>Memo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COMMITMENTOFFSET_ACCT</text:p>
          </table:table-cell>
          <table:table-cell table:style-name="ce65" office:value-type="string">
            <text:p>U-SON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Vortrags – Konto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9903">
            <text:p>9903</text:p>
          </table:table-cell>
          <table:table-cell table:style-name="ce32" office:value-type="string">
            <text:p>* Cost Of Production</text:p>
          </table:table-cell>
          <table:table-cell table:style-name="ce34" office:value-type="string">
            <text:p>Cost Of Production Account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_COSTOFPRODUCTION_ACCT</text:p>
          </table:table-cell>
          <table:table-cell table:style-name="ce65" office:value-type="string">
            <text:p>U-AUF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Vortrags – Konto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9904">
            <text:p>9904</text:p>
          </table:table-cell>
          <table:table-cell table:style-name="ce32" office:value-type="string">
            <text:p>* Floor Stock</text:p>
          </table:table-cell>
          <table:table-cell table:style-name="ce34" office:value-type="string">
            <text:p>Floor Stock Account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_FLOORSTOCK_ACCT</text:p>
          </table:table-cell>
          <table:table-cell table:style-name="ce65" office:value-type="string">
            <text:p>U-VER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Vortrags – Konto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9905">
            <text:p>9905</text:p>
          </table:table-cell>
          <table:table-cell table:style-name="ce32" office:value-type="string">
            <text:p>* Labor (Absorbed)</text:p>
          </table:table-cell>
          <table:table-cell table:style-name="ce34" office:value-type="string">
            <text:p>Labor Absorbed account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_LABOR_ACCT</text:p>
          </table:table-cell>
          <table:table-cell table:style-name="ce65" office:value-type="string">
            <text:p>U-AUF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Vortrags – Konto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9906">
            <text:p>9906</text:p>
          </table:table-cell>
          <table:table-cell table:style-name="ce32" office:value-type="string">
            <text:p>* Method Change Variance</text:p>
          </table:table-cell>
          <table:table-cell table:style-name="ce34" office:value-type="string">
            <text:p>Account for Method Change Variance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_METHODCHANGEVARIANCE_ACCT</text:p>
          </table:table-cell>
          <table:table-cell table:style-name="ce65" office:value-type="string">
            <text:p>U-AUF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Vortrags – Konto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9907">
            <text:p>9907</text:p>
          </table:table-cell>
          <table:table-cell table:style-name="ce32" office:value-type="string">
            <text:p>* Mix Variance</text:p>
          </table:table-cell>
          <table:table-cell table:style-name="ce34" office:value-type="string">
            <text:p>Account for Mix Variance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_MIXVARIANCE_ACCT</text:p>
          </table:table-cell>
          <table:table-cell table:style-name="ce65" office:value-type="string">
            <text:p>U-AUF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Vortrags – Konto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9908">
            <text:p>9908</text:p>
          </table:table-cell>
          <table:table-cell table:style-name="ce32" office:value-type="string">
            <text:p>* Outside Processing (Subcontract)</text:p>
          </table:table-cell>
          <table:table-cell table:style-name="ce34" office:value-type="string">
            <text:p>Outside Processing Account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_OUTSIDEPROCESSING_ACCT</text:p>
          </table:table-cell>
          <table:table-cell table:style-name="ce65" office:value-type="string">
            <text:p>U-AUF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Vortrags – Konto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9909">
            <text:p>9909</text:p>
          </table:table-cell>
          <table:table-cell table:style-name="ce32" office:value-type="string">
            <text:p>* Overhead (Applied)</text:p>
          </table:table-cell>
          <table:table-cell table:style-name="ce34" office:value-type="string">
            <text:p>Overhead Applied account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_OVERHEAD_ACCT</text:p>
          </table:table-cell>
          <table:table-cell table:style-name="ce65" office:value-type="string">
            <text:p>U-AUF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Vortrags – Konto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9920">
            <text:p>9920</text:p>
          </table:table-cell>
          <table:table-cell table:style-name="ce32" office:value-type="string">
            <text:p>* Rate Variance</text:p>
          </table:table-cell>
          <table:table-cell table:style-name="ce34" office:value-type="string">
            <text:p>Account for Rate Variance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_RATEVARIANCE_ACCT</text:p>
          </table:table-cell>
          <table:table-cell table:style-name="ce65" office:value-type="string">
            <text:p>U-AUF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Vortrags – Konto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9921">
            <text:p>9921</text:p>
          </table:table-cell>
          <table:table-cell table:style-name="ce32" office:value-type="string">
            <text:p>* Scrap</text:p>
          </table:table-cell>
          <table:table-cell table:style-name="ce34" office:value-type="string">
            <text:p>Scrap Account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_SCRAP_ACCT</text:p>
          </table:table-cell>
          <table:table-cell table:style-name="ce65" office:value-type="string">
            <text:p>U-AUF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Vortrags – Konto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9922">
            <text:p>9922</text:p>
          </table:table-cell>
          <table:table-cell table:style-name="ce32" office:value-type="string">
            <text:p>* Using Variance</text:p>
          </table:table-cell>
          <table:table-cell table:style-name="ce34" office:value-type="string">
            <text:p>Account for Using Variance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_USAGEVARIANCE_ACCT</text:p>
          </table:table-cell>
          <table:table-cell table:style-name="ce65" office:value-type="string">
            <text:p>U-AUF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Vortrags – Konto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9923">
            <text:p>9923</text:p>
          </table:table-cell>
          <table:table-cell table:style-name="ce32" office:value-type="string">
            <text:p>* Work In Process</text:p>
          </table:table-cell>
          <table:table-cell table:style-name="ce34" office:value-type="string">
            <text:p>Work In Process Account</text:p>
          </table:table-cell>
          <table:table-cell table:style-name="ce49" office:value-type="string">
            <text:p>Asset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_WIP_ACCT</text:p>
          </table:table-cell>
          <table:table-cell table:style-name="ce65" office:value-type="string">
            <text:p>U-VER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Vortrags – Konto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7" office:value-type="float" office:value="9924">
            <text:p>9924</text:p>
          </table:table-cell>
          <table:table-cell table:style-name="ce32" office:value-type="string">
            <text:p>* Average Cost Variance</text:p>
          </table:table-cell>
          <table:table-cell table:style-name="ce34" office:value-type="string">
            <text:p>Account for Average Cost Variance</text:p>
          </table:table-cell>
          <table:table-cell table:style-name="ce49" office:value-type="string">
            <text:p>Expense</text:p>
          </table:table-cell>
          <table:table-cell table:style-name="ce49"/>
          <table:table-cell table:style-name="ce49" office:value-type="string">
            <text:p>Yes</text:p>
          </table:table-cell>
          <table:table-cell table:style-name="ce49" office:value-type="string">
            <text:p>No</text:p>
          </table:table-cell>
          <table:table-cell table:style-name="ce58" office:value-type="string">
            <text:p>P_AVERAGECOSTVARIANCE_ACCT</text:p>
          </table:table-cell>
          <table:table-cell table:style-name="ce65" office:value-type="string">
            <text:p>U-AUF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Vortrags – Konto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3">
          <table:table-cell table:style-name="ce26" office:value-type="float" office:value="9999">
            <text:p>9999</text:p>
          </table:table-cell>
          <table:table-cell table:number-columns-repeated="2" table:style-name="ce32" office:value-type="string">
            <text:p>Durchlaufende Posten ohne Mehrwertsteuer</text:p>
          </table:table-cell>
          <table:table-cell table:style-name="ce49" office:value-type="string">
            <text:p>Asset</text:p>
          </table:table-cell>
          <table:table-cell table:style-name="ce49" table:number-columns-repeated="2"/>
          <table:table-cell table:style-name="ce49" office:value-type="string">
            <text:p>No</text:p>
          </table:table-cell>
          <table:table-cell table:style-name="ce58"/>
          <table:table-cell table:style-name="ce66" office:value-type="string">
            <text:p>AB-IV</text:p>
          </table:table-cell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 office:value-type="string">
            <text:p>Vortrags – Konto</text:p>
          </table:table-cell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8">
          <table:table-cell table:style-name="ce30"/>
          <table:table-cell table:style-name="ce39"/>
          <table:table-cell table:style-name="ce34"/>
          <table:table-cell/>
          <table:table-cell table:style-name="ce49" table:number-columns-repeated="2"/>
          <table:table-cell/>
          <table:table-cell table:style-name="ce58"/>
          <table:table-cell table:style-name="ce63"/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8" table:number-rows-repeated="65193">
          <table:table-cell table:style-name="ce30"/>
          <table:table-cell table:style-name="ce39"/>
          <table:table-cell table:style-name="ce34"/>
          <table:table-cell table:style-name="ce49" table:number-columns-repeated="4"/>
          <table:table-cell table:style-name="ce58"/>
          <table:table-cell table:style-name="ce63"/>
          <table:table-cell table:style-name="ce69"/>
          <table:table-cell table:style-name="ce98"/>
          <table:table-cell table:style-name="ce100" table:number-columns-repeated="2"/>
          <table:table-cell table:style-name="ce104"/>
          <table:table-cell table:style-name="ce109"/>
          <table:table-cell table:style-name="ce49" table:number-columns-repeated="5"/>
          <table:table-cell table:style-name="ce117"/>
          <table:table-cell table:style-name="ce49"/>
          <table:table-cell table:style-name="ce123"/>
          <table:table-cell table:style-name="ce49" table:number-columns-repeated="233"/>
          <table:table-cell table:style-name="ce54" table:number-columns-repeated="767"/>
          <table:table-cell/>
        </table:table-row>
        <table:table-row table:style-name="ro8" table:number-rows-repeated="98308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Kostenstellen" table:style-name="ta2">
        <table:table-column table:style-name="co21" table:default-cell-style-name="ce72"/>
        <table:table-column table:style-name="co22" table:default-cell-style-name="Default"/>
        <table:table-column table:style-name="co23" table:number-columns-repeated="1021" table:default-cell-style-name="Default"/>
        <table:table-row table:style-name="ro8">
          <table:table-cell table:style-name="ce73" office:value-type="string">
            <text:p>Value</text:p>
          </table:table-cell>
          <table:table-cell table:style-name="ce79" office:value-type="string">
            <text:p>Name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office:value-type="string">
            <text:p>BL20-Grund</text:p>
          </table:table-cell>
          <table:table-cell office:value-type="string">
            <text:p>Bleichpfad 20 – 22 Grundstück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office:value-type="string">
            <text:p>BL27-Grund</text:p>
          </table:table-cell>
          <table:table-cell office:value-type="string">
            <text:p>Bleichpfad 27 – 29 Grundstück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office:value-type="string">
            <text:p>BL20-Geb</text:p>
          </table:table-cell>
          <table:table-cell office:value-type="string">
            <text:p>Bleichpfad 20 – 22 Gebäude alle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office:value-type="string">
            <text:p>BL27-Geb</text:p>
          </table:table-cell>
          <table:table-cell office:value-type="string">
            <text:p>Bleichpfad 27 – 29 Gebäude alle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office:value-type="string">
            <text:p>BL20-Whg</text:p>
          </table:table-cell>
          <table:table-cell office:value-type="string">
            <text:p>Bleichpfad 20 – 22 Wohnungen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office:value-type="string">
            <text:p>BL20-Büro</text:p>
          </table:table-cell>
          <table:table-cell office:value-type="string">
            <text:p>Bleichpfad 20 – 22 Büro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office:value-type="string">
            <text:p>BL27-Büro</text:p>
          </table:table-cell>
          <table:table-cell office:value-type="string">
            <text:p>Bleichpfad 27 – 29 Büro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office:value-type="string">
            <text:p>BL20-Betrieb</text:p>
          </table:table-cell>
          <table:table-cell office:value-type="string">
            <text:p>Bleichpfad 20 – 22 Betrieb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office:value-type="string">
            <text:p>BL27-Betrieb</text:p>
          </table:table-cell>
          <table:table-cell office:value-type="string">
            <text:p>Bleichpfad 27 – 29 Betrieb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office:value-type="string">
            <text:p>BL27-HL1</text:p>
          </table:table-cell>
          <table:table-cell office:value-type="string">
            <text:p>Bleichpfad 27 – 29 / Halle 1 Neubau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office:value-type="string">
            <text:p>BL27-HL2</text:p>
          </table:table-cell>
          <table:table-cell office:value-type="string">
            <text:p>Bleichpfad 27 – 29 / Halle 2 Saftlager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office:value-type="string">
            <text:p>BL27-HL3</text:p>
          </table:table-cell>
          <table:table-cell office:value-type="string">
            <text:p>Bleichpfad 27 – 29 / Halle 3 Fassbier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office:value-type="string">
            <text:p>BL27-Hof</text:p>
          </table:table-cell>
          <table:table-cell office:value-type="string">
            <text:p>Bleichpfad 27 – 29 / Hofbefestigung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4" office:value-type="string">
            <text:p>BL27-Entw</text:p>
          </table:table-cell>
          <table:table-cell table:style-name="ce19" office:value-type="string">
            <text:p>Bleichpfad 27 – 29 / Entwässerungs-Anlage</text:p>
          </table:table-cell>
          <table:table-cell table:style-name="ce81" table:number-columns-repeated="2"/>
          <table:table-cell table:style-name="ce83"/>
          <table:table-cell table:style-name="ce85" table:number-columns-repeated="242"/>
          <table:table-cell table:style-name="ce19" table:number-columns-repeated="776"/>
        </table:table-row>
        <table:table-row table:style-name="ro8">
          <table:table-cell office:value-type="string">
            <text:p>Allg-HuG</text:p>
          </table:table-cell>
          <table:table-cell office:value-type="string">
            <text:p>Allgemeine Werte Haus und Grund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office:value-type="string">
            <text:p>Hü107</text:p>
          </table:table-cell>
          <table:table-cell office:value-type="string">
            <text:p>Hülser Straße 107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office:value-type="string">
            <text:p>König153</text:p>
          </table:table-cell>
          <table:table-cell office:value-type="string">
            <text:p>Königstraße 153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office:value-type="string">
            <text:p>Loh118</text:p>
          </table:table-cell>
          <table:table-cell office:value-type="string">
            <text:p>Lohstraße 118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office:value-type="string">
            <text:p>König-Loh</text:p>
          </table:table-cell>
          <table:table-cell office:value-type="string">
            <text:p>Königstr. 153 und Lohstr. 118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4" office:value-type="string">
            <text:p>Vinzenz11</text:p>
          </table:table-cell>
          <table:table-cell table:style-name="ce19" office:value-type="string">
            <text:p>Vinzenzstraße 11 – 13</text:p>
          </table:table-cell>
          <table:table-cell table:style-name="ce81" table:number-columns-repeated="2"/>
          <table:table-cell table:style-name="ce83"/>
          <table:table-cell table:style-name="ce85" table:number-columns-repeated="242"/>
          <table:table-cell table:style-name="ce19" table:number-columns-repeated="776"/>
        </table:table-row>
        <table:table-row table:style-name="ro8">
          <table:table-cell table:number-columns-repeated="2" office:value-type="string">
            <text:p>Leihmaterial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4" office:value-type="string">
            <text:p>Boni-DarlLief</text:p>
          </table:table-cell>
          <table:table-cell table:style-name="ce19" office:value-type="string">
            <text:p>Boni auf Darlehen von Lieferanten</text:p>
          </table:table-cell>
          <table:table-cell table:style-name="ce81" table:number-columns-repeated="2"/>
          <table:table-cell table:style-name="ce83"/>
          <table:table-cell table:style-name="ce85" table:number-columns-repeated="242"/>
          <table:table-cell table:style-name="ce19" table:number-columns-repeated="776"/>
        </table:table-row>
        <table:table-row table:style-name="ro8">
          <table:table-cell table:style-name="ce75" office:value-type="string">
            <text:p>KR-CA 880</text:p>
          </table:table-cell>
          <table:table-cell office:value-type="string">
            <text:p>Anh KR-CA 880 Ausschankwagen Rhenania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5" office:value-type="string">
            <text:p>KR-JB 808</text:p>
          </table:table-cell>
          <table:table-cell office:value-type="string">
            <text:p>MAN LKW gebr. 2013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5" office:value-type="string">
            <text:p>KR-JB 1408</text:p>
          </table:table-cell>
          <table:table-cell office:value-type="string">
            <text:p>FORD gebr. 2013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5" office:value-type="string">
            <text:p>KR-JB 248</text:p>
          </table:table-cell>
          <table:table-cell office:value-type="string">
            <text:p>LKW KR-JB 248 MB <text:s text:c="3"/>2004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5" office:value-type="string">
            <text:p>KR-JB 666</text:p>
          </table:table-cell>
          <table:table-cell office:value-type="string">
            <text:p>LKW KR-JB 666 MB <text:s text:c="3"/>2002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5" office:value-type="string">
            <text:p>KR-JB 103</text:p>
          </table:table-cell>
          <table:table-cell office:value-type="string">
            <text:p>LKW KR-JB 103 Iveco 6,5t <text:s/>2009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5" office:value-type="string">
            <text:p>KR-JB 47</text:p>
          </table:table-cell>
          <table:table-cell office:value-type="string">
            <text:p>LKW verkauft <text:s text:c="4"/>2012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5" office:value-type="string">
            <text:p>KR-BA 318</text:p>
          </table:table-cell>
          <table:table-cell office:value-type="string">
            <text:p>PKW KR-BA 318 VW Beetle <text:s text:c="2"/>2003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5" office:value-type="string">
            <text:p>KR-JB 54</text:p>
          </table:table-cell>
          <table:table-cell office:value-type="string">
            <text:p>PKW KR-JB 54 Daewoo <text:s text:c="3"/>2005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5" office:value-type="string">
            <text:p>KR-JB 318</text:p>
          </table:table-cell>
          <table:table-cell office:value-type="string">
            <text:p>PKW KR-JB 318 Renaut Espace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5" office:value-type="string">
            <text:p>KR-JB 38</text:p>
          </table:table-cell>
          <table:table-cell office:value-type="string">
            <text:p>Anh KR-JB 38 Ausschankwagen Heineken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5" office:value-type="string">
            <text:p>KR-JB <text:s/>567</text:p>
          </table:table-cell>
          <table:table-cell office:value-type="string">
            <text:p>LKW KR-JB 567 Iveco 12t <text:s text:c="3"/>2011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5" office:value-type="string">
            <text:p>KR-JB 1359</text:p>
          </table:table-cell>
          <table:table-cell office:value-type="string">
            <text:p>LKW KR-JB 1359 Iveco 12t <text:s text:c="2"/>2011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5" office:value-type="string">
            <text:p>KR-JB 1002</text:p>
          </table:table-cell>
          <table:table-cell office:value-type="string">
            <text:p>LKW KR-JB 1002 Iveco 12t <text:s text:c="2"/>2012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5" office:value-type="string">
            <text:p>KR-Gabelstapler</text:p>
          </table:table-cell>
          <table:table-cell office:value-type="string">
            <text:p>alle Gabelstapler zusammen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5" office:value-type="string">
            <text:p>KR-JB 160</text:p>
          </table:table-cell>
          <table:table-cell office:value-type="string">
            <text:p>LKW KR-JB 106 Iveco 12t <text:s text:c="2"/>2012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6" office:value-type="string">
            <text:p>KR-JB 1003</text:p>
          </table:table-cell>
          <table:table-cell table:style-name="ce19" office:value-type="string">
            <text:p>LKW KR-JB 1003 Iveco Kastenwagen <text:s text:c="2"/>2012</text:p>
          </table:table-cell>
          <table:table-cell table:style-name="ce81" table:number-columns-repeated="2"/>
          <table:table-cell table:style-name="ce83"/>
          <table:table-cell table:style-name="ce85" table:number-columns-repeated="242"/>
          <table:table-cell table:style-name="ce19" table:number-columns-repeated="776"/>
        </table:table-row>
        <table:table-row table:style-name="ro8">
          <table:table-cell office:value-type="string">
            <text:p>M-König Gast</text:p>
          </table:table-cell>
          <table:table-cell office:value-type="string">
            <text:p>Miet-Erträge – Königstr. 153 / Gaststätte (Lenzen u. Juran)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5" office:value-type="string">
            <text:p>M-BL20 Leerstand</text:p>
          </table:table-cell>
          <table:table-cell office:value-type="string">
            <text:p>Miet-Erträge – Bleichpfad 20 – 22 / Leerstand <text:s text:c="2"/>EG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5" office:value-type="string">
            <text:p>M-BL20 MB</text:p>
          </table:table-cell>
          <table:table-cell office:value-type="string">
            <text:p>Miet-Erträge – Bleichpfad 20 – 22 / Martin-Bayen <text:s/>I.OG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5" office:value-type="string">
            <text:p>M-BL20 Hobeck</text:p>
          </table:table-cell>
          <table:table-cell office:value-type="string">
            <text:p>Miet-Erträge – Bleichpfad 20 – 22 / Hobeck <text:s text:c="2"/>II.OG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5" office:value-type="string">
            <text:p>M-BL20 Starck</text:p>
          </table:table-cell>
          <table:table-cell office:value-type="string">
            <text:p>Miet-Erträge – Bleichpfad 20 – 22 / Starck <text:s text:c="2"/>II.OG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5" office:value-type="string">
            <text:p>M-BL20 TB</text:p>
          </table:table-cell>
          <table:table-cell office:value-type="string">
            <text:p>Miet-Erträge – Bleichpfad 20 – 22 / T. Bayen <text:s/>I.OG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5" office:value-type="string">
            <text:p>M-BL20 Lotz</text:p>
          </table:table-cell>
          <table:table-cell office:value-type="string">
            <text:p>Miet-Erträge – Bleichpfad 20 – 22 / Lotz <text:s/>II.OG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office:value-type="string">
            <text:p>M-Hü107 Whg</text:p>
          </table:table-cell>
          <table:table-cell office:value-type="string">
            <text:p>Miet-Erträge – Hülser Str. 107 / Wohnung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office:value-type="string">
            <text:p>M-Hü107 Gast</text:p>
          </table:table-cell>
          <table:table-cell office:value-type="string">
            <text:p>Miet-Erträge – Hülser Str. 107 / Gaststätte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office:value-type="string">
            <text:p>M-Loh Gast</text:p>
          </table:table-cell>
          <table:table-cell office:value-type="string">
            <text:p>Miet-Erträge – Lohstr. 118 / Gaststätte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office:value-type="string">
            <text:p>M-Loh Wohn</text:p>
          </table:table-cell>
          <table:table-cell office:value-type="string">
            <text:p>Miet-Erträge – Lohstr. 118 / Wohnung</text:p>
          </table:table-cell>
          <table:table-cell table:style-name="ce80" table:number-columns-repeated="2"/>
          <table:table-cell table:style-name="ce82"/>
          <table:table-cell table:style-name="ce84" table:number-columns-repeated="242"/>
          <table:table-cell table:number-columns-repeated="776"/>
        </table:table-row>
        <table:table-row table:style-name="ro8">
          <table:table-cell table:style-name="ce77" office:value-type="string">
            <text:p>M-König Bako</text:p>
          </table:table-cell>
          <table:table-cell office:value-type="string">
            <text:p>Miet-Erträge – Königstr. 153 / Bakoura <text:s text:c="2"/>I.OG rechts</text:p>
          </table:table-cell>
          <table:table-cell table:number-columns-repeated="1021"/>
        </table:table-row>
        <table:table-row table:style-name="ro8">
          <table:table-cell table:style-name="ce77" office:value-type="string">
            <text:p>M-König Lufen</text:p>
          </table:table-cell>
          <table:table-cell office:value-type="string">
            <text:p>Miet-Erträge – Königstr. 153 / Lufen <text:s text:c="2"/>I.OG links</text:p>
          </table:table-cell>
          <table:table-cell table:number-columns-repeated="1021"/>
        </table:table-row>
        <table:table-row table:style-name="ro8">
          <table:table-cell table:style-name="ce77" office:value-type="string">
            <text:p>M-König Drago</text:p>
          </table:table-cell>
          <table:table-cell office:value-type="string">
            <text:p>Miet-Erträge – Königstr. 153 / Dragolovcanin <text:s/>II.OG rechts</text:p>
          </table:table-cell>
          <table:table-cell table:number-columns-repeated="1021"/>
        </table:table-row>
        <table:table-row table:style-name="ro8">
          <table:table-cell table:style-name="ce78" office:value-type="string">
            <text:p>M-König Kiss</text:p>
          </table:table-cell>
          <table:table-cell table:style-name="ce19" office:value-type="string">
            <text:p>Miet-Erträge – Königstr. 153 / Kiss Gabor <text:s text:c="2"/>II.OG links</text:p>
          </table:table-cell>
          <table:table-cell table:style-name="ce19" table:number-columns-repeated="1021"/>
        </table:table-row>
        <table:table-row table:style-name="ro8">
          <table:table-cell office:value-type="string">
            <text:p>MW Richter WP</text:p>
          </table:table-cell>
          <table:table-cell office:value-type="string">
            <text:p>Mehrwert Richter – Wertpapiere</text:p>
          </table:table-cell>
          <table:table-cell table:number-columns-repeated="1021"/>
        </table:table-row>
        <table:table-row table:style-name="ro8">
          <table:table-cell office:value-type="string">
            <text:p>MW Bayen WP</text:p>
          </table:table-cell>
          <table:table-cell office:value-type="string">
            <text:p>Mehrwert HJ Bayen – Wertpapiere</text:p>
          </table:table-cell>
          <table:table-cell table:number-columns-repeated="1021"/>
        </table:table-row>
        <table:table-row table:style-name="ro8">
          <table:table-cell office:value-type="string">
            <text:p>MW Bayen GWG</text:p>
          </table:table-cell>
          <table:table-cell office:value-type="string">
            <text:p>Mehrwert HJ Bayen – GWG</text:p>
          </table:table-cell>
          <table:table-cell table:number-columns-repeated="1021"/>
        </table:table-row>
        <table:table-row table:style-name="ro8">
          <table:table-cell office:value-type="string">
            <text:p>MW Richter Grund</text:p>
          </table:table-cell>
          <table:table-cell office:value-type="string">
            <text:p>Mehrwert Richter – Grundstück</text:p>
          </table:table-cell>
          <table:table-cell table:number-columns-repeated="1021"/>
        </table:table-row>
        <table:table-row table:style-name="ro8">
          <table:table-cell office:value-type="string">
            <text:p>MW Bayen Grund</text:p>
          </table:table-cell>
          <table:table-cell office:value-type="string">
            <text:p>Mehrwert HJ Bayen – Grundstück</text:p>
          </table:table-cell>
          <table:table-cell table:number-columns-repeated="1021"/>
        </table:table-row>
        <table:table-row table:style-name="ro8">
          <table:table-cell office:value-type="string">
            <text:p>MW Richter Bauten</text:p>
          </table:table-cell>
          <table:table-cell office:value-type="string">
            <text:p>Mehrwert Richter – Gebäude</text:p>
          </table:table-cell>
          <table:table-cell table:number-columns-repeated="1021"/>
        </table:table-row>
        <table:table-row table:style-name="ro8">
          <table:table-cell office:value-type="string">
            <text:p>MW Bayen Bauten</text:p>
          </table:table-cell>
          <table:table-cell office:value-type="string">
            <text:p>Mehrwert HJ Bayen – Gebäude</text:p>
          </table:table-cell>
          <table:table-cell table:number-columns-repeated="1021"/>
        </table:table-row>
        <table:table-row table:style-name="ro8" table:number-rows-repeated="65468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Kostenstellen Objekte" table:style-name="ta2">
        <table:table-column table:style-name="co23" table:default-cell-style-name="ce86"/>
        <table:table-column table:style-name="co24" table:default-cell-style-name="ce87"/>
        <table:table-column table:style-name="co25" table:default-cell-style-name="ce88"/>
        <table:table-column table:style-name="co23" table:number-columns-repeated="4" table:default-cell-style-name="ce88"/>
        <table:table-column table:style-name="co23" table:default-cell-style-name="ce89"/>
        <table:table-column table:style-name="co23" table:default-cell-style-name="ce90"/>
        <table:table-column table:style-name="co23" table:default-cell-style-name="ce91"/>
        <table:table-column table:style-name="co23" table:default-cell-style-name="ce92"/>
        <table:table-column table:style-name="co23" table:number-columns-repeated="3" table:default-cell-style-name="ce91"/>
        <table:table-column table:style-name="co23" table:default-cell-style-name="ce92"/>
        <table:table-column table:style-name="co23" table:number-columns-repeated="242" table:default-cell-style-name="ce88"/>
        <table:table-row table:style-name="ro8">
          <table:table-cell office:value-type="string">
            <text:p>068 001</text:p>
          </table:table-cell>
          <table:table-cell office:value-type="string">
            <text:p>EINR 001 HAUS BOVE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040</text:p>
          </table:table-cell>
          <table:table-cell office:value-type="string">
            <text:p>EINR 040 DRAAKEN / SCHNITZLER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047</text:p>
          </table:table-cell>
          <table:table-cell office:value-type="string">
            <text:p>EINR 047 NATALE BELLA NAPOLI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051</text:p>
          </table:table-cell>
          <table:table-cell office:value-type="string">
            <text:p>EINR 051 LEWI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053</text:p>
          </table:table-cell>
          <table:table-cell office:value-type="string">
            <text:p>EINR 053 TRESOR ST ANTON 108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055</text:p>
          </table:table-cell>
          <table:table-cell office:value-type="string">
            <text:p>EINR 055 SONDENHEIMER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084</text:p>
          </table:table-cell>
          <table:table-cell office:value-type="string">
            <text:p>EINR 084 ZUM INTERCITY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130</text:p>
          </table:table-cell>
          <table:table-cell office:value-type="string">
            <text:p>EINR 130 BOSTON-TIFF ST ANT 22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150</text:p>
          </table:table-cell>
          <table:table-cell office:value-type="string">
            <text:p>EINR 150 STADTWALDHAUS LANG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244</text:p>
          </table:table-cell>
          <table:table-cell office:value-type="string">
            <text:p>EINR 244 EGELSBERG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323</text:p>
          </table:table-cell>
          <table:table-cell office:value-type="string">
            <text:p>EINR 323 TANNEN 51/ROMANI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324</text:p>
          </table:table-cell>
          <table:table-cell office:value-type="string">
            <text:p>EINR 324 ANDREASKLAUSE RHEINST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325</text:p>
          </table:table-cell>
          <table:table-cell office:value-type="string">
            <text:p>EINR 325 WILLEMS ZUM ATT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334</text:p>
          </table:table-cell>
          <table:table-cell office:value-type="string">
            <text:p>EINR 334 TREFFP BLEICHPF 72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346</text:p>
          </table:table-cell>
          <table:table-cell office:value-type="string">
            <text:p>EINR 346 FELBELSTR. 49/51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350</text:p>
          </table:table-cell>
          <table:table-cell office:value-type="string">
            <text:p>EINR 350 FASSKELLER HÜLSER STR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428</text:p>
          </table:table-cell>
          <table:table-cell office:value-type="string">
            <text:p>EINR 428 CASINO MÜHLE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440</text:p>
          </table:table-cell>
          <table:table-cell office:value-type="string">
            <text:p>EINR 440 CAFE EPOCA SCHWANENM.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465</text:p>
          </table:table-cell>
          <table:table-cell office:value-type="string">
            <text:p>EINR 465 VISIELLO MAMA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581</text:p>
          </table:table-cell>
          <table:table-cell office:value-type="string">
            <text:p>EINR 581 BLAUER ENGEL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603</text:p>
          </table:table-cell>
          <table:table-cell office:value-type="string">
            <text:p>EINR 603 HEIMANNSECK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636</text:p>
          </table:table-cell>
          <table:table-cell office:value-type="string">
            <text:p>EINR 636 MARKTSTR. 152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696</text:p>
          </table:table-cell>
          <table:table-cell office:value-type="string">
            <text:p>EINR 696 BEYER-ERME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700</text:p>
          </table:table-cell>
          <table:table-cell office:value-type="string">
            <text:p>EINR 700 WEITHEN JUNGLE TOW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702</text:p>
          </table:table-cell>
          <table:table-cell office:value-type="string">
            <text:p>EINR 702 JUNGLE TOWN MG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760</text:p>
          </table:table-cell>
          <table:table-cell office:value-type="string">
            <text:p>EINR 760 VFB UERDINGE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766</text:p>
          </table:table-cell>
          <table:table-cell office:value-type="string">
            <text:p>EINR 766 PEMPELFURTSTR. 58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784</text:p>
          </table:table-cell>
          <table:table-cell office:value-type="string">
            <text:p>EINR 784 JAZZKELLER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  <table:table-row table:style-name="ro8">
          <table:table-cell office:value-type="string">
            <text:p>068 836</text:p>
          </table:table-cell>
          <table:table-cell office:value-type="string">
            <text:p>EINR 836 GRAFF / THEKE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">
            <text:p>0680</text:p>
          </table:table-cell>
          <table:table-cell table:number-columns-repeated="248"/>
        </table:table-row>
      </table:table>
      <table:named-expressions/>
      <table:database-ranges>
        <table:database-range table:name="__Anonymous_Sheet_DB__0" table:target-range-address="Kontenplan.A1:Kontenplan.W30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Times New Roman" svg:font-family="'Times New Roman'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0" number:min-integer-digits="4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6"/>
    </number:number-style>
    <number:number-style style:name="N116">
      <number:number number:decimal-places="0" number:min-integer-digits="8"/>
    </number:number-style>
    <number:number-style style:name="N117">
      <number:number number:decimal-places="0" number:min-integer-digits="7"/>
    </number:number-style>
    <number:number-style style:name="N118">
      <number:number number:decimal-places="0" number:min-integer-digits="6">
        <number:embedded-text number:position="2"> </number:embedded-text>
      </number:number>
    </number:number-style>
    <number:number-style style:name="N119">
      <number:number number:decimal-places="0" number:min-integer-digits="6">
        <number:embedded-text number:position="2"> </number:embedded-text>
      </number:number>
      <number:text> </number:text>
    </number:number-style>
    <number:number-style style:name="N120">
      <number:number number:decimal-places="0" number:min-integer-digits="3"/>
    </number:number-style>
    <number:number-style style:name="N121">
      <number:number number:decimal-places="0" number:min-integer-digits="3" number:grouping="true"/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padding="0.071cm" style:rotation-align="none"/>
      <style:text-properties style:font-name="Arial"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ummenkonto" style:family="table-cell" style:parent-style-name="Default" style:data-style-name="N110">
      <style:table-cell-properties style:text-align-source="fix" style:repeat-content="false" fo:background-color="transparent"/>
      <style:paragraph-properties fo:text-align="start"/>
      <style:text-properties fo:color="#ff00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251cm" fo:margin-bottom="2cm" fo:margin-left="1.946cm" fo:margin-right="1cm" style:scale-to="100%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Seite </text:span><text:span text:style-name="MT1"><text:page-number>1</text:page-number></text:span><text:span text:style-name="MT1"> von </text:span><text:span text:style-name="MT1"><text:page-count>99</text:page-count></text:span></text:p>
      </style:footer>
      <style:footer-left style:display="false">
        <text:p><text:span text:style-name="MT1">Seite </text:span><text:span text:style-name="MT1"><text:page-number>1</text:page-number></text:span><text:span text:style-name="MT1"> von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5</meta:editing-cycles>
    <meta:editing-duration>PT16H15M49S</meta:editing-duration>
    <meta:generator>LibreOffice/3.5$Linux_X86_64 LibreOffice_project/350m1$Build-2</meta:generator>
    <meta:creation-date>2013-02-20T13:16:56</meta:creation-date>
    <dc:date>2014-05-01T16:10:52</dc:date>
    <dc:creator>Thomas Bayen</dc:creator>
    <meta:printed-by>Alexandra Pestner</meta:printed-by>
    <meta:print-date>2013-02-27T13:45:30</meta:print-date>
    <meta:document-statistic meta:table-count="3" meta:cell-count="2762" meta:object-count="0"/>
    <meta:user-defined meta:name="Info 1"/>
    <meta:user-defined meta:name="Info 2"/>
    <meta:user-defined meta:name="Info 3"/>
    <meta:user-defined meta:name="Info 4"/>
  </office:meta>
</office:document-meta>
</file>